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opacity="100%" draw:textarea-horizontal-align="justify" draw:textarea-vertical-align="middle" draw:auto-grow-height="false" fo:min-height="18.75cm" fo:min-width="27.2cm"/>
    </style:style>
    <style:style style:name="gr2" style:family="graphic" style:parent-style-name="standard">
      <style:graphic-properties svg:stroke-color="#000000" draw:fill="none" draw:fill-color="#666666" draw:textarea-horizontal-align="justify" draw:textarea-vertical-align="middle" draw:auto-grow-height="false" fo:min-height="6.95cm" fo:min-width="9.9cm"/>
    </style:style>
    <style:style style:name="gr3" style:family="graphic" style:parent-style-name="standard">
      <style:graphic-properties svg:stroke-color="#666666" draw:fill-color="#666666" draw:textarea-horizontal-align="justify" draw:textarea-vertical-align="middle" draw:auto-grow-height="false" fo:min-height="18.75cm" fo:min-width="13.4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9.25cm" fo:min-width="9.9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draw:fill="none" fo:min-height="1.894cm"/>
    </style:style>
    <style:style style:name="gr7" style:family="graphic" style:parent-style-name="standard">
      <style:graphic-properties svg:stroke-color="#000000" draw:fill="none" draw:fill-color="#666666" draw:textarea-horizontal-align="justify" draw:textarea-vertical-align="middle" draw:auto-grow-height="false" fo:min-height="3.35cm" fo:min-width="4.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9cm"/>
    </style:style>
    <style:style style:name="gr9" style:family="graphic" style:parent-style-name="standard">
      <style:graphic-properties svg:stroke-color="#666666" draw:fill="none" draw:fill-color="#666666" draw:textarea-horizontal-align="justify" draw:textarea-vertical-align="middle" draw:auto-grow-height="false" fo:min-height="1.05cm" fo:min-width="8.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4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84cm"/>
    </style:style>
    <style:style style:name="gr13" style:family="graphic" style:parent-style-name="standard">
      <style:graphic-properties svg:stroke-color="#7da7d8" draw:fill-color="#7da7d8" draw:textarea-horizontal-align="justify" draw:textarea-vertical-align="middle" draw:auto-grow-height="false" fo:min-height="1.55cm" fo:min-width="3.6cm"/>
    </style:style>
    <style:style style:name="gr14" style:family="graphic" style:parent-style-name="standard">
      <style:graphic-properties svg:stroke-color="#add58a" draw:fill-color="#add58a" draw:textarea-horizontal-align="justify" draw:textarea-vertical-align="middle" draw:auto-grow-height="false" fo:min-height="1.55cm" fo:min-width="3.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1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</style:style>
    <style:style style:name="gr17" style:family="graphic" style:parent-style-name="standard">
      <style:graphic-properties svg:stroke-color="#666666" draw:fill-color="#666666" draw:textarea-horizontal-align="justify" draw:textarea-vertical-align="middle" draw:auto-grow-height="false" fo:min-height="1.65cm" fo:min-width="27.2cm"/>
    </style:style>
    <style:style style:name="gr18" style:family="graphic" style:parent-style-name="standard">
      <style:graphic-properties svg:stroke-color="#666666" draw:fill="solid" draw:fill-color="#ffffff" draw:textarea-horizontal-align="justify" draw:textarea-vertical-align="middle" draw:auto-grow-height="false" fo:min-height="1.65cm" fo:min-width="13.4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264cm" fo:min-width="0.014cm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3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93cm"/>
    </style:style>
    <style:style style:name="gr24" style:family="graphic" style:parent-style-name="standard">
      <style:graphic-properties svg:stroke-color="#ffffff" draw:fill-color="#ffffff" draw:textarea-horizontal-align="justify" draw:textarea-vertical-align="middle" draw:auto-grow-height="false" fo:min-height="0.812cm" fo:min-width="0.632cm"/>
    </style:style>
    <style:style style:name="gr25" style:family="graphic" style:parent-style-name="standard">
      <style:graphic-properties svg:stroke-color="#666666" draw:fill="solid" draw:fill-color="#cccccc" draw:textarea-horizontal-align="justify" draw:textarea-vertical-align="middle" draw:auto-grow-height="false" fo:min-height="16.85cm" fo:min-width="9.9cm"/>
    </style:style>
    <style:style style:name="gr2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15cm" fo:min-width="3.9cm"/>
    </style:style>
    <style:style style:name="gr27" style:family="graphic" style:parent-style-name="standard">
      <style:graphic-properties svg:stroke-color="#666666" draw:fill-color="#666666" draw:textarea-horizontal-align="justify" draw:textarea-vertical-align="middle" draw:auto-grow-height="false" fo:min-height="0.25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1cm"/>
    </style:style>
    <style:style style:name="gr29" style:family="graphic" style:parent-style-name="standard">
      <style:graphic-properties svg:stroke-color="#ffffff" draw:fill-color="#ffffff" draw:textarea-horizontal-align="justify" draw:textarea-vertical-align="middle" draw:auto-grow-height="false" fo:min-height="2.85cm" fo:min-width="8.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15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28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96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2cm"/>
    </style:style>
    <style:style style:name="gr35" style:family="graphic" style:parent-style-name="standard">
      <style:graphic-properties svg:stroke-color="#666666" draw:fill="none" draw:textarea-horizontal-align="justify" draw:textarea-vertical-align="middle" draw:auto-grow-height="false" fo:min-height="3.75cm" fo:min-width="1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40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04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9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02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0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22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13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59cm"/>
    </style:style>
    <style:style style:name="gr45" style:family="graphic" style:parent-style-name="standard">
      <style:graphic-properties svg:stroke-color="#666666" draw:fill="solid" draw:fill-color="#ffffff" draw:textarea-horizontal-align="justify" draw:textarea-vertical-align="middle" draw:auto-grow-height="false" fo:min-height="1.15cm" fo:min-width="8.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5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5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49" style:family="graphic" style:parent-style-name="standard">
      <style:graphic-properties svg:stroke-color="#7da7d8" draw:fill-color="#7da7d8" draw:textarea-horizontal-align="justify" draw:textarea-vertical-align="middle" draw:auto-grow-height="false" fo:min-height="1.55cm" fo:min-width="6cm"/>
    </style:style>
    <style:style style:name="gr50" style:family="graphic" style:parent-style-name="standard">
      <style:graphic-properties svg:stroke-color="#666666" draw:fill="solid" draw:fill-color="#ffffff" draw:textarea-horizontal-align="justify" draw:textarea-vertical-align="middle" draw:auto-grow-height="false" fo:min-height="1.15cm" fo:min-width="5.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6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65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557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469cm"/>
    </style:style>
    <style:style style:name="gr56" style:family="graphic" style:parent-style-name="standard">
      <style:graphic-properties svg:stroke-color="#666666" draw:fill="solid" draw:fill-color="#ffffff" draw:textarea-horizontal-align="justify" draw:textarea-vertical-align="middle" draw:auto-grow-height="false" fo:min-height="1.15cm" fo:min-width="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89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7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83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682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884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409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4cm"/>
    </style:style>
    <style:style style:name="gr65" style:family="graphic" style:parent-style-name="standard">
      <style:graphic-properties svg:stroke-color="#666666" draw:fill-color="#666666" draw:textarea-vertical-align="middle" draw:auto-grow-height="false" fo:min-height="0.017cm" fo:min-width="0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7" style:family="graphic" style:parent-style-name="standard">
      <style:graphic-properties svg:stroke-color="#ccbe00" draw:fill-color="#e3d200" draw:textarea-vertical-align="middle" draw:auto-grow-height="false" fo:min-height="0.084cm" fo:min-width="0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9.54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47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55cm" fo:min-width="0cm"/>
    </style:style>
    <style:style style:name="gr71" style:family="graphic" style:parent-style-name="standard">
      <style:graphic-properties svg:stroke-color="#666666" draw:fill-color="#ffffff" draw:textarea-vertical-align="middle" draw:auto-grow-height="false" fo:min-height="0.084cm" fo:min-width="0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072cm"/>
    </style:style>
    <style:style style:name="gr73" style:family="graphic" style:parent-style-name="standard">
      <style:graphic-properties svg:stroke-color="#666666" draw:fill="none" draw:textarea-horizontal-align="justify" draw:textarea-vertical-align="middle" draw:auto-grow-height="false" fo:min-height="4.05cm" fo:min-width="13cm"/>
    </style:style>
    <style:style style:name="gr74" style:family="graphic" style:parent-style-name="standard">
      <style:graphic-properties svg:stroke-color="#666666" draw:fill="none" draw:textarea-horizontal-align="justify" draw:textarea-vertical-align="middle" draw:auto-grow-height="false" fo:min-height="5.35cm" fo:min-width="13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263cm"/>
    </style:style>
    <style:style style:name="gr77" style:family="graphic" style:parent-style-name="standard">
      <style:graphic-properties svg:stroke-color="#666666" draw:fill-color="#ffffff" draw:textarea-vertical-align="middle" draw:auto-grow-height="false" fo:min-height="0.017cm" fo:min-width="0cm"/>
    </style:style>
    <style:style style:name="gr78" style:family="graphic" style:parent-style-name="standard">
      <style:graphic-properties svg:stroke-color="#ccbe00" draw:fill-color="#e3d200" draw:textarea-vertical-align="middle" draw:auto-grow-height="false" fo:min-height="0.017cm" fo:min-width="0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289cm"/>
    </style:style>
    <style:style style:name="gr80" style:family="graphic" style:parent-style-name="standard">
      <style:graphic-properties svg:stroke-color="#ffffff" draw:fill-color="#ffffff" draw:textarea-horizontal-align="justify" draw:textarea-vertical-align="middle" draw:auto-grow-height="false" fo:min-height="1.45cm" fo:min-width="8.8cm"/>
    </style:style>
    <style:style style:name="gr81" style:family="graphic" style:parent-style-name="standard">
      <style:graphic-properties svg:stroke-color="#666666" draw:fill-color="#ffffff" draw:textarea-horizontal-align="justify" draw:textarea-vertical-align="middle" draw:auto-grow-height="false" fo:min-height="1.943cm" fo:min-width="1.693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041cm"/>
    </style:style>
    <style:style style:name="gr83" style:family="graphic" style:parent-style-name="standard">
      <style:graphic-properties svg:stroke-color="#666666" draw:fill-color="#ffffff" draw:textarea-horizontal-align="justify" draw:textarea-vertical-align="middle" draw:auto-grow-height="false" fo:min-height="1.05cm" fo:min-width="8.8cm"/>
    </style:style>
    <style:style style:name="gr84" style:family="graphic" style:parent-style-name="standard">
      <style:graphic-properties svg:stroke-color="#666666" draw:fill-color="#ffffff" draw:textarea-horizontal-align="justify" draw:textarea-vertical-align="middle" draw:auto-grow-height="false" fo:min-height="2.65cm" fo:min-width="8.8cm"/>
    </style:style>
    <style:style style:name="gr85" style:family="graphic" style:parent-style-name="standard">
      <style:graphic-properties svg:stroke-color="#add58a" draw:fill-color="#add58a" draw:textarea-horizontal-align="justify" draw:textarea-vertical-align="middle" draw:auto-grow-height="false" fo:min-height="1.55cm" fo:min-width="5.6cm"/>
    </style:style>
    <style:style style:name="gr86" style:family="graphic" style:parent-style-name="standard">
      <style:graphic-properties svg:stroke-color="#7da7d8" draw:fill-color="#7da7d8" draw:textarea-horizontal-align="justify" draw:textarea-vertical-align="middle" draw:auto-grow-height="false" fo:min-height="1.55cm" fo:min-width="5.9cm"/>
    </style:style>
    <style:style style:name="gr87" style:family="graphic" style:parent-style-name="standard">
      <style:graphic-properties svg:stroke-color="#666666" draw:fill="solid" draw:fill-color="#ffffff" draw:textarea-horizontal-align="justify" draw:textarea-vertical-align="middle" draw:auto-grow-height="false" fo:min-height="1.15cm" fo:min-width="7.8cm"/>
    </style:style>
    <style:style style:name="gr88" style:family="graphic" style:parent-style-name="standard">
      <style:graphic-properties svg:stroke-color="#ef413d" draw:fill-color="#ef413d" draw:textarea-horizontal-align="justify" draw:textarea-vertical-align="middle" draw:auto-grow-height="false" fo:min-height="1.55cm" fo:min-width="3.6cm"/>
    </style:style>
    <style:style style:name="gr89" style:family="graphic" style:parent-style-name="standard">
      <style:graphic-properties svg:stroke-color="#666666" draw:fill="none" draw:textarea-horizontal-align="justify" draw:textarea-vertical-align="middle" draw:auto-grow-height="false" fo:min-height="3.65cm" fo:min-width="13cm"/>
    </style:style>
    <style:style style:name="gr90" style:family="graphic" style:parent-style-name="standard">
      <style:graphic-properties svg:stroke-color="#666666" draw:fill="none" draw:textarea-horizontal-align="justify" draw:textarea-vertical-align="middle" draw:auto-grow-height="false" fo:min-height="3.55cm" fo:min-width="13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1.762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23cm" fo:min-width="11.834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1.525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258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719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152cm"/>
    </style:style>
    <style:style style:name="gr97" style:family="graphic" style:parent-style-name="standard">
      <style:graphic-properties svg:stroke-color="#666666" draw:fill-color="#666666" draw:textarea-horizontal-align="justify" draw:textarea-vertical-align="middle" draw:auto-grow-height="false" fo:min-height="0cm" fo:min-width="0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99" style:family="graphic" style:parent-style-name="standard">
      <style:graphic-properties svg:stroke-color="#7da7d8" draw:fill-color="#7da7d8" draw:textarea-horizontal-align="justify" draw:textarea-vertical-align="middle" draw:auto-grow-height="false" fo:min-height="1.55cm" fo:min-width="2.8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8cm" fo:min-width="0cm"/>
    </style:style>
    <style:style style:name="gr101" style:family="graphic" style:parent-style-name="standard">
      <style:graphic-properties svg:stroke-color="#666666" draw:fill="none" draw:textarea-horizontal-align="justify" draw:textarea-vertical-align="middle" draw:auto-grow-height="false" fo:min-height="2.449cm" fo:min-width="13cm"/>
    </style:style>
    <style:style style:name="P1" style:family="paragraph">
      <loext:graphic-properties draw:fill="none" draw:fill-color="#ffffff" draw:opacity="100%"/>
      <style:paragraph-properties fo:text-align="center"/>
    </style:style>
    <style:style style:name="P2" style:family="paragraph">
      <loext:graphic-properties draw:fill="none" draw:fill-color="#666666"/>
      <style:paragraph-properties fo:text-align="center"/>
    </style:style>
    <style:style style:name="P3" style:family="paragraph">
      <loext:graphic-properties draw:fill-color="#666666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none" draw:fill-color="#ffffff"/>
      <style:text-properties fo:color="#0066b3" fo:font-size="18pt" style:text-underline-style="solid" style:text-underline-width="auto" style:text-underline-color="font-color"/>
    </style:style>
    <style:style style:name="P9" style:family="paragraph">
      <style:paragraph-properties fo:text-align="center"/>
    </style:style>
    <style:style style:name="P10" style:family="paragraph">
      <loext:graphic-properties draw:fill-color="#7da7d8"/>
      <style:paragraph-properties fo:text-align="center"/>
      <style:text-properties fo:color="#ffffff" fo:font-size="18pt" fo:font-weight="bold" style:font-weight-asian="bold" style:font-weight-complex="bold"/>
    </style:style>
    <style:style style:name="P11" style:family="paragraph">
      <loext:graphic-properties draw:fill-color="#add58a"/>
      <style:paragraph-properties fo:text-align="center"/>
      <style:text-properties fo:color="#ffffff" fo:font-size="18pt" fo:font-weight="bold" style:font-weight-asian="bold" style:font-weight-complex="bold"/>
    </style:style>
    <style:style style:name="P12" style:family="paragraph">
      <loext:graphic-properties draw:fill="none" draw:fill-color="#ffffff"/>
      <style:text-properties fo:color="#666666"/>
    </style:style>
    <style:style style:name="P13" style:family="paragraph">
      <loext:graphic-properties draw:fill="none" draw:fill-color="#ffffff"/>
      <style:text-properties fo:color="#ffffff"/>
    </style:style>
    <style:style style:name="P14" style:family="paragraph">
      <loext:graphic-properties draw:fill="none" draw:fill-color="#ffffff"/>
      <style:text-properties fo:color="#ffffff" fo:font-size="28pt" style:font-size-asian="28pt" style:font-size-complex="28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solid" draw:fill-color="#cccccc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color="#666666" fo:font-size="14pt" style:font-size-asian="14pt" style:font-size-complex="14pt"/>
    </style:style>
    <style:style style:name="P19" style:family="paragraph">
      <loext:graphic-properties draw:fill="none" draw:fill-color="#ffffff"/>
      <style:text-properties fo:font-size="22pt" style:font-size-asian="22pt" style:font-size-complex="22pt"/>
    </style:style>
    <style:style style:name="P20" style:family="paragraph">
      <loext:graphic-properties draw:fill="none" draw:fill-color="#ffffff"/>
      <style:text-properties fo:font-size="24pt" style:font-size-asian="24pt" style:font-size-complex="24pt"/>
    </style:style>
    <style:style style:name="P21" style:family="paragraph">
      <loext:graphic-properties draw:fill="none" draw:fill-color="#ffffff"/>
      <style:text-properties fo:color="#ce181e" fo:font-size="14pt" style:font-size-asian="14pt" style:font-size-complex="14pt"/>
    </style:style>
    <style:style style:name="P22" style:family="paragraph">
      <loext:graphic-properties draw:fill-color="#7da7d8"/>
      <style:paragraph-properties fo:text-align="center"/>
      <style:text-properties fo:color="#ffffff" fo:font-weight="bold" style:font-weight-asian="bold" style:font-weight-complex="bold"/>
    </style:style>
    <style:style style:name="P23" style:family="paragraph">
      <style:text-properties fo:font-size="18pt"/>
    </style:style>
    <style:style style:name="P24" style:family="paragraph">
      <loext:graphic-properties draw:fill="none" draw:fill-color="#ffffff"/>
      <style:text-properties fo:color="#666666" fo:font-size="18pt"/>
    </style:style>
    <style:style style:name="P25" style:family="paragraph">
      <loext:graphic-properties draw:fill="none" draw:fill-color="#ffffff"/>
      <style:text-properties fo:color="#ffffff" fo:font-size="18pt"/>
    </style:style>
    <style:style style:name="P26" style:family="paragraph">
      <style:text-properties fo:font-size="28pt"/>
    </style:style>
    <style:style style:name="P27" style:family="paragraph">
      <style:text-properties fo:font-size="14pt"/>
    </style:style>
    <style:style style:name="P28" style:family="paragraph">
      <style:text-properties fo:font-size="22pt"/>
    </style:style>
    <style:style style:name="P29" style:family="paragraph">
      <style:text-properties fo:font-size="24pt"/>
    </style:style>
    <style:style style:name="P30" style:family="paragraph">
      <style:paragraph-properties fo:text-align="center"/>
      <style:text-properties fo:font-size="18pt"/>
    </style:style>
    <style:style style:name="P31" style:family="paragraph">
      <loext:graphic-properties draw:fill="none" draw:fill-color="#ffffff"/>
      <style:text-properties fo:font-size="14pt" style:font-size-asian="14pt" style:font-size-complex="14pt"/>
    </style:style>
    <style:style style:name="P32" style:family="paragraph">
      <loext:graphic-properties draw:fill-color="#e3d200"/>
      <style:paragraph-properties fo:text-align="center"/>
    </style:style>
    <style:style style:name="P33" style:family="paragraph">
      <loext:graphic-properties draw:fill="none" draw:fill-color="#ffffff"/>
      <style:text-properties fo:color="#0066b3" fo:font-size="14pt" style:text-underline-style="solid" style:text-underline-width="auto" style:text-underline-color="font-color" style:font-size-asian="14pt" style:font-size-complex="14pt"/>
    </style:style>
    <style:style style:name="P34" style:family="paragraph">
      <loext:graphic-properties draw:fill="none" draw:fill-color="#ffffff"/>
      <style:text-properties fo:font-size="28pt" style:font-size-asian="28pt" style:font-size-complex="28pt"/>
    </style:style>
    <style:style style:name="P35" style:family="paragraph">
      <loext:graphic-properties draw:fill-color="#add58a"/>
      <style:paragraph-properties fo:text-align="center"/>
      <style:text-properties fo:color="#ffffff" fo:font-weight="bold" style:font-weight-asian="bold" style:font-weight-complex="bold"/>
    </style:style>
    <style:style style:name="P36" style:family="paragraph">
      <loext:graphic-properties draw:fill-color="#ef413d"/>
      <style:paragraph-properties fo:text-align="center"/>
      <style:text-properties fo:color="#ffffff" fo:font-size="18pt" fo:font-weight="bold" style:font-weight-asian="bold" style:font-weight-complex="bold"/>
    </style:style>
    <style:style style:name="P37" style:family="paragraph">
      <loext:graphic-properties draw:fill="none" draw:fill-color="#ffffff"/>
      <style:text-properties fo:color="#000000"/>
    </style:style>
    <style:style style:name="P38" style:family="paragraph">
      <loext:graphic-properties draw:fill="none" draw:fill-color="#ffffff"/>
      <style:text-properties fo:color="#0066b3" style:text-underline-style="solid" style:text-underline-width="auto" style:text-underline-color="font-color"/>
    </style:style>
    <style:style style:name="T1" style:family="text">
      <style:text-properties style:font-name="Liberation Sans1" fo:font-size="48pt" style:font-size-asian="48pt" style:font-size-complex="48pt"/>
    </style:style>
    <style:style style:name="T2" style:family="text">
      <style:text-properties fo:font-size="18pt"/>
    </style:style>
    <style:style style:name="T3" style:family="text">
      <style:text-properties fo:color="#0066b3" fo:font-size="18pt" style:text-underline-style="solid" style:text-underline-width="auto" style:text-underline-color="font-color"/>
    </style:style>
    <style:style style:name="T4" style:family="text">
      <style:text-properties fo:color="#ffffff" fo:font-size="18pt" fo:font-weight="bold" style:font-weight-asian="bold" style:font-weight-complex="bold"/>
    </style:style>
    <style:style style:name="T5" style:family="text">
      <style:text-properties fo:color="#666666"/>
    </style:style>
    <style:style style:name="T6" style:family="text">
      <style:text-properties fo:color="#ffffff"/>
    </style:style>
    <style:style style:name="T7" style:family="text">
      <style:text-properties fo:color="#ffffff" fo:font-size="28pt" style:font-size-asian="28pt" style:font-size-complex="28pt"/>
    </style:style>
    <style:style style:name="T8" style:family="text">
      <style:text-properties fo:color="#666666" fo:font-size="14pt" style:font-size-asian="14pt" style:font-size-complex="14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0066b3" style:text-underline-style="solid" style:text-underline-width="auto" style:text-underline-color="font-color"/>
    </style:style>
    <style:style style:name="T12" style:family="text">
      <style:text-properties fo:color="#0066b3" style:text-underline-style="none"/>
    </style:style>
    <style:style style:name="T13" style:family="text">
      <style:text-properties fo:color="#000000" style:text-underline-style="none"/>
    </style:style>
    <style:style style:name="T14" style:family="text">
      <style:text-properties fo:color="#ce181e" fo:font-size="14pt" style:font-size-asian="14pt" style:font-size-complex="14pt"/>
    </style:style>
    <style:style style:name="T15" style:family="text">
      <style:text-properties fo:color="#ffffff" fo:font-weight="bold" style:font-weight-asian="bold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color="#0066b3" fo:font-size="14pt" style:text-underline-style="solid" style:text-underline-width="auto" style:text-underline-color="font-color" style:font-size-asian="14pt" style:font-size-complex="14pt"/>
    </style:style>
    <style:style style:name="T18" style:family="text">
      <style:text-properties fo:color="#000000" fo:font-size="14pt" style:text-underline-style="none" style:font-size-asian="14pt" style:font-size-complex="14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666666" fo:font-size="18pt"/>
    </style:style>
    <style:style style:name="T21" style:family="text">
      <style:text-properties fo:color="#ffffff" fo:font-size="18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color="#000000"/>
    </style:style>
    <style:style style:name="T24" style:family="text">
      <style:text-properties fo:color="#21409a" fo:font-size="14pt" style:text-underline-style="solid" style:text-underline-width="auto" style:text-underline-color="font-color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4cm" svg:height="7.2cm" svg:x="2.7cm" svg:y="6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9cm" svg:height="19cm" svg:x="14.8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4cm" svg:height="9.5cm" svg:x="16.6cm" svg:y="5.7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.7cm" svg:y1="10.5cm" svg:x2="13.1cm" svg:y2="10.5cm">
          <text:p/>
        </draw:line>
        <draw:frame draw:style-name="gr6" draw:text-style-name="P6" draw:layer="layout" svg:width="8.939cm" svg:height="2.144cm" svg:x="3.461cm" svg:y="11.2cm">
          <draw:text-box>
            <text:p><text:span text:style-name="T1">SalvaVidas</text:span></text:p>
          </draw:text-box>
        </draw:frame>
        <draw:custom-shape draw:style-name="gr7" draw:text-style-name="P2" draw:layer="layout" svg:width="5.2cm" svg:height="3.6cm" svg:x="5.3cm" svg:y="6.9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339cm" svg:height="0.962cm" svg:x="6.7cm" svg:y="8.2cm">
          <draw:text-box>
            <text:p><text:span text:style-name="T2">LOGO</text:span></text:p>
          </draw:text-box>
        </draw:frame>
        <draw:custom-shape draw:style-name="gr9" draw:text-style-name="P2" draw:layer="layout" svg:width="9.4cm" svg:height="1.3cm" svg:x="17.1cm" svg:y="7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9.4cm" svg:height="1.3cm" svg:x="17.1cm" svg:y="10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5.641cm" svg:height="0.962cm" svg:x="16.9cm" svg:y="6cm">
          <draw:text-box>
            <text:p><text:span text:style-name="T2">Usuário ou e-mail:</text:span></text:p>
          </draw:text-box>
        </draw:frame>
        <draw:frame draw:style-name="gr11" draw:text-style-name="P7" draw:layer="layout" svg:width="2.509cm" svg:height="0.962cm" svg:x="16.9cm" svg:y="8.8cm">
          <draw:text-box>
            <text:p><text:span text:style-name="T2">Senha:</text:span></text:p>
          </draw:text-box>
        </draw:frame>
        <draw:frame draw:style-name="gr12" draw:text-style-name="P8" draw:layer="layout" svg:width="5.184cm" svg:height="0.962cm" svg:x="16.916cm" svg:y="11.538cm">
          <draw:text-box>
            <text:p><text:span text:style-name="T3">E</text:span><text:span text:style-name="T3">s</text:span><text:span text:style-name="T3">q</text:span><text:span text:style-name="T3">u</text:span><text:span text:style-name="T3">e</text:span><text:span text:style-name="T3">c</text:span><text:span text:style-name="T3">i</text:span><text:span text:style-name="T3"> </text:span><text:span text:style-name="T3">a</text:span><text:span text:style-name="T3"> </text:span><text:span text:style-name="T3">s</text:span><text:span text:style-name="T3">e</text:span><text:span text:style-name="T3">n</text:span><text:span text:style-name="T3">h</text:span><text:span text:style-name="T3">a</text:span></text:p>
          </draw:text-box>
        </draw:frame>
        <draw:custom-shape draw:style-name="gr13" draw:text-style-name="P10" draw:layer="layout" svg:width="4.1cm" svg:height="1.8cm" svg:x="17.2cm" svg:y="12.8cm">
          <text:p text:style-name="P9"><text:span text:style-name="T4">Registrar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4.1cm" svg:height="1.8cm" svg:x="22.3cm" svg:y="12.8cm">
          <text:p text:style-name="P9"><text:span text:style-name="T4">Entrar</text:span></text:p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3.419cm" svg:height="0.962cm" svg:x="0.8cm" svg:y="0.1cm">
          <draw:text-box>
            <text:p><text:span text:style-name="T2">Tela inicial</text:span></text:p>
          </draw:text-box>
        </draw:frame>
        <draw:frame draw:style-name="gr16" draw:text-style-name="P7" draw:layer="layout" svg:width="2.441cm" svg:height="0.962cm" svg:x="26.501cm" svg:y="0.1cm">
          <draw:text-box>
            <text:p><text:span text:style-name="T2">01 / 13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7.7cm" svg:height="1.9cm" svg:x="1cm" svg:y="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3.9cm" svg:height="1.9cm" svg:x="7.9cm" svg:y="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0.8cm" svg:height="0.8cm" svg:x="8.6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5" draw:layer="layout" svg:x1="8.8cm" svg:y1="2.1cm" svg:x2="8.6cm" svg:y2="2.5cm">
          <text:p/>
        </draw:line>
        <draw:frame draw:style-name="gr21" draw:text-style-name="P12" draw:layer="layout" svg:width="11.25cm" svg:height="0.962cm" svg:x="9.625cm" svg:y="1.5cm">
          <draw:text-box>
            <text:p><text:span text:style-name="T5">B</text:span><text:span text:style-name="T5">u</text:span><text:span text:style-name="T5">s</text:span><text:span text:style-name="T5">c</text:span><text:span text:style-name="T5">ar </text:span><text:span text:style-name="T5">c</text:span><text:span text:style-name="T5">ur</text:span><text:span text:style-name="T5">s</text:span><text:span text:style-name="T5">o</text:span><text:span text:style-name="T5">s, </text:span><text:span text:style-name="T5">di</text:span><text:span text:style-name="T5">s</text:span><text:span text:style-name="T5">ci</text:span><text:span text:style-name="T5">pli</text:span><text:span text:style-name="T5">n</text:span><text:span text:style-name="T5">a</text:span><text:span text:style-name="T5">s, </text:span><text:span text:style-name="T5">m</text:span><text:span text:style-name="T5">at</text:span><text:span text:style-name="T5">er</text:span><text:span text:style-name="T5">iai</text:span><text:span text:style-name="T5">s.</text:span><text:span text:style-name="T5">..</text:span></text:p>
          </draw:text-box>
        </draw:frame>
        <draw:frame draw:style-name="gr22" draw:text-style-name="P13" draw:layer="layout" svg:width="3.533cm" svg:height="0.962cm" svg:x="22.6cm" svg:y="1.438cm">
          <draw:text-box>
            <text:p><text:span text:style-name="T6">O</text:span><text:span text:style-name="T6">lá</text:span><text:span text:style-name="T6">, </text:span><text:span text:style-name="T6">N</text:span><text:span text:style-name="T6">o</text:span><text:span text:style-name="T6">m</text:span><text:span text:style-name="T6">e</text:span></text:p>
          </draw:text-box>
        </draw:frame>
        <draw:frame draw:style-name="gr23" draw:text-style-name="P14" draw:layer="layout" svg:width="5.43cm" svg:height="1.352cm" svg:x="1.67cm" svg:y="1.248cm">
          <draw:text-box>
            <text:p><text:span text:style-name="T7">S</text:span><text:span text:style-name="T7">a</text:span><text:span text:style-name="T7">l</text:span><text:span text:style-name="T7">v</text:span><text:span text:style-name="T7">a</text:span><text:span text:style-name="T7">V</text:span><text:span text:style-name="T7">i</text:span><text:span text:style-name="T7">d</text:span><text:span text:style-name="T7">a</text:span><text:span text:style-name="T7">s</text:span></text:p>
          </draw:text-box>
        </draw:frame>
        <draw:custom-shape draw:style-name="gr24" draw:text-style-name="P15" draw:layer="layout" svg:width="1.6cm" svg:height="1.5cm" svg:x="26.5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6" draw:layer="layout" svg:width="10.4cm" svg:height="17.1cm" svg:x="18.3cm" svg:y="2.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4.4cm" svg:height="1.4cm" svg:x="18.8cm" svg:y="3.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0.5cm" svg:height="0.5cm" svg:x="22.4cm" svg:y="4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8" draw:text-style-name="P17" draw:layer="layout" svg:width="3.491cm" svg:height="0.962cm" svg:x="18.809cm" svg:y="3.9cm">
          <draw:text-box>
            <text:p>Novidades</text:p>
          </draw:text-box>
        </draw:frame>
        <draw:custom-shape draw:style-name="gr29" draw:text-style-name="P15" draw:layer="layout" svg:width="9.3cm" svg:height="3.1cm" svg:x="18.8cm" svg:y="5.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9.3cm" svg:height="3.1cm" svg:x="18.8cm" svg:y="9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9.3cm" svg:height="3.1cm" svg:x="18.8cm" svg:y="13.3cm">
          <text:p/>
          <draw:enhanced-geometry svg:viewBox="0 0 21600 21600" draw:type="rectangle" draw:enhanced-path="M 0 0 L 21600 0 21600 21600 0 21600 0 0 Z N"/>
        </draw:custom-shape>
        <draw:frame draw:style-name="gr30" draw:text-style-name="P18" draw:layer="layout" svg:width="6.657cm" svg:height="0.806cm" svg:x="18.8cm" svg:y="5.794cm">
          <draw:text-box>
            <text:p><text:span text:style-name="T8">Te</text:span><text:span text:style-name="T8">cn</text:span><text:span text:style-name="T8">ic</text:span><text:span text:style-name="T8">as </text:span><text:span text:style-name="T8">de </text:span><text:span text:style-name="T8">Pr</text:span><text:span text:style-name="T8">og</text:span><text:span text:style-name="T8">ra</text:span><text:span text:style-name="T8">m</text:span><text:span text:style-name="T8">aç</text:span><text:span text:style-name="T8">ão </text:span><text:span text:style-name="T8">II</text:span></text:p>
          </draw:text-box>
        </draw:frame>
        <draw:frame draw:style-name="gr31" draw:text-style-name="P18" draw:layer="layout" svg:width="5.789cm" svg:height="0.806cm" svg:x="18.801cm" svg:y="9.594cm">
          <draw:text-box>
            <text:p><text:span text:style-name="T8">Ci</text:span><text:span text:style-name="T8">ên</text:span><text:span text:style-name="T8">ci</text:span><text:span text:style-name="T8">a </text:span><text:span text:style-name="T8">da </text:span><text:span text:style-name="T8">C</text:span><text:span text:style-name="T8">o</text:span><text:span text:style-name="T8">m</text:span><text:span text:style-name="T8">pu</text:span><text:span text:style-name="T8">ta</text:span><text:span text:style-name="T8">çã</text:span><text:span text:style-name="T8">o</text:span></text:p>
          </draw:text-box>
        </draw:frame>
        <draw:frame draw:style-name="gr32" draw:text-style-name="P18" draw:layer="layout" svg:width="5.468cm" svg:height="0.806cm" svg:x="18.801cm" svg:y="13.394cm">
          <draw:text-box>
            <text:p><text:span text:style-name="T8">Al</text:span><text:span text:style-name="T8">go</text:span><text:span text:style-name="T8">rit</text:span><text:span text:style-name="T8">h</text:span><text:span text:style-name="T8">m</text:span><text:span text:style-name="T8">s, </text:span><text:span text:style-name="T8">4t</text:span><text:span text:style-name="T8">h </text:span><text:span text:style-name="T8">E</text:span><text:span text:style-name="T8">dit</text:span><text:span text:style-name="T8">io</text:span><text:span text:style-name="T8">n</text:span></text:p>
          </draw:text-box>
        </draw:frame>
        <draw:frame draw:style-name="gr33" draw:text-style-name="P17" draw:layer="layout" svg:width="9.3cm" svg:height="1.673cm" svg:x="18.8cm" svg:y="14.3cm">
          <draw:text-box>
            <text:p>Novo insight: “Sobre árvores rubro-negras”</text:p>
          </draw:text-box>
        </draw:frame>
        <draw:custom-shape draw:style-name="gr26" draw:text-style-name="P4" draw:layer="layout" svg:width="4.4cm" svg:height="1.4cm" svg:x="23.7cm" svg:y="3.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0.5cm" svg:height="0.5cm" svg:x="27.301cm" svg:y="4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4" draw:text-style-name="P17" draw:layer="layout" svg:width="1.92cm" svg:height="0.962cm" svg:x="23.71cm" svg:y="3.9cm">
          <draw:text-box>
            <text:p>Tudo</text:p>
          </draw:text-box>
        </draw:frame>
        <draw:frame draw:style-name="gr33" draw:text-style-name="P17" draw:layer="layout" svg:width="9.3cm" svg:height="1.673cm" svg:x="18.8cm" svg:y="10.401cm">
          <draw:text-box>
            <text:p>Nova disciplina: Análise de Algoritmos</text:p>
          </draw:text-box>
        </draw:frame>
        <draw:frame draw:style-name="gr33" draw:text-style-name="P17" draw:layer="layout" svg:width="9.3cm" svg:height="1.673cm" svg:x="18.8cm" svg:y="6.601cm">
          <draw:text-box>
            <text:p>Novo material: The Practice of Programming</text:p>
          </draw:text-box>
        </draw:frame>
        <draw:custom-shape draw:style-name="gr35" draw:text-style-name="P5" draw:layer="layout" svg:width="13.5cm" svg:height="4cm" svg:x="2.8cm" svg:y="6.6cm">
          <text:p/>
          <draw:enhanced-geometry svg:viewBox="0 0 21600 21600" draw:type="rectangle" draw:enhanced-path="M 0 0 L 21600 0 21600 21600 0 21600 0 0 Z N"/>
        </draw:custom-shape>
        <draw:frame draw:style-name="gr36" draw:text-style-name="P19" draw:layer="layout" svg:width="4.905cm" svg:height="1.119cm" svg:x="1.7cm" svg:y="4.781cm">
          <draw:text-box>
            <text:p><text:span text:style-name="T9">M</text:span><text:span text:style-name="T9">e</text:span><text:span text:style-name="T9">u</text:span><text:span text:style-name="T9">s </text:span><text:span text:style-name="T9">c</text:span><text:span text:style-name="T9">u</text:span><text:span text:style-name="T9">r</text:span><text:span text:style-name="T9">s</text:span><text:span text:style-name="T9">o</text:span><text:span text:style-name="T9">s</text:span></text:p>
          </draw:text-box>
        </draw:frame>
        <draw:custom-shape draw:style-name="gr35" draw:text-style-name="P5" draw:layer="layout" svg:width="13.5cm" svg:height="4cm" svg:x="2.8cm" svg:y="11.4cm">
          <text:p/>
          <draw:enhanced-geometry svg:viewBox="0 0 21600 21600" draw:type="rectangle" draw:enhanced-path="M 0 0 L 21600 0 21600 21600 0 21600 0 0 Z N"/>
        </draw:custom-shape>
        <draw:frame draw:style-name="gr37" draw:text-style-name="P20" draw:layer="layout" svg:width="4.541cm" svg:height="1.195cm" svg:x="3.1cm" svg:y="11.738cm">
          <draw:text-box>
            <text:p><text:span text:style-name="T10">P</text:span><text:span text:style-name="T10">e</text:span><text:span text:style-name="T10">d</text:span><text:span text:style-name="T10">a</text:span><text:span text:style-name="T10">g</text:span><text:span text:style-name="T10">o</text:span><text:span text:style-name="T10">g</text:span><text:span text:style-name="T10">i</text:span><text:span text:style-name="T10">a</text:span></text:p>
          </draw:text-box>
        </draw:frame>
        <draw:frame draw:style-name="gr38" draw:text-style-name="P17" draw:layer="layout" svg:width="9.197cm" svg:height="0.962cm" svg:x="3.154cm" svg:y="13.638cm">
          <draw:text-box>
            <text:p>Última atualização: 02/04/2019</text:p>
          </draw:text-box>
        </draw:frame>
        <draw:frame draw:style-name="gr39" draw:text-style-name="P20" draw:layer="layout" svg:width="9.527cm" svg:height="1.195cm" svg:x="3.101cm" svg:y="6.839cm">
          <draw:text-box>
            <text:p><text:span text:style-name="T10">C</text:span><text:span text:style-name="T10">i</text:span><text:span text:style-name="T10">ê</text:span><text:span text:style-name="T10">n</text:span><text:span text:style-name="T10">ci</text:span><text:span text:style-name="T10">a </text:span><text:span text:style-name="T10">d</text:span><text:span text:style-name="T10">a </text:span><text:span text:style-name="T10">C</text:span><text:span text:style-name="T10">o</text:span><text:span text:style-name="T10">m</text:span><text:span text:style-name="T10">p</text:span><text:span text:style-name="T10">u</text:span><text:span text:style-name="T10">t</text:span><text:span text:style-name="T10">a</text:span><text:span text:style-name="T10">ç</text:span><text:span text:style-name="T10">ã</text:span><text:span text:style-name="T10">o</text:span></text:p>
          </draw:text-box>
        </draw:frame>
        <draw:frame draw:style-name="gr40" draw:text-style-name="P17" draw:layer="layout" svg:width="9.307cm" svg:height="0.962cm" svg:x="3.154cm" svg:y="8.738cm">
          <draw:text-box>
            <text:p>Última atualização: 3 dias atrás</text:p>
          </draw:text-box>
        </draw:frame>
        <draw:frame draw:style-name="gr41" draw:text-style-name="P17" draw:layer="layout" svg:width="6cm" svg:height="0.962cm" svg:x="0.8cm" svg:y="0.1cm">
          <draw:text-box>
            <text:p>Ao logar - Home</text:p>
          </draw:text-box>
        </draw:frame>
        <draw:frame draw:style-name="gr16" draw:text-style-name="P7" draw:layer="layout" svg:width="2.441cm" svg:height="0.962cm" svg:x="26.502cm" svg:y="0.1cm">
          <draw:text-box>
            <text:p><text:span text:style-name="T2">0</text:span><text:span text:style-name="T2">2 </text:span><text:span text:style-name="T2">/ </text:span><text:span text:style-name="T2">1</text:span><text:span text:style-name="T2">3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7.7cm" svg:height="1.9cm" svg:x="1cm" svg:y="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3.9cm" svg:height="1.9cm" svg:x="7.9cm" svg:y="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0.8cm" svg:height="0.8cm" svg:x="8.6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5" draw:layer="layout" svg:x1="8.8cm" svg:y1="2.1cm" svg:x2="8.6cm" svg:y2="2.5cm">
          <text:p/>
        </draw:line>
        <draw:frame draw:style-name="gr21" draw:text-style-name="P12" draw:layer="layout" svg:width="11.25cm" svg:height="0.962cm" svg:x="9.625cm" svg:y="1.5cm">
          <draw:text-box>
            <text:p><text:span text:style-name="T5">B</text:span><text:span text:style-name="T5">u</text:span><text:span text:style-name="T5">s</text:span><text:span text:style-name="T5">c</text:span><text:span text:style-name="T5">ar </text:span><text:span text:style-name="T5">c</text:span><text:span text:style-name="T5">ur</text:span><text:span text:style-name="T5">s</text:span><text:span text:style-name="T5">o</text:span><text:span text:style-name="T5">s, </text:span><text:span text:style-name="T5">di</text:span><text:span text:style-name="T5">s</text:span><text:span text:style-name="T5">ci</text:span><text:span text:style-name="T5">pli</text:span><text:span text:style-name="T5">n</text:span><text:span text:style-name="T5">a</text:span><text:span text:style-name="T5">s, </text:span><text:span text:style-name="T5">m</text:span><text:span text:style-name="T5">at</text:span><text:span text:style-name="T5">er</text:span><text:span text:style-name="T5">iai</text:span><text:span text:style-name="T5">s.</text:span><text:span text:style-name="T5">..</text:span></text:p>
          </draw:text-box>
        </draw:frame>
        <draw:frame draw:style-name="gr22" draw:text-style-name="P13" draw:layer="layout" svg:width="3.533cm" svg:height="0.962cm" svg:x="22.6cm" svg:y="1.438cm">
          <draw:text-box>
            <text:p><text:span text:style-name="T6">O</text:span><text:span text:style-name="T6">lá</text:span><text:span text:style-name="T6">, </text:span><text:span text:style-name="T6">N</text:span><text:span text:style-name="T6">o</text:span><text:span text:style-name="T6">m</text:span><text:span text:style-name="T6">e</text:span></text:p>
          </draw:text-box>
        </draw:frame>
        <draw:frame draw:style-name="gr23" draw:text-style-name="P14" draw:layer="layout" svg:width="5.43cm" svg:height="1.352cm" svg:x="1.67cm" svg:y="1.248cm">
          <draw:text-box>
            <text:p><text:span text:style-name="T7">S</text:span><text:span text:style-name="T7">a</text:span><text:span text:style-name="T7">l</text:span><text:span text:style-name="T7">v</text:span><text:span text:style-name="T7">a</text:span><text:span text:style-name="T7">V</text:span><text:span text:style-name="T7">i</text:span><text:span text:style-name="T7">d</text:span><text:span text:style-name="T7">a</text:span><text:span text:style-name="T7">s</text:span></text:p>
          </draw:text-box>
        </draw:frame>
        <draw:custom-shape draw:style-name="gr24" draw:text-style-name="P15" draw:layer="layout" svg:width="1.6cm" svg:height="1.5cm" svg:x="26.5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6" draw:layer="layout" svg:width="10.4cm" svg:height="17.1cm" svg:x="18.3cm" svg:y="2.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4.4cm" svg:height="1.4cm" svg:x="18.8cm" svg:y="3.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0.5cm" svg:height="0.5cm" svg:x="22.4cm" svg:y="4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8" draw:text-style-name="P17" draw:layer="layout" svg:width="3.491cm" svg:height="0.962cm" svg:x="18.809cm" svg:y="3.9cm">
          <draw:text-box>
            <text:p>Novidades</text:p>
          </draw:text-box>
        </draw:frame>
        <draw:custom-shape draw:style-name="gr29" draw:text-style-name="P15" draw:layer="layout" svg:width="9.3cm" svg:height="3.1cm" svg:x="18.8cm" svg:y="5.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9.3cm" svg:height="3.1cm" svg:x="18.8cm" svg:y="9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9.3cm" svg:height="3.1cm" svg:x="18.8cm" svg:y="13.3cm">
          <text:p/>
          <draw:enhanced-geometry svg:viewBox="0 0 21600 21600" draw:type="rectangle" draw:enhanced-path="M 0 0 L 21600 0 21600 21600 0 21600 0 0 Z N"/>
        </draw:custom-shape>
        <draw:frame draw:style-name="gr30" draw:text-style-name="P18" draw:layer="layout" svg:width="6.657cm" svg:height="0.806cm" svg:x="18.8cm" svg:y="5.794cm">
          <draw:text-box>
            <text:p><text:span text:style-name="T8">Te</text:span><text:span text:style-name="T8">cn</text:span><text:span text:style-name="T8">ic</text:span><text:span text:style-name="T8">as </text:span><text:span text:style-name="T8">de </text:span><text:span text:style-name="T8">Pr</text:span><text:span text:style-name="T8">og</text:span><text:span text:style-name="T8">ra</text:span><text:span text:style-name="T8">m</text:span><text:span text:style-name="T8">aç</text:span><text:span text:style-name="T8">ão </text:span><text:span text:style-name="T8">II</text:span></text:p>
          </draw:text-box>
        </draw:frame>
        <draw:frame draw:style-name="gr31" draw:text-style-name="P18" draw:layer="layout" svg:width="5.789cm" svg:height="0.806cm" svg:x="18.801cm" svg:y="9.594cm">
          <draw:text-box>
            <text:p><text:span text:style-name="T8">Ci</text:span><text:span text:style-name="T8">ên</text:span><text:span text:style-name="T8">ci</text:span><text:span text:style-name="T8">a </text:span><text:span text:style-name="T8">da </text:span><text:span text:style-name="T8">C</text:span><text:span text:style-name="T8">o</text:span><text:span text:style-name="T8">m</text:span><text:span text:style-name="T8">pu</text:span><text:span text:style-name="T8">ta</text:span><text:span text:style-name="T8">çã</text:span><text:span text:style-name="T8">o</text:span></text:p>
          </draw:text-box>
        </draw:frame>
        <draw:frame draw:style-name="gr32" draw:text-style-name="P18" draw:layer="layout" svg:width="5.468cm" svg:height="0.806cm" svg:x="18.801cm" svg:y="13.394cm">
          <draw:text-box>
            <text:p><text:span text:style-name="T8">Al</text:span><text:span text:style-name="T8">go</text:span><text:span text:style-name="T8">rit</text:span><text:span text:style-name="T8">h</text:span><text:span text:style-name="T8">m</text:span><text:span text:style-name="T8">s, </text:span><text:span text:style-name="T8">4t</text:span><text:span text:style-name="T8">h </text:span><text:span text:style-name="T8">E</text:span><text:span text:style-name="T8">dit</text:span><text:span text:style-name="T8">io</text:span><text:span text:style-name="T8">n</text:span></text:p>
          </draw:text-box>
        </draw:frame>
        <draw:frame draw:style-name="gr33" draw:text-style-name="P17" draw:layer="layout" svg:width="9.3cm" svg:height="1.673cm" svg:x="18.8cm" svg:y="14.3cm">
          <draw:text-box>
            <text:p>Novo insight: “Sobre árvores rubro-negras”</text:p>
          </draw:text-box>
        </draw:frame>
        <draw:custom-shape draw:style-name="gr26" draw:text-style-name="P4" draw:layer="layout" svg:width="4.4cm" svg:height="1.4cm" svg:x="23.7cm" svg:y="3.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0.5cm" svg:height="0.5cm" svg:x="27.301cm" svg:y="4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4" draw:text-style-name="P17" draw:layer="layout" svg:width="1.92cm" svg:height="0.962cm" svg:x="23.71cm" svg:y="3.9cm">
          <draw:text-box>
            <text:p>Tudo</text:p>
          </draw:text-box>
        </draw:frame>
        <draw:frame draw:style-name="gr33" draw:text-style-name="P17" draw:layer="layout" svg:width="9.3cm" svg:height="1.673cm" svg:x="18.8cm" svg:y="10.401cm">
          <draw:text-box>
            <text:p>Nova disciplina: Análise de Algoritmos</text:p>
          </draw:text-box>
        </draw:frame>
        <draw:frame draw:style-name="gr33" draw:text-style-name="P17" draw:layer="layout" svg:width="9.3cm" svg:height="1.673cm" svg:x="18.8cm" svg:y="6.601cm">
          <draw:text-box>
            <text:p>Novo material: The Practice of Programming</text:p>
          </draw:text-box>
        </draw:frame>
        <draw:frame draw:style-name="gr33" draw:text-style-name="P17" draw:layer="layout" svg:width="12.146cm" svg:height="1.673cm" svg:x="1.654cm" svg:y="3.538cm">
          <draw:text-box>
            <text:p><text:span text:style-name="T11">M</text:span><text:span text:style-name="T11">e</text:span><text:span text:style-name="T11">u</text:span><text:span text:style-name="T11">s </text:span><text:span text:style-name="T11">c</text:span><text:span text:style-name="T11">ur</text:span><text:span text:style-name="T11">s</text:span><text:span text:style-name="T11">o</text:span><text:span text:style-name="T11">s</text:span><text:span text:style-name="T12"> </text:span><text:span text:style-name="T13">&gt;</text:span><text:span text:style-name="T12"> </text:span><text:span text:style-name="T13">Ci</text:span><text:span text:style-name="T13">ê</text:span><text:span text:style-name="T13">n</text:span><text:span text:style-name="T13">ci</text:span><text:span text:style-name="T13">a </text:span><text:span text:style-name="T13">d</text:span><text:span text:style-name="T13">a </text:span><text:span text:style-name="T13">C</text:span><text:span text:style-name="T13">o</text:span><text:span text:style-name="T13">m</text:span><text:span text:style-name="T13">p</text:span><text:span text:style-name="T13">ut</text:span><text:span text:style-name="T13">a</text:span><text:span text:style-name="T13">ç</text:span><text:span text:style-name="T13">ã</text:span><text:span text:style-name="T13">o</text:span></text:p>
          </draw:text-box>
        </draw:frame>
        <draw:custom-shape draw:style-name="gr35" draw:text-style-name="P5" draw:layer="layout" svg:width="13.5cm" svg:height="4cm" svg:x="2.8cm" svg:y="9.3cm">
          <text:p/>
          <draw:enhanced-geometry svg:viewBox="0 0 21600 21600" draw:type="rectangle" draw:enhanced-path="M 0 0 L 21600 0 21600 21600 0 21600 0 0 Z N"/>
        </draw:custom-shape>
        <draw:frame draw:style-name="gr42" draw:text-style-name="P19" draw:layer="layout" svg:width="5.726cm" svg:height="1.119cm" svg:x="1.7cm" svg:y="4.881cm">
          <draw:text-box>
            <text:p><text:span text:style-name="T9">D</text:span><text:span text:style-name="T9">is</text:span><text:span text:style-name="T9">ci</text:span><text:span text:style-name="T9">pl</text:span><text:span text:style-name="T9">in</text:span><text:span text:style-name="T9">a</text:span><text:span text:style-name="T9">s </text:span><text:span text:style-name="T9">e</text:span><text:span text:style-name="T9">m</text:span><text:span text:style-name="T9"> </text:span></text:p>
          </draw:text-box>
        </draw:frame>
        <draw:custom-shape draw:style-name="gr35" draw:text-style-name="P5" draw:layer="layout" svg:width="13.5cm" svg:height="4cm" svg:x="2.8cm" svg:y="14.1cm">
          <text:p/>
          <draw:enhanced-geometry svg:viewBox="0 0 21600 21600" draw:type="rectangle" draw:enhanced-path="M 0 0 L 21600 0 21600 21600 0 21600 0 0 Z N"/>
        </draw:custom-shape>
        <draw:frame draw:style-name="gr43" draw:text-style-name="P20" draw:layer="layout" svg:width="8.634cm" svg:height="1.195cm" svg:x="3.1cm" svg:y="14.438cm">
          <draw:text-box>
            <text:p><text:span text:style-name="T10">A</text:span><text:span text:style-name="T10">n</text:span><text:span text:style-name="T10">á</text:span><text:span text:style-name="T10">li</text:span><text:span text:style-name="T10">s</text:span><text:span text:style-name="T10">e </text:span><text:span text:style-name="T10">d</text:span><text:span text:style-name="T10">e </text:span><text:span text:style-name="T10">A</text:span><text:span text:style-name="T10">l</text:span><text:span text:style-name="T10">g</text:span><text:span text:style-name="T10">o</text:span><text:span text:style-name="T10">ri</text:span><text:span text:style-name="T10">t</text:span><text:span text:style-name="T10">m</text:span><text:span text:style-name="T10">o</text:span><text:span text:style-name="T10">s</text:span></text:p>
          </draw:text-box>
        </draw:frame>
        <draw:frame draw:style-name="gr40" draw:text-style-name="P17" draw:layer="layout" svg:width="9.307cm" svg:height="0.962cm" svg:x="3.154cm" svg:y="16.138cm">
          <draw:text-box>
            <text:p>Última atualização: 3 dias atrás</text:p>
          </draw:text-box>
        </draw:frame>
        <draw:frame draw:style-name="gr44" draw:text-style-name="P20" draw:layer="layout" svg:width="11.09cm" svg:height="1.195cm" svg:x="3.101cm" svg:y="9.539cm">
          <draw:text-box>
            <text:p><text:span text:style-name="T10">T</text:span><text:span text:style-name="T10">é</text:span><text:span text:style-name="T10">c</text:span><text:span text:style-name="T10">n</text:span><text:span text:style-name="T10">ic</text:span><text:span text:style-name="T10">a</text:span><text:span text:style-name="T10">s </text:span><text:span text:style-name="T10">d</text:span><text:span text:style-name="T10">e </text:span><text:span text:style-name="T10">P</text:span><text:span text:style-name="T10">r</text:span><text:span text:style-name="T10">o</text:span><text:span text:style-name="T10">g</text:span><text:span text:style-name="T10">r</text:span><text:span text:style-name="T10">a</text:span><text:span text:style-name="T10">m</text:span><text:span text:style-name="T10">a</text:span><text:span text:style-name="T10">ç</text:span><text:span text:style-name="T10">ã</text:span><text:span text:style-name="T10">o </text:span><text:span text:style-name="T10">II</text:span></text:p>
          </draw:text-box>
        </draw:frame>
        <draw:frame draw:style-name="gr33" draw:text-style-name="P17" draw:layer="layout" svg:width="13.145cm" svg:height="1.673cm" svg:x="3.155cm" svg:y="11.938cm">
          <draw:text-box>
            <text:p>Novo material: The Practice of Programming</text:p>
          </draw:text-box>
        </draw:frame>
        <draw:custom-shape draw:style-name="gr45" draw:text-style-name="P4" draw:layer="layout" svg:width="9cm" svg:height="1.4cm" svg:x="7.3cm" svg:y="4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0.5cm" svg:height="0.5cm" svg:x="15.401cm" svg:y="5.3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6" draw:text-style-name="P17" draw:layer="layout" svg:width="7.258cm" svg:height="0.962cm" svg:x="7.342cm" svg:y="5.038cm">
          <draw:text-box>
            <text:p>Ciência da Computação</text:p>
          </draw:text-box>
        </draw:frame>
        <draw:frame draw:style-name="gr47" draw:text-style-name="P17" draw:layer="layout" svg:width="9.659cm" svg:height="0.962cm" svg:x="3.155cm" svg:y="10.838cm">
          <draw:text-box>
            <text:p>Última atualização: 10 dias atrás</text:p>
          </draw:text-box>
        </draw:frame>
        <draw:frame draw:style-name="gr48" draw:text-style-name="P21" draw:layer="layout" svg:width="1.658cm" svg:height="0.806cm" svg:x="14.5cm" svg:y="14.294cm">
          <draw:text-box>
            <text:p><text:span text:style-name="T14">N</text:span><text:span text:style-name="T14">ov</text:span><text:span text:style-name="T14">o</text:span></text:p>
          </draw:text-box>
        </draw:frame>
        <draw:custom-shape draw:style-name="gr49" draw:text-style-name="P22" draw:layer="layout" svg:width="6.5cm" svg:height="1.8cm" svg:x="9.8cm" svg:y="6.8cm">
          <text:p text:style-name="P9"><text:span text:style-name="T15">Parar de seguir</text:span></text:p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6.4cm" svg:height="1.4cm" svg:x="2.8cm" svg:y="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0.355cm" svg:height="0.5cm" svg:x="8.561cm" svg:y="7.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1" draw:text-style-name="P17" draw:layer="layout" svg:width="5.162cm" svg:height="0.962cm" svg:x="2.811cm" svg:y="7.238cm">
          <draw:text-box>
            <text:p>Seguidos</text:p>
          </draw:text-box>
        </draw:frame>
        <draw:frame draw:style-name="gr16" draw:text-style-name="P7" draw:layer="layout" svg:width="2.441cm" svg:height="0.962cm" svg:x="26.502cm" svg:y="0.1cm">
          <draw:text-box>
            <text:p><text:span text:style-name="T2">0</text:span><text:span text:style-name="T2">3 </text:span><text:span text:style-name="T2">/ </text:span><text:span text:style-name="T2">1</text:span><text:span text:style-name="T2">3</text:span></text:p>
          </draw:text-box>
        </draw:frame>
      </draw:page>
      <draw:page draw:name="page4" draw:style-name="dp1" draw:master-page-name="Default">
        <draw:custom-shape draw:style-name="gr1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7.7cm" svg:height="1.9cm" svg:x="1cm" svg:y="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3.9cm" svg:height="1.9cm" svg:x="7.9cm" svg:y="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0.8cm" svg:height="0.8cm" svg:x="8.6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5" draw:layer="layout" svg:x1="8.8cm" svg:y1="2.1cm" svg:x2="8.6cm" svg:y2="2.5cm">
          <text:p/>
        </draw:line>
        <draw:frame draw:style-name="gr21" draw:text-style-name="P24" draw:layer="layout" svg:width="11.25cm" svg:height="0.962cm" svg:x="9.625cm" svg:y="1.5cm">
          <draw:text-box>
            <text:p text:style-name="P23"><text:span text:style-name="T5">B</text:span><text:span text:style-name="T5">u</text:span><text:span text:style-name="T5">s</text:span><text:span text:style-name="T5">c</text:span><text:span text:style-name="T5">ar </text:span><text:span text:style-name="T5">c</text:span><text:span text:style-name="T5">ur</text:span><text:span text:style-name="T5">s</text:span><text:span text:style-name="T5">o</text:span><text:span text:style-name="T5">s, </text:span><text:span text:style-name="T5">di</text:span><text:span text:style-name="T5">s</text:span><text:span text:style-name="T5">ci</text:span><text:span text:style-name="T5">pli</text:span><text:span text:style-name="T5">n</text:span><text:span text:style-name="T5">a</text:span><text:span text:style-name="T5">s, </text:span><text:span text:style-name="T5">m</text:span><text:span text:style-name="T5">at</text:span><text:span text:style-name="T5">er</text:span><text:span text:style-name="T5">iai</text:span><text:span text:style-name="T5">s.</text:span><text:span text:style-name="T5">..</text:span></text:p>
          </draw:text-box>
        </draw:frame>
        <draw:frame draw:style-name="gr22" draw:text-style-name="P25" draw:layer="layout" svg:width="3.533cm" svg:height="0.962cm" svg:x="22.6cm" svg:y="1.438cm">
          <draw:text-box>
            <text:p text:style-name="P23"><text:span text:style-name="T6">O</text:span><text:span text:style-name="T6">lá</text:span><text:span text:style-name="T6">, </text:span><text:span text:style-name="T6">N</text:span><text:span text:style-name="T6">o</text:span><text:span text:style-name="T6">m</text:span><text:span text:style-name="T6">e</text:span></text:p>
          </draw:text-box>
        </draw:frame>
        <draw:frame draw:style-name="gr23" draw:text-style-name="P14" draw:layer="layout" svg:width="5.43cm" svg:height="1.352cm" svg:x="1.67cm" svg:y="1.248cm">
          <draw:text-box>
            <text:p text:style-name="P26"><text:span text:style-name="T7">S</text:span><text:span text:style-name="T7">a</text:span><text:span text:style-name="T7">l</text:span><text:span text:style-name="T7">v</text:span><text:span text:style-name="T7">a</text:span><text:span text:style-name="T7">V</text:span><text:span text:style-name="T7">i</text:span><text:span text:style-name="T7">d</text:span><text:span text:style-name="T7">a</text:span><text:span text:style-name="T7">s</text:span></text:p>
          </draw:text-box>
        </draw:frame>
        <draw:custom-shape draw:style-name="gr24" draw:text-style-name="P15" draw:layer="layout" svg:width="1.6cm" svg:height="1.5cm" svg:x="26.5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6" draw:layer="layout" svg:width="10.4cm" svg:height="17.1cm" svg:x="18.3cm" svg:y="2.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4.4cm" svg:height="1.4cm" svg:x="18.8cm" svg:y="3.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0.5cm" svg:height="0.5cm" svg:x="22.4cm" svg:y="4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8" draw:text-style-name="P7" draw:layer="layout" svg:width="3.491cm" svg:height="0.962cm" svg:x="18.809cm" svg:y="3.9cm">
          <draw:text-box>
            <text:p text:style-name="P23">Novidades</text:p>
          </draw:text-box>
        </draw:frame>
        <draw:custom-shape draw:style-name="gr29" draw:text-style-name="P15" draw:layer="layout" svg:width="9.3cm" svg:height="3.1cm" svg:x="18.8cm" svg:y="5.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9.3cm" svg:height="3.1cm" svg:x="18.8cm" svg:y="9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9.3cm" svg:height="3.1cm" svg:x="18.8cm" svg:y="13.3cm">
          <text:p/>
          <draw:enhanced-geometry svg:viewBox="0 0 21600 21600" draw:type="rectangle" draw:enhanced-path="M 0 0 L 21600 0 21600 21600 0 21600 0 0 Z N"/>
        </draw:custom-shape>
        <draw:frame draw:style-name="gr30" draw:text-style-name="P18" draw:layer="layout" svg:width="6.657cm" svg:height="0.806cm" svg:x="18.8cm" svg:y="5.794cm">
          <draw:text-box>
            <text:p text:style-name="P27"><text:span text:style-name="T8">Te</text:span><text:span text:style-name="T8">cn</text:span><text:span text:style-name="T8">ic</text:span><text:span text:style-name="T8">as </text:span><text:span text:style-name="T8">de </text:span><text:span text:style-name="T8">Pr</text:span><text:span text:style-name="T8">og</text:span><text:span text:style-name="T8">ra</text:span><text:span text:style-name="T8">m</text:span><text:span text:style-name="T8">aç</text:span><text:span text:style-name="T8">ão </text:span><text:span text:style-name="T8">II</text:span></text:p>
          </draw:text-box>
        </draw:frame>
        <draw:frame draw:style-name="gr31" draw:text-style-name="P18" draw:layer="layout" svg:width="5.789cm" svg:height="0.806cm" svg:x="18.801cm" svg:y="9.594cm">
          <draw:text-box>
            <text:p text:style-name="P27"><text:span text:style-name="T8">Ci</text:span><text:span text:style-name="T8">ên</text:span><text:span text:style-name="T8">ci</text:span><text:span text:style-name="T8">a </text:span><text:span text:style-name="T8">da </text:span><text:span text:style-name="T8">C</text:span><text:span text:style-name="T8">o</text:span><text:span text:style-name="T8">m</text:span><text:span text:style-name="T8">pu</text:span><text:span text:style-name="T8">ta</text:span><text:span text:style-name="T8">çã</text:span><text:span text:style-name="T8">o</text:span></text:p>
          </draw:text-box>
        </draw:frame>
        <draw:frame draw:style-name="gr32" draw:text-style-name="P18" draw:layer="layout" svg:width="5.468cm" svg:height="0.806cm" svg:x="18.801cm" svg:y="13.394cm">
          <draw:text-box>
            <text:p text:style-name="P27"><text:span text:style-name="T8">Al</text:span><text:span text:style-name="T8">go</text:span><text:span text:style-name="T8">rit</text:span><text:span text:style-name="T8">h</text:span><text:span text:style-name="T8">m</text:span><text:span text:style-name="T8">s, </text:span><text:span text:style-name="T8">4t</text:span><text:span text:style-name="T8">h </text:span><text:span text:style-name="T8">E</text:span><text:span text:style-name="T8">dit</text:span><text:span text:style-name="T8">io</text:span><text:span text:style-name="T8">n</text:span></text:p>
          </draw:text-box>
        </draw:frame>
        <draw:frame draw:style-name="gr33" draw:text-style-name="P7" draw:layer="layout" svg:width="9.3cm" svg:height="1.673cm" svg:x="18.8cm" svg:y="14.3cm">
          <draw:text-box>
            <text:p text:style-name="P23">Novo insight: “Sobre árvores rubro-negras”</text:p>
          </draw:text-box>
        </draw:frame>
        <draw:custom-shape draw:style-name="gr26" draw:text-style-name="P4" draw:layer="layout" svg:width="4.4cm" svg:height="1.4cm" svg:x="23.7cm" svg:y="3.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0.5cm" svg:height="0.5cm" svg:x="27.301cm" svg:y="4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4" draw:text-style-name="P7" draw:layer="layout" svg:width="1.92cm" svg:height="0.962cm" svg:x="23.71cm" svg:y="3.9cm">
          <draw:text-box>
            <text:p text:style-name="P23">Tudo</text:p>
          </draw:text-box>
        </draw:frame>
        <draw:frame draw:style-name="gr33" draw:text-style-name="P7" draw:layer="layout" svg:width="9.3cm" svg:height="1.673cm" svg:x="18.8cm" svg:y="10.401cm">
          <draw:text-box>
            <text:p text:style-name="P23">Nova disciplina: Análise de Algoritmos</text:p>
          </draw:text-box>
        </draw:frame>
        <draw:frame draw:style-name="gr33" draw:text-style-name="P7" draw:layer="layout" svg:width="9.3cm" svg:height="1.673cm" svg:x="18.8cm" svg:y="6.601cm">
          <draw:text-box>
            <text:p text:style-name="P23">Novo material: The Practice of Programming</text:p>
          </draw:text-box>
        </draw:frame>
        <draw:frame draw:style-name="gr33" draw:text-style-name="P7" draw:layer="layout" svg:width="19.846cm" svg:height="1.673cm" svg:x="1.654cm" svg:y="3.538cm">
          <draw:text-box>
            <text:p text:style-name="P23"><text:span text:style-name="T11">M</text:span><text:span text:style-name="T11">e</text:span><text:span text:style-name="T11">u</text:span><text:span text:style-name="T11">s </text:span><text:span text:style-name="T11">c</text:span><text:span text:style-name="T11">ur</text:span><text:span text:style-name="T11">s</text:span><text:span text:style-name="T11">o</text:span><text:span text:style-name="T11">s</text:span><text:span text:style-name="T12"> </text:span><text:span text:style-name="T13">&gt;</text:span><text:span text:style-name="T12"> </text:span><text:span text:style-name="T11">Ci</text:span><text:span text:style-name="T11">ê</text:span><text:span text:style-name="T11">n.</text:span><text:span text:style-name="T11">..</text:span><text:span text:style-name="T13"> </text:span><text:span text:style-name="T13">&gt; </text:span><text:span text:style-name="T13">A</text:span><text:span text:style-name="T13">n</text:span><text:span text:style-name="T13">áli</text:span><text:span text:style-name="T13">s</text:span><text:span text:style-name="T13">e </text:span><text:span text:style-name="T13">d</text:span><text:span text:style-name="T13">e </text:span><text:span text:style-name="T13">Al</text:span><text:span text:style-name="T13">g</text:span><text:span text:style-name="T13">or</text:span><text:span text:style-name="T13">it</text:span><text:span text:style-name="T13">m</text:span><text:span text:style-name="T13">o</text:span><text:span text:style-name="T13">s</text:span></text:p>
          </draw:text-box>
        </draw:frame>
        <draw:custom-shape draw:style-name="gr35" draw:text-style-name="P5" draw:layer="layout" svg:width="13.5cm" svg:height="4cm" svg:x="2.8cm" svg:y="9.4cm">
          <text:p/>
          <draw:enhanced-geometry svg:viewBox="0 0 21600 21600" draw:type="rectangle" draw:enhanced-path="M 0 0 L 21600 0 21600 21600 0 21600 0 0 Z N"/>
        </draw:custom-shape>
        <draw:frame draw:style-name="gr52" draw:text-style-name="P19" draw:layer="layout" svg:width="5.159cm" svg:height="1.119cm" svg:x="1.7cm" svg:y="4.881cm">
          <draw:text-box>
            <text:p text:style-name="P28"><text:span text:style-name="T9">M</text:span><text:span text:style-name="T9">a</text:span><text:span text:style-name="T9">t</text:span><text:span text:style-name="T9">e</text:span><text:span text:style-name="T9">ri</text:span><text:span text:style-name="T9">ai</text:span><text:span text:style-name="T9">s </text:span><text:span text:style-name="T9">e</text:span><text:span text:style-name="T9">m</text:span><text:span text:style-name="T9"> </text:span></text:p>
          </draw:text-box>
        </draw:frame>
        <draw:custom-shape draw:style-name="gr35" draw:text-style-name="P5" draw:layer="layout" svg:width="13.5cm" svg:height="4cm" svg:x="2.8cm" svg:y="14.2cm">
          <text:p/>
          <draw:enhanced-geometry svg:viewBox="0 0 21600 21600" draw:type="rectangle" draw:enhanced-path="M 0 0 L 21600 0 21600 21600 0 21600 0 0 Z N"/>
        </draw:custom-shape>
        <draw:frame draw:style-name="gr53" draw:text-style-name="P20" draw:layer="layout" svg:width="10.057cm" svg:height="1.195cm" svg:x="3.1cm" svg:y="14.538cm">
          <draw:text-box>
            <text:p text:style-name="P29"><text:span text:style-name="T10">I</text:span><text:span text:style-name="T10">n</text:span><text:span text:style-name="T10">tr</text:span><text:span text:style-name="T10">o</text:span><text:span text:style-name="T10">d</text:span><text:span text:style-name="T10">u</text:span><text:span text:style-name="T10">c</text:span><text:span text:style-name="T10">ti</text:span><text:span text:style-name="T10">o</text:span><text:span text:style-name="T10">n </text:span><text:span text:style-name="T10">t</text:span><text:span text:style-name="T10">o </text:span><text:span text:style-name="T10">A</text:span><text:span text:style-name="T10">l</text:span><text:span text:style-name="T10">g</text:span><text:span text:style-name="T10">o</text:span><text:span text:style-name="T10">ri</text:span><text:span text:style-name="T10">t</text:span><text:span text:style-name="T10">h</text:span><text:span text:style-name="T10">m</text:span><text:span text:style-name="T10">s</text:span></text:p>
          </draw:text-box>
        </draw:frame>
        <draw:frame draw:style-name="gr54" draw:text-style-name="P7" draw:layer="layout" svg:width="2.191cm" svg:height="0.962cm" svg:x="3.154cm" svg:y="15.838cm">
          <draw:text-box>
            <text:p text:style-name="P23">CLRS</text:p>
          </draw:text-box>
        </draw:frame>
        <draw:frame draw:style-name="gr55" draw:text-style-name="P20" draw:layer="layout" svg:width="8.969cm" svg:height="1.195cm" svg:x="3.101cm" svg:y="9.639cm">
          <draw:text-box>
            <text:p text:style-name="P29"><text:span text:style-name="T10">A</text:span><text:span text:style-name="T10">l</text:span><text:span text:style-name="T10">g</text:span><text:span text:style-name="T10">o</text:span><text:span text:style-name="T10">ri</text:span><text:span text:style-name="T10">t</text:span><text:span text:style-name="T10">h</text:span><text:span text:style-name="T10">m</text:span><text:span text:style-name="T10">s</text:span><text:span text:style-name="T10">, </text:span><text:span text:style-name="T10">4</text:span><text:span text:style-name="T10">t</text:span><text:span text:style-name="T10">h </text:span><text:span text:style-name="T10">E</text:span><text:span text:style-name="T10">d</text:span><text:span text:style-name="T10">iti</text:span><text:span text:style-name="T10">o</text:span><text:span text:style-name="T10">n</text:span></text:p>
          </draw:text-box>
        </draw:frame>
        <draw:frame draw:style-name="gr33" draw:text-style-name="P7" draw:layer="layout" svg:width="13.145cm" svg:height="1.673cm" svg:x="3.155cm" svg:y="12.038cm">
          <draw:text-box>
            <text:p text:style-name="P23">Novo insight: “Sobre árvores rubro-negras”</text:p>
          </draw:text-box>
        </draw:frame>
        <draw:custom-shape draw:style-name="gr56" draw:text-style-name="P4" draw:layer="layout" svg:width="9.5cm" svg:height="1.4cm" svg:x="6.8cm" svg:y="4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0.5cm" svg:height="0.5cm" svg:x="15.401cm" svg:y="5.3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1" draw:text-style-name="P7" draw:layer="layout" svg:width="7.753cm" svg:height="0.962cm" svg:x="7cm" svg:y="5.038cm">
          <draw:text-box>
            <text:p text:style-name="P23">Análise de Algoritmos</text:p>
          </draw:text-box>
        </draw:frame>
        <draw:frame draw:style-name="gr57" draw:text-style-name="P7" draw:layer="layout" svg:width="6.289cm" svg:height="0.962cm" svg:x="3.155cm" svg:y="10.938cm">
          <draw:text-box>
            <text:p text:style-name="P23">Sedgewick &amp; Wayne</text:p>
          </draw:text-box>
        </draw:frame>
        <draw:frame draw:style-name="gr40" draw:text-style-name="P7" draw:layer="layout" svg:width="9.307cm" svg:height="0.962cm" svg:x="3.155cm" svg:y="16.838cm">
          <draw:text-box>
            <text:p text:style-name="P23">Última atualização: 2 dias atrás</text:p>
          </draw:text-box>
        </draw:frame>
        <draw:custom-shape draw:style-name="gr49" draw:text-style-name="P10" draw:layer="layout" svg:width="6.5cm" svg:height="1.8cm" svg:x="9.8cm" svg:y="6.9cm">
          <text:p text:style-name="P30"><text:span text:style-name="T15">Parar de seguir</text:span></text:p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6.4cm" svg:height="1.4cm" svg:x="2.8cm" svg:y="7.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0.355cm" svg:height="0.5cm" svg:x="8.561cm" svg:y="7.6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1" draw:text-style-name="P7" draw:layer="layout" svg:width="5.162cm" svg:height="0.962cm" svg:x="2.811cm" svg:y="7.338cm">
          <draw:text-box>
            <text:p text:style-name="P23">Seguidos</text:p>
          </draw:text-box>
        </draw:frame>
        <draw:frame draw:style-name="gr16" draw:text-style-name="P7" draw:layer="layout" svg:width="2.441cm" svg:height="0.962cm" svg:x="26.502cm" svg:y="0.1cm">
          <draw:text-box>
            <text:p text:style-name="P23"><text:span text:style-name="T2">0</text:span><text:span text:style-name="T2">4 </text:span><text:span text:style-name="T2">/ </text:span><text:span text:style-name="T2">1</text:span><text:span text:style-name="T2">3</text:span></text:p>
          </draw:text-box>
        </draw:frame>
      </draw:page>
      <draw:page draw:name="page5" draw:style-name="dp1" draw:master-page-name="Default">
        <draw:custom-shape draw:style-name="gr1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7.7cm" svg:height="1.9cm" svg:x="1cm" svg:y="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3.9cm" svg:height="1.9cm" svg:x="7.9cm" svg:y="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0.8cm" svg:height="0.8cm" svg:x="8.6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5" draw:layer="layout" svg:x1="8.8cm" svg:y1="2.1cm" svg:x2="8.6cm" svg:y2="2.5cm">
          <text:p/>
        </draw:line>
        <draw:frame draw:style-name="gr21" draw:text-style-name="P24" draw:layer="layout" svg:width="11.25cm" svg:height="0.962cm" svg:x="9.625cm" svg:y="1.5cm">
          <draw:text-box>
            <text:p text:style-name="P23"><text:span text:style-name="T5">B</text:span><text:span text:style-name="T5">u</text:span><text:span text:style-name="T5">s</text:span><text:span text:style-name="T5">c</text:span><text:span text:style-name="T5">ar </text:span><text:span text:style-name="T5">c</text:span><text:span text:style-name="T5">ur</text:span><text:span text:style-name="T5">s</text:span><text:span text:style-name="T5">o</text:span><text:span text:style-name="T5">s, </text:span><text:span text:style-name="T5">di</text:span><text:span text:style-name="T5">s</text:span><text:span text:style-name="T5">ci</text:span><text:span text:style-name="T5">pli</text:span><text:span text:style-name="T5">n</text:span><text:span text:style-name="T5">a</text:span><text:span text:style-name="T5">s, </text:span><text:span text:style-name="T5">m</text:span><text:span text:style-name="T5">at</text:span><text:span text:style-name="T5">er</text:span><text:span text:style-name="T5">iai</text:span><text:span text:style-name="T5">s.</text:span><text:span text:style-name="T5">..</text:span></text:p>
          </draw:text-box>
        </draw:frame>
        <draw:frame draw:style-name="gr22" draw:text-style-name="P25" draw:layer="layout" svg:width="3.533cm" svg:height="0.962cm" svg:x="22.6cm" svg:y="1.438cm">
          <draw:text-box>
            <text:p text:style-name="P23"><text:span text:style-name="T6">O</text:span><text:span text:style-name="T6">lá</text:span><text:span text:style-name="T6">, </text:span><text:span text:style-name="T6">N</text:span><text:span text:style-name="T6">o</text:span><text:span text:style-name="T6">m</text:span><text:span text:style-name="T6">e</text:span></text:p>
          </draw:text-box>
        </draw:frame>
        <draw:frame draw:style-name="gr23" draw:text-style-name="P14" draw:layer="layout" svg:width="5.43cm" svg:height="1.352cm" svg:x="1.67cm" svg:y="1.248cm">
          <draw:text-box>
            <text:p text:style-name="P26"><text:span text:style-name="T7">S</text:span><text:span text:style-name="T7">a</text:span><text:span text:style-name="T7">l</text:span><text:span text:style-name="T7">v</text:span><text:span text:style-name="T7">a</text:span><text:span text:style-name="T7">V</text:span><text:span text:style-name="T7">i</text:span><text:span text:style-name="T7">d</text:span><text:span text:style-name="T7">a</text:span><text:span text:style-name="T7">s</text:span></text:p>
          </draw:text-box>
        </draw:frame>
        <draw:custom-shape draw:style-name="gr24" draw:text-style-name="P15" draw:layer="layout" svg:width="1.6cm" svg:height="1.5cm" svg:x="26.5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6" draw:layer="layout" svg:width="10.4cm" svg:height="17.1cm" svg:x="18.3cm" svg:y="2.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4.4cm" svg:height="1.4cm" svg:x="18.8cm" svg:y="3.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0.5cm" svg:height="0.5cm" svg:x="22.4cm" svg:y="4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8" draw:text-style-name="P7" draw:layer="layout" svg:width="3.491cm" svg:height="0.962cm" svg:x="18.809cm" svg:y="3.9cm">
          <draw:text-box>
            <text:p text:style-name="P23">Novidades</text:p>
          </draw:text-box>
        </draw:frame>
        <draw:custom-shape draw:style-name="gr29" draw:text-style-name="P15" draw:layer="layout" svg:width="9.3cm" svg:height="3.1cm" svg:x="18.8cm" svg:y="5.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9.3cm" svg:height="3.1cm" svg:x="18.8cm" svg:y="9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9.3cm" svg:height="3.1cm" svg:x="18.8cm" svg:y="13.3cm">
          <text:p/>
          <draw:enhanced-geometry svg:viewBox="0 0 21600 21600" draw:type="rectangle" draw:enhanced-path="M 0 0 L 21600 0 21600 21600 0 21600 0 0 Z N"/>
        </draw:custom-shape>
        <draw:frame draw:style-name="gr30" draw:text-style-name="P18" draw:layer="layout" svg:width="6.657cm" svg:height="0.806cm" svg:x="18.8cm" svg:y="5.794cm">
          <draw:text-box>
            <text:p text:style-name="P27"><text:span text:style-name="T8">Te</text:span><text:span text:style-name="T8">cn</text:span><text:span text:style-name="T8">ic</text:span><text:span text:style-name="T8">as </text:span><text:span text:style-name="T8">de </text:span><text:span text:style-name="T8">Pr</text:span><text:span text:style-name="T8">og</text:span><text:span text:style-name="T8">ra</text:span><text:span text:style-name="T8">m</text:span><text:span text:style-name="T8">aç</text:span><text:span text:style-name="T8">ão </text:span><text:span text:style-name="T8">II</text:span></text:p>
          </draw:text-box>
        </draw:frame>
        <draw:frame draw:style-name="gr31" draw:text-style-name="P18" draw:layer="layout" svg:width="5.789cm" svg:height="0.806cm" svg:x="18.801cm" svg:y="9.594cm">
          <draw:text-box>
            <text:p text:style-name="P27"><text:span text:style-name="T8">Ci</text:span><text:span text:style-name="T8">ên</text:span><text:span text:style-name="T8">ci</text:span><text:span text:style-name="T8">a </text:span><text:span text:style-name="T8">da </text:span><text:span text:style-name="T8">C</text:span><text:span text:style-name="T8">o</text:span><text:span text:style-name="T8">m</text:span><text:span text:style-name="T8">pu</text:span><text:span text:style-name="T8">ta</text:span><text:span text:style-name="T8">çã</text:span><text:span text:style-name="T8">o</text:span></text:p>
          </draw:text-box>
        </draw:frame>
        <draw:frame draw:style-name="gr32" draw:text-style-name="P18" draw:layer="layout" svg:width="5.468cm" svg:height="0.806cm" svg:x="18.801cm" svg:y="13.394cm">
          <draw:text-box>
            <text:p text:style-name="P27"><text:span text:style-name="T8">Al</text:span><text:span text:style-name="T8">go</text:span><text:span text:style-name="T8">rit</text:span><text:span text:style-name="T8">h</text:span><text:span text:style-name="T8">m</text:span><text:span text:style-name="T8">s, </text:span><text:span text:style-name="T8">4t</text:span><text:span text:style-name="T8">h </text:span><text:span text:style-name="T8">E</text:span><text:span text:style-name="T8">dit</text:span><text:span text:style-name="T8">io</text:span><text:span text:style-name="T8">n</text:span></text:p>
          </draw:text-box>
        </draw:frame>
        <draw:frame draw:style-name="gr33" draw:text-style-name="P7" draw:layer="layout" svg:width="9.3cm" svg:height="1.673cm" svg:x="18.8cm" svg:y="14.3cm">
          <draw:text-box>
            <text:p text:style-name="P23">Novo insight: “Sobre árvores rubro-negras”</text:p>
          </draw:text-box>
        </draw:frame>
        <draw:custom-shape draw:style-name="gr26" draw:text-style-name="P4" draw:layer="layout" svg:width="4.4cm" svg:height="1.4cm" svg:x="23.7cm" svg:y="3.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0.5cm" svg:height="0.5cm" svg:x="27.301cm" svg:y="4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4" draw:text-style-name="P7" draw:layer="layout" svg:width="1.92cm" svg:height="0.962cm" svg:x="23.71cm" svg:y="3.9cm">
          <draw:text-box>
            <text:p text:style-name="P23">Tudo</text:p>
          </draw:text-box>
        </draw:frame>
        <draw:frame draw:style-name="gr33" draw:text-style-name="P7" draw:layer="layout" svg:width="9.3cm" svg:height="1.673cm" svg:x="18.8cm" svg:y="10.401cm">
          <draw:text-box>
            <text:p text:style-name="P23">Nova disciplina: Análise de Algoritmos</text:p>
          </draw:text-box>
        </draw:frame>
        <draw:frame draw:style-name="gr33" draw:text-style-name="P7" draw:layer="layout" svg:width="9.3cm" svg:height="1.673cm" svg:x="18.8cm" svg:y="6.601cm">
          <draw:text-box>
            <text:p text:style-name="P23">Novo material: The Practice of Programming</text:p>
          </draw:text-box>
        </draw:frame>
        <draw:frame draw:style-name="gr33" draw:text-style-name="P7" draw:layer="layout" svg:width="19.846cm" svg:height="1.673cm" svg:x="1.654cm" svg:y="3.538cm">
          <draw:text-box>
            <text:p text:style-name="P23"><text:span text:style-name="T11">M</text:span><text:span text:style-name="T11">e</text:span><text:span text:style-name="T11">u</text:span><text:span text:style-name="T11">s </text:span><text:span text:style-name="T11">c</text:span><text:span text:style-name="T11">ur</text:span><text:span text:style-name="T11">s</text:span><text:span text:style-name="T11">o</text:span><text:span text:style-name="T11">s</text:span><text:span text:style-name="T12"> </text:span><text:span text:style-name="T13">&gt;</text:span><text:span text:style-name="T12"> </text:span><text:span text:style-name="T11">Ci</text:span><text:span text:style-name="T11">ê</text:span><text:span text:style-name="T11">n.</text:span><text:span text:style-name="T11">..</text:span><text:span text:style-name="T13"> </text:span><text:span text:style-name="T13">&gt; </text:span><text:span text:style-name="T11">A</text:span><text:span text:style-name="T11">n</text:span><text:span text:style-name="T11">áli</text:span><text:span text:style-name="T11">…</text:span><text:span text:style-name="T13"> &gt; </text:span><text:span text:style-name="T13">Al</text:span><text:span text:style-name="T13">g</text:span><text:span text:style-name="T13">or</text:span><text:span text:style-name="T13">it</text:span><text:span text:style-name="T13">h</text:span><text:span text:style-name="T13">m</text:span><text:span text:style-name="T13">s, </text:span><text:span text:style-name="T13">4t</text:span><text:span text:style-name="T13">h </text:span><text:span text:style-name="T13">E</text:span><text:span text:style-name="T13">d.</text:span><text:span text:style-name="T13">..</text:span></text:p>
          </draw:text-box>
        </draw:frame>
        <draw:custom-shape draw:style-name="gr35" draw:text-style-name="P5" draw:layer="layout" svg:width="13.5cm" svg:height="4cm" svg:x="2.8cm" svg:y="9.3cm">
          <text:p/>
          <draw:enhanced-geometry svg:viewBox="0 0 21600 21600" draw:type="rectangle" draw:enhanced-path="M 0 0 L 21600 0 21600 21600 0 21600 0 0 Z N"/>
        </draw:custom-shape>
        <draw:frame draw:style-name="gr58" draw:text-style-name="P19" draw:layer="layout" svg:width="8.27cm" svg:height="1.119cm" svg:x="1.731cm" svg:y="4.8cm">
          <draw:text-box>
            <text:p text:style-name="P28"><text:span text:style-name="T9">A</text:span><text:span text:style-name="T9">lg</text:span><text:span text:style-name="T9">o</text:span><text:span text:style-name="T9">ri</text:span><text:span text:style-name="T9">t</text:span><text:span text:style-name="T9">h</text:span><text:span text:style-name="T9">m</text:span><text:span text:style-name="T9">s, </text:span><text:span text:style-name="T9">4</text:span><text:span text:style-name="T9">t</text:span><text:span text:style-name="T9">h </text:span><text:span text:style-name="T9">E</text:span><text:span text:style-name="T9">di</text:span><text:span text:style-name="T9">ti</text:span><text:span text:style-name="T9">o</text:span><text:span text:style-name="T9">n</text:span></text:p>
          </draw:text-box>
        </draw:frame>
        <draw:frame draw:style-name="gr59" draw:text-style-name="P7" draw:layer="layout" svg:width="8.283cm" svg:height="0.962cm" svg:x="3.055cm" svg:y="9.538cm">
          <draw:text-box>
            <text:p text:style-name="P23">Sobre árvores rubro-negras</text:p>
          </draw:text-box>
        </draw:frame>
        <draw:frame draw:style-name="gr60" draw:text-style-name="P19" draw:layer="layout" svg:width="3.182cm" svg:height="1.119cm" svg:x="2.531cm" svg:y="7.801cm">
          <draw:text-box>
            <text:p text:style-name="P28"><text:span text:style-name="T9">I</text:span><text:span text:style-name="T9">n</text:span><text:span text:style-name="T9">si</text:span><text:span text:style-name="T9">g</text:span><text:span text:style-name="T9">h</text:span><text:span text:style-name="T9">ts</text:span></text:p>
          </draw:text-box>
        </draw:frame>
        <draw:custom-shape draw:style-name="gr35" draw:text-style-name="P5" draw:layer="layout" svg:width="13.5cm" svg:height="4cm" svg:x="2.8cm" svg:y="13.9cm">
          <text:p/>
          <draw:enhanced-geometry svg:viewBox="0 0 21600 21600" draw:type="rectangle" draw:enhanced-path="M 0 0 L 21600 0 21600 21600 0 21600 0 0 Z N"/>
        </draw:custom-shape>
        <draw:frame draw:style-name="gr33" draw:text-style-name="P7" draw:layer="layout" svg:width="12.844cm" svg:height="1.673cm" svg:x="3.056cm" svg:y="14.138cm">
          <draw:text-box>
            <text:p text:style-name="P23">Para entender complexidades de...</text:p>
          </draw:text-box>
        </draw:frame>
        <draw:frame draw:style-name="gr61" draw:text-style-name="P31" draw:layer="layout" svg:width="4.384cm" svg:height="0.806cm" svg:x="3.1cm" svg:y="10.4cm">
          <draw:text-box>
            <text:p text:style-name="P27"><text:span text:style-name="T16">P</text:span><text:span text:style-name="T16">or </text:span><text:span text:style-name="T17">Ali</text:span><text:span text:style-name="T17">ce </text:span><text:span text:style-name="T17">Al</text:span><text:span text:style-name="T17">m</text:span><text:span text:style-name="T17">ei</text:span><text:span text:style-name="T17">da</text:span></text:p>
          </draw:text-box>
        </draw:frame>
        <draw:frame draw:style-name="gr62" draw:text-style-name="P31" draw:layer="layout" svg:width="4.909cm" svg:height="0.806cm" svg:x="3.1cm" svg:y="15cm">
          <draw:text-box>
            <text:p text:style-name="P27"><text:span text:style-name="T16">P</text:span><text:span text:style-name="T16">or </text:span><text:span text:style-name="T17">B</text:span><text:span text:style-name="T17">er</text:span><text:span text:style-name="T17">na</text:span><text:span text:style-name="T17">rd</text:span><text:span text:style-name="T17">o </text:span><text:span text:style-name="T17">Br</text:span><text:span text:style-name="T17">ag</text:span><text:span text:style-name="T17">a</text:span></text:p>
          </draw:text-box>
        </draw:frame>
        <draw:frame draw:style-name="gr63" draw:text-style-name="P7" draw:layer="layout" svg:width="12.844cm" svg:height="2.384cm" svg:x="3.056cm" svg:y="15.839cm">
          <draw:text-box>
            <text:p text:style-name="P23">Sempre tive alguma dificuldade com probabilidades. Quando precisei analisar...</text:p>
          </draw:text-box>
        </draw:frame>
        <draw:frame draw:style-name="gr63" draw:text-style-name="P7" draw:layer="layout" svg:width="12.844cm" svg:height="2.384cm" svg:x="3.056cm" svg:y="11.239cm">
          <draw:text-box>
            <text:p text:style-name="P23">Balancear um BST não é um conceito trivial. Pense em um templo chinês; os...</text:p>
          </draw:text-box>
        </draw:frame>
        <draw:frame draw:style-name="gr64" draw:text-style-name="P19" draw:layer="layout" svg:width="4.9cm" svg:height="1.119cm" svg:x="2.531cm" svg:y="18.502cm">
          <draw:text-box>
            <text:p text:style-name="P28"><text:span text:style-name="T9">C</text:span><text:span text:style-name="T9">o</text:span><text:span text:style-name="T9">m</text:span><text:span text:style-name="T9">e</text:span><text:span text:style-name="T9">n</text:span><text:span text:style-name="T9">t</text:span><text:span text:style-name="T9">á</text:span><text:span text:style-name="T9">ri</text:span><text:span text:style-name="T9">o</text:span><text:span text:style-name="T9">s</text:span></text:p>
          </draw:text-box>
        </draw:frame>
        <draw:frame draw:style-name="gr33" draw:text-style-name="P7" draw:layer="layout" svg:width="19.846cm" svg:height="1.673cm" svg:x="1.754cm" svg:y="5.839cm">
          <draw:text-box>
            <text:p text:style-name="P23"><text:span text:style-name="T11">D</text:span><text:span text:style-name="T11">et</text:span><text:span text:style-name="T11">al</text:span><text:span text:style-name="T11">h</text:span><text:span text:style-name="T11">e</text:span><text:span text:style-name="T11">s</text:span></text:p>
          </draw:text-box>
        </draw:frame>
        <draw:frame draw:style-name="gr16" draw:text-style-name="P7" draw:layer="layout" svg:width="2.441cm" svg:height="0.962cm" svg:x="26.502cm" svg:y="0.1cm">
          <draw:text-box>
            <text:p text:style-name="P23"><text:span text:style-name="T2">0</text:span><text:span text:style-name="T2">5 </text:span><text:span text:style-name="T2">/ </text:span><text:span text:style-name="T2">1</text:span><text:span text:style-name="T2">3</text:span></text:p>
          </draw:text-box>
        </draw:frame>
        <draw:frame draw:style-name="gr33" draw:text-style-name="P7" draw:layer="layout" svg:width="3.446cm" svg:height="1.673cm" svg:x="1.754cm" svg:y="6.74cm">
          <draw:text-box>
            <text:p text:style-name="P23"><text:span text:style-name="T11">D</text:span><text:span text:style-name="T11">e</text:span><text:span text:style-name="T11">n</text:span><text:span text:style-name="T11">u</text:span><text:span text:style-name="T11">n</text:span><text:span text:style-name="T11">ci</text:span><text:span text:style-name="T11">ar</text:span></text:p>
          </draw:text-box>
        </draw:frame>
        <draw:custom-shape draw:style-name="gr65" draw:text-style-name="P3" draw:layer="layout" svg:width="0.9cm" svg:height="0.8cm" svg:x="15.1cm" svg:y="9.5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66" draw:text-style-name="P7" draw:layer="layout" svg:width="0.853cm" svg:height="0.962cm" svg:x="14.399cm" svg:y="9.5cm">
          <draw:text-box>
            <text:p text:style-name="P23">5</text:p>
          </draw:text-box>
        </draw:frame>
        <draw:custom-shape draw:style-name="gr65" draw:text-style-name="P3" draw:layer="layout" svg:width="0.9cm" svg:height="0.8cm" svg:x="15.102cm" svg:y="14.1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66" draw:text-style-name="P7" draw:layer="layout" svg:width="0.853cm" svg:height="0.962cm" svg:x="14.401cm" svg:y="14.1cm">
          <draw:text-box>
            <text:p text:style-name="P23">7</text:p>
          </draw:text-box>
        </draw:frame>
        <draw:custom-shape draw:style-name="gr49" draw:text-style-name="P10" draw:layer="layout" svg:width="6.5cm" svg:height="1.8cm" svg:x="9.8cm" svg:y="6.8cm">
          <text:p text:style-name="P30"><text:span text:style-name="T15">Parar de seguir</text:span></text:p>
          <draw:enhanced-geometry svg:viewBox="0 0 21600 21600" draw:type="rectangle" draw:enhanced-path="M 0 0 L 21600 0 21600 21600 0 21600 0 0 Z N"/>
        </draw:custom-shape>
        <draw:custom-shape draw:style-name="gr67" draw:text-style-name="P32" draw:layer="layout" svg:width="1.2cm" svg:height="1cm" svg:x="15.201cm" svg:y="4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66" draw:text-style-name="P7" draw:layer="layout" svg:width="1.556cm" svg:height="0.962cm" svg:x="13.701cm" svg:y="5cm">
          <draw:text-box>
            <text:p text:style-name="P23">301</text:p>
          </draw:text-box>
        </draw:frame>
      </draw:page>
      <draw:page draw:name="page6" draw:style-name="dp1" draw:master-page-name="Default">
        <draw:custom-shape draw:style-name="gr1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7.7cm" svg:height="1.9cm" svg:x="1cm" svg:y="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3.9cm" svg:height="1.9cm" svg:x="7.9cm" svg:y="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0.8cm" svg:height="0.8cm" svg:x="8.6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5" draw:layer="layout" svg:x1="8.8cm" svg:y1="2.1cm" svg:x2="8.6cm" svg:y2="2.5cm">
          <text:p/>
        </draw:line>
        <draw:frame draw:style-name="gr21" draw:text-style-name="P24" draw:layer="layout" svg:width="11.25cm" svg:height="0.962cm" svg:x="9.625cm" svg:y="1.5cm">
          <draw:text-box>
            <text:p text:style-name="P23"><text:span text:style-name="T5">B</text:span><text:span text:style-name="T5">u</text:span><text:span text:style-name="T5">s</text:span><text:span text:style-name="T5">c</text:span><text:span text:style-name="T5">ar </text:span><text:span text:style-name="T5">c</text:span><text:span text:style-name="T5">ur</text:span><text:span text:style-name="T5">s</text:span><text:span text:style-name="T5">o</text:span><text:span text:style-name="T5">s, </text:span><text:span text:style-name="T5">di</text:span><text:span text:style-name="T5">s</text:span><text:span text:style-name="T5">ci</text:span><text:span text:style-name="T5">pli</text:span><text:span text:style-name="T5">n</text:span><text:span text:style-name="T5">a</text:span><text:span text:style-name="T5">s, </text:span><text:span text:style-name="T5">m</text:span><text:span text:style-name="T5">at</text:span><text:span text:style-name="T5">er</text:span><text:span text:style-name="T5">iai</text:span><text:span text:style-name="T5">s.</text:span><text:span text:style-name="T5">..</text:span></text:p>
          </draw:text-box>
        </draw:frame>
        <draw:frame draw:style-name="gr22" draw:text-style-name="P25" draw:layer="layout" svg:width="3.533cm" svg:height="0.962cm" svg:x="22.6cm" svg:y="1.438cm">
          <draw:text-box>
            <text:p text:style-name="P23"><text:span text:style-name="T6">O</text:span><text:span text:style-name="T6">lá</text:span><text:span text:style-name="T6">, </text:span><text:span text:style-name="T6">N</text:span><text:span text:style-name="T6">o</text:span><text:span text:style-name="T6">m</text:span><text:span text:style-name="T6">e</text:span></text:p>
          </draw:text-box>
        </draw:frame>
        <draw:frame draw:style-name="gr23" draw:text-style-name="P14" draw:layer="layout" svg:width="5.43cm" svg:height="1.352cm" svg:x="1.67cm" svg:y="1.248cm">
          <draw:text-box>
            <text:p text:style-name="P26"><text:span text:style-name="T7">S</text:span><text:span text:style-name="T7">a</text:span><text:span text:style-name="T7">l</text:span><text:span text:style-name="T7">v</text:span><text:span text:style-name="T7">a</text:span><text:span text:style-name="T7">V</text:span><text:span text:style-name="T7">i</text:span><text:span text:style-name="T7">d</text:span><text:span text:style-name="T7">a</text:span><text:span text:style-name="T7">s</text:span></text:p>
          </draw:text-box>
        </draw:frame>
        <draw:custom-shape draw:style-name="gr24" draw:text-style-name="P15" draw:layer="layout" svg:width="1.6cm" svg:height="1.5cm" svg:x="26.5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6" draw:layer="layout" svg:width="10.4cm" svg:height="17.1cm" svg:x="18.3cm" svg:y="2.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4.4cm" svg:height="1.4cm" svg:x="18.8cm" svg:y="3.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0.5cm" svg:height="0.5cm" svg:x="22.4cm" svg:y="4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8" draw:text-style-name="P7" draw:layer="layout" svg:width="3.491cm" svg:height="0.962cm" svg:x="18.809cm" svg:y="3.9cm">
          <draw:text-box>
            <text:p text:style-name="P23">Novidades</text:p>
          </draw:text-box>
        </draw:frame>
        <draw:custom-shape draw:style-name="gr29" draw:text-style-name="P15" draw:layer="layout" svg:width="9.3cm" svg:height="3.1cm" svg:x="18.8cm" svg:y="5.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9.3cm" svg:height="3.1cm" svg:x="18.8cm" svg:y="9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9.3cm" svg:height="3.1cm" svg:x="18.8cm" svg:y="13.3cm">
          <text:p/>
          <draw:enhanced-geometry svg:viewBox="0 0 21600 21600" draw:type="rectangle" draw:enhanced-path="M 0 0 L 21600 0 21600 21600 0 21600 0 0 Z N"/>
        </draw:custom-shape>
        <draw:frame draw:style-name="gr30" draw:text-style-name="P18" draw:layer="layout" svg:width="6.657cm" svg:height="0.806cm" svg:x="18.8cm" svg:y="5.794cm">
          <draw:text-box>
            <text:p text:style-name="P27"><text:span text:style-name="T8">Te</text:span><text:span text:style-name="T8">cn</text:span><text:span text:style-name="T8">ic</text:span><text:span text:style-name="T8">as </text:span><text:span text:style-name="T8">de </text:span><text:span text:style-name="T8">Pr</text:span><text:span text:style-name="T8">og</text:span><text:span text:style-name="T8">ra</text:span><text:span text:style-name="T8">m</text:span><text:span text:style-name="T8">aç</text:span><text:span text:style-name="T8">ão </text:span><text:span text:style-name="T8">II</text:span></text:p>
          </draw:text-box>
        </draw:frame>
        <draw:frame draw:style-name="gr31" draw:text-style-name="P18" draw:layer="layout" svg:width="5.789cm" svg:height="0.806cm" svg:x="18.801cm" svg:y="9.594cm">
          <draw:text-box>
            <text:p text:style-name="P27"><text:span text:style-name="T8">Ci</text:span><text:span text:style-name="T8">ên</text:span><text:span text:style-name="T8">ci</text:span><text:span text:style-name="T8">a </text:span><text:span text:style-name="T8">da </text:span><text:span text:style-name="T8">C</text:span><text:span text:style-name="T8">o</text:span><text:span text:style-name="T8">m</text:span><text:span text:style-name="T8">pu</text:span><text:span text:style-name="T8">ta</text:span><text:span text:style-name="T8">çã</text:span><text:span text:style-name="T8">o</text:span></text:p>
          </draw:text-box>
        </draw:frame>
        <draw:frame draw:style-name="gr32" draw:text-style-name="P18" draw:layer="layout" svg:width="5.468cm" svg:height="0.806cm" svg:x="18.801cm" svg:y="13.394cm">
          <draw:text-box>
            <text:p text:style-name="P27"><text:span text:style-name="T8">Al</text:span><text:span text:style-name="T8">go</text:span><text:span text:style-name="T8">rit</text:span><text:span text:style-name="T8">h</text:span><text:span text:style-name="T8">m</text:span><text:span text:style-name="T8">s, </text:span><text:span text:style-name="T8">4t</text:span><text:span text:style-name="T8">h </text:span><text:span text:style-name="T8">E</text:span><text:span text:style-name="T8">dit</text:span><text:span text:style-name="T8">io</text:span><text:span text:style-name="T8">n</text:span></text:p>
          </draw:text-box>
        </draw:frame>
        <draw:frame draw:style-name="gr33" draw:text-style-name="P7" draw:layer="layout" svg:width="9.3cm" svg:height="1.673cm" svg:x="18.8cm" svg:y="14.3cm">
          <draw:text-box>
            <text:p text:style-name="P23">Novo insight: “Sobre árvores rubro-negras”</text:p>
          </draw:text-box>
        </draw:frame>
        <draw:custom-shape draw:style-name="gr26" draw:text-style-name="P4" draw:layer="layout" svg:width="4.4cm" svg:height="1.4cm" svg:x="23.7cm" svg:y="3.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0.5cm" svg:height="0.5cm" svg:x="27.301cm" svg:y="4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4" draw:text-style-name="P7" draw:layer="layout" svg:width="1.92cm" svg:height="0.962cm" svg:x="23.71cm" svg:y="3.9cm">
          <draw:text-box>
            <text:p text:style-name="P23">Tudo</text:p>
          </draw:text-box>
        </draw:frame>
        <draw:frame draw:style-name="gr33" draw:text-style-name="P7" draw:layer="layout" svg:width="9.3cm" svg:height="1.673cm" svg:x="18.8cm" svg:y="10.401cm">
          <draw:text-box>
            <text:p text:style-name="P23">Nova disciplina: Análise de Algoritmos</text:p>
          </draw:text-box>
        </draw:frame>
        <draw:frame draw:style-name="gr33" draw:text-style-name="P7" draw:layer="layout" svg:width="9.3cm" svg:height="1.673cm" svg:x="18.8cm" svg:y="6.601cm">
          <draw:text-box>
            <text:p text:style-name="P23">Novo material: The Practice of Programming</text:p>
          </draw:text-box>
        </draw:frame>
        <draw:frame draw:style-name="gr33" draw:text-style-name="P7" draw:layer="layout" svg:width="19.846cm" svg:height="1.673cm" svg:x="1.654cm" svg:y="3.538cm">
          <draw:text-box>
            <text:p text:style-name="P23"><text:span text:style-name="T11">M</text:span><text:span text:style-name="T11">e</text:span><text:span text:style-name="T11">u</text:span><text:span text:style-name="T11">s </text:span><text:span text:style-name="T11">c</text:span><text:span text:style-name="T11">ur</text:span><text:span text:style-name="T11">s</text:span><text:span text:style-name="T11">o</text:span><text:span text:style-name="T11">s</text:span><text:span text:style-name="T12"> </text:span><text:span text:style-name="T13">&gt;</text:span><text:span text:style-name="T12"> </text:span><text:span text:style-name="T11">Ci</text:span><text:span text:style-name="T11">ê</text:span><text:span text:style-name="T11">n.</text:span><text:span text:style-name="T11">..</text:span><text:span text:style-name="T13"> </text:span><text:span text:style-name="T13">&gt; </text:span><text:span text:style-name="T11">A</text:span><text:span text:style-name="T11">n</text:span><text:span text:style-name="T11">áli</text:span><text:span text:style-name="T11">…</text:span><text:span text:style-name="T13"> &gt; </text:span><text:span text:style-name="T11">Al</text:span><text:span text:style-name="T11">g</text:span><text:span text:style-name="T11">or</text:span><text:span text:style-name="T11">it</text:span><text:span text:style-name="T11">h</text:span><text:span text:style-name="T11">m</text:span><text:span text:style-name="T11">s, </text:span><text:span text:style-name="T11">4t</text:span><text:span text:style-name="T11">h </text:span><text:span text:style-name="T11">E</text:span><text:span text:style-name="T11">d.</text:span><text:span text:style-name="T11">..</text:span></text:p>
          </draw:text-box>
        </draw:frame>
        <draw:frame draw:style-name="gr68" draw:text-style-name="P19" draw:layer="layout" svg:width="10.04cm" svg:height="1.119cm" svg:x="1.655cm" svg:y="4.638cm">
          <draw:text-box>
            <text:p text:style-name="P28"><text:span text:style-name="T9">S</text:span><text:span text:style-name="T9">o</text:span><text:span text:style-name="T9">b</text:span><text:span text:style-name="T9">r</text:span><text:span text:style-name="T9">e </text:span><text:span text:style-name="T9">á</text:span><text:span text:style-name="T9">r</text:span><text:span text:style-name="T9">v</text:span><text:span text:style-name="T9">o</text:span><text:span text:style-name="T9">r</text:span><text:span text:style-name="T9">e</text:span><text:span text:style-name="T9">s </text:span><text:span text:style-name="T9">r</text:span><text:span text:style-name="T9">u</text:span><text:span text:style-name="T9">b</text:span><text:span text:style-name="T9">r</text:span><text:span text:style-name="T9">o</text:span><text:span text:style-name="T9">-</text:span><text:span text:style-name="T9">n</text:span><text:span text:style-name="T9">e</text:span><text:span text:style-name="T9">g</text:span><text:span text:style-name="T9">r</text:span><text:span text:style-name="T9">a</text:span><text:span text:style-name="T9">s</text:span></text:p>
          </draw:text-box>
        </draw:frame>
        <draw:frame draw:style-name="gr69" draw:text-style-name="P31" draw:layer="layout" svg:width="7.97cm" svg:height="0.806cm" svg:x="2.5cm" svg:y="5.8cm">
          <draw:text-box>
            <text:p text:style-name="P27"><text:span text:style-name="T16">P</text:span><text:span text:style-name="T16">or </text:span><text:span text:style-name="T17">Ali</text:span><text:span text:style-name="T17">ce </text:span><text:span text:style-name="T17">Al</text:span><text:span text:style-name="T17">m</text:span><text:span text:style-name="T17">ei</text:span><text:span text:style-name="T17">da</text:span><text:span text:style-name="T18">, </text:span><text:span text:style-name="T18">e</text:span><text:span text:style-name="T18">m </text:span><text:span text:style-name="T18">30</text:span><text:span text:style-name="T18">/0</text:span><text:span text:style-name="T18">5/</text:span><text:span text:style-name="T18">20</text:span><text:span text:style-name="T18">19</text:span></text:p>
          </draw:text-box>
        </draw:frame>
        <draw:frame draw:style-name="gr70" draw:text-style-name="P7" draw:layer="layout" svg:width="15.944cm" svg:height="12.8cm" svg:x="1.756cm" svg:y="6.7cm">
          <draw:text-box>
            <text:p text:style-name="P23"><text:span text:style-name="T19">L</text:span><text:span text:style-name="T19">or</text:span><text:span text:style-name="T19">e</text:span><text:span text:style-name="T19">m </text:span><text:span text:style-name="T19">ip</text:span><text:span text:style-name="T19">s</text:span><text:span text:style-name="T19">u</text:span><text:span text:style-name="T19">m </text:span><text:span text:style-name="T19">d</text:span><text:span text:style-name="T19">ol</text:span><text:span text:style-name="T19">or </text:span><text:span text:style-name="T19">si</text:span><text:span text:style-name="T19">t </text:span><text:span text:style-name="T19">a</text:span><text:span text:style-name="T19">m</text:span><text:span text:style-name="T19">et</text:span><text:span text:style-name="T19">, </text:span><text:span text:style-name="T19">c</text:span><text:span text:style-name="T19">o</text:span><text:span text:style-name="T19">n</text:span><text:span text:style-name="T19">s</text:span><text:span text:style-name="T19">e</text:span><text:span text:style-name="T19">ct</text:span><text:span text:style-name="T19">et</text:span><text:span text:style-name="T19">ur </text:span><text:span text:style-name="T19">a</text:span><text:span text:style-name="T19">di</text:span><text:span text:style-name="T19">pi</text:span><text:span text:style-name="T19">s</text:span><text:span text:style-name="T19">ci</text:span><text:span text:style-name="T19">n</text:span><text:span text:style-name="T19">g </text:span><text:span text:style-name="T19">eli</text:span><text:span text:style-name="T19">t. </text:span><text:span text:style-name="T19">D</text:span><text:span text:style-name="T19">o</text:span><text:span text:style-name="T19">n</text:span><text:span text:style-name="T19">e</text:span><text:span text:style-name="T19">c </text:span><text:span text:style-name="T19">el</text:span><text:span text:style-name="T19">ei</text:span><text:span text:style-name="T19">fe</text:span><text:span text:style-name="T19">n</text:span><text:span text:style-name="T19">d, </text:span><text:span text:style-name="T19">s</text:span><text:span text:style-name="T19">a</text:span><text:span text:style-name="T19">pi</text:span><text:span text:style-name="T19">e</text:span><text:span text:style-name="T19">n </text:span><text:span text:style-name="T19">v</text:span><text:span text:style-name="T19">ol</text:span><text:span text:style-name="T19">ut</text:span><text:span text:style-name="T19">p</text:span><text:span text:style-name="T19">at </text:span><text:span text:style-name="T19">s</text:span><text:span text:style-name="T19">e</text:span><text:span text:style-name="T19">m</text:span><text:span text:style-name="T19">p</text:span><text:span text:style-name="T19">er </text:span><text:span text:style-name="T19">e</text:span><text:span text:style-name="T19">ui</text:span><text:span text:style-name="T19">s</text:span><text:span text:style-name="T19">m</text:span><text:span text:style-name="T19">o</text:span><text:span text:style-name="T19">d, </text:span><text:span text:style-name="T19">le</text:span><text:span text:style-name="T19">o </text:span><text:span text:style-name="T19">lig</text:span><text:span text:style-name="T19">ul</text:span><text:span text:style-name="T19">a </text:span><text:span text:style-name="T19">c</text:span><text:span text:style-name="T19">o</text:span><text:span text:style-name="T19">m</text:span><text:span text:style-name="T19">m</text:span><text:span text:style-name="T19">o</text:span><text:span text:style-name="T19">d</text:span><text:span text:style-name="T19">o </text:span><text:span text:style-name="T19">la</text:span><text:span text:style-name="T19">c</text:span><text:span text:style-name="T19">u</text:span><text:span text:style-name="T19">s, </text:span><text:span text:style-name="T19">a </text:span><text:span text:style-name="T19">v</text:span><text:span text:style-name="T19">ul</text:span><text:span text:style-name="T19">p</text:span><text:span text:style-name="T19">ut</text:span><text:span text:style-name="T19">at</text:span><text:span text:style-name="T19">e </text:span><text:span text:style-name="T19">v</text:span><text:span text:style-name="T19">e </text:span><text:span text:style-name="T19">er</text:span><text:span text:style-name="T19">o</text:span><text:span text:style-name="T19">s </text:span><text:span text:style-name="T19">la</text:span><text:span text:style-name="T19">ci</text:span><text:span text:style-name="T19">ni</text:span><text:span text:style-name="T19">a. </text:span><text:span text:style-name="T19">N</text:span><text:span text:style-name="T19">a</text:span><text:span text:style-name="T19">m </text:span><text:span text:style-name="T19">n</text:span><text:span text:style-name="T19">e</text:span><text:span text:style-name="T19">c </text:span><text:span text:style-name="T19">ni</text:span><text:span text:style-name="T19">si </text:span><text:span text:style-name="T19">et </text:span><text:span text:style-name="T19">fe</text:span><text:span text:style-name="T19">lis </text:span><text:span text:style-name="T19">ali</text:span><text:span text:style-name="T19">q</text:span><text:span text:style-name="T19">u</text:span><text:span text:style-name="T19">et </text:span><text:span text:style-name="T19">c</text:span><text:span text:style-name="T19">o</text:span><text:span text:style-name="T19">n</text:span><text:span text:style-name="T19">s</text:span><text:span text:style-name="T19">e</text:span><text:span text:style-name="T19">q</text:span><text:span text:style-name="T19">u</text:span><text:span text:style-name="T19">at</text:span><text:span text:style-name="T19">. </text:span><text:span text:style-name="T19">C</text:span><text:span text:style-name="T19">ur</text:span><text:span text:style-name="T19">a</text:span><text:span text:style-name="T19">bi</text:span><text:span text:style-name="T19">tu</text:span><text:span text:style-name="T19">r </text:span><text:span text:style-name="T19">c</text:span><text:span text:style-name="T19">o</text:span><text:span text:style-name="T19">n</text:span><text:span text:style-name="T19">v</text:span><text:span text:style-name="T19">all</text:span><text:span text:style-name="T19">is </text:span><text:span text:style-name="T19">fi</text:span><text:span text:style-name="T19">ni</text:span><text:span text:style-name="T19">b</text:span><text:span text:style-name="T19">u</text:span><text:span text:style-name="T19">s </text:span><text:span text:style-name="T19">tri</text:span><text:span text:style-name="T19">st</text:span><text:span text:style-name="T19">iq</text:span><text:span text:style-name="T19">u</text:span><text:span text:style-name="T19">e. </text:span><text:span text:style-name="T19">S</text:span><text:span text:style-name="T19">e</text:span><text:span text:style-name="T19">d </text:span><text:span text:style-name="T19">a</text:span><text:span text:style-name="T19">u</text:span><text:span text:style-name="T19">ct</text:span><text:span text:style-name="T19">or </text:span><text:span text:style-name="T19">n</text:span><text:span text:style-name="T19">ull</text:span><text:span text:style-name="T19">a </text:span><text:span text:style-name="T19">v</text:span><text:span text:style-name="T19">el </text:span><text:span text:style-name="T19">ni</text:span><text:span text:style-name="T19">sl </text:span><text:span text:style-name="T19">bl</text:span><text:span text:style-name="T19">a</text:span><text:span text:style-name="T19">n</text:span><text:span text:style-name="T19">di</text:span><text:span text:style-name="T19">t, </text:span><text:span text:style-name="T19">n</text:span><text:span text:style-name="T19">o</text:span><text:span text:style-name="T19">n </text:span><text:span text:style-name="T19">ef</text:span><text:span text:style-name="T19">fi</text:span><text:span text:style-name="T19">ci</text:span><text:span text:style-name="T19">tu</text:span><text:span text:style-name="T19">r </text:span><text:span text:style-name="T19">lig</text:span><text:span text:style-name="T19">ul</text:span><text:span text:style-name="T19">a </text:span><text:span text:style-name="T19">p</text:span><text:span text:style-name="T19">ul</text:span><text:span text:style-name="T19">vi</text:span><text:span text:style-name="T19">n</text:span><text:span text:style-name="T19">ar</text:span><text:span text:style-name="T19">. </text:span><text:span text:style-name="T19">D</text:span><text:span text:style-name="T19">o</text:span><text:span text:style-name="T19">n</text:span><text:span text:style-name="T19">e</text:span><text:span text:style-name="T19">c </text:span><text:span text:style-name="T19">el</text:span><text:span text:style-name="T19">ei</text:span><text:span text:style-name="T19">fe</text:span><text:span text:style-name="T19">n</text:span><text:span text:style-name="T19">d, </text:span><text:span text:style-name="T19">s</text:span><text:span text:style-name="T19">a</text:span><text:span text:style-name="T19">pi</text:span><text:span text:style-name="T19">e</text:span><text:span text:style-name="T19">n </text:span><text:span text:style-name="T19">v</text:span><text:span text:style-name="T19">ol</text:span><text:span text:style-name="T19">ut</text:span><text:span text:style-name="T19">p</text:span><text:span text:style-name="T19">at </text:span><text:span text:style-name="T19">s</text:span><text:span text:style-name="T19">e</text:span><text:span text:style-name="T19">m</text:span><text:span text:style-name="T19">p</text:span><text:span text:style-name="T19">er </text:span><text:span text:style-name="T19">e</text:span><text:span text:style-name="T19">ui</text:span><text:span text:style-name="T19">s</text:span><text:span text:style-name="T19">m</text:span><text:span text:style-name="T19">o</text:span><text:span text:style-name="T19">d, </text:span><text:span text:style-name="T19">le</text:span><text:span text:style-name="T19">o </text:span><text:span text:style-name="T19">lig</text:span><text:span text:style-name="T19">ul</text:span><text:span text:style-name="T19">a </text:span><text:span text:style-name="T19">c</text:span><text:span text:style-name="T19">o</text:span><text:span text:style-name="T19">m</text:span><text:span text:style-name="T19">m</text:span><text:span text:style-name="T19">o</text:span><text:span text:style-name="T19">d</text:span><text:span text:style-name="T19">o </text:span><text:span text:style-name="T19">la</text:span><text:span text:style-name="T19">c</text:span><text:span text:style-name="T19">u</text:span><text:span text:style-name="T19">s, </text:span><text:span text:style-name="T19">a </text:span><text:span text:style-name="T19">v</text:span><text:span text:style-name="T19">ul</text:span><text:span text:style-name="T19">p</text:span><text:span text:style-name="T19">ut</text:span><text:span text:style-name="T19">at</text:span><text:span text:style-name="T19">e </text:span><text:span text:style-name="T19">v</text:span><text:span text:style-name="T19">e </text:span><text:span text:style-name="T19">er</text:span><text:span text:style-name="T19">o</text:span><text:span text:style-name="T19">s </text:span><text:span text:style-name="T19">la</text:span><text:span text:style-name="T19">ci</text:span><text:span text:style-name="T19">ni</text:span><text:span text:style-name="T19">a. </text:span><text:span text:style-name="T19">N</text:span><text:span text:style-name="T19">a</text:span><text:span text:style-name="T19">m </text:span><text:span text:style-name="T19">n</text:span><text:span text:style-name="T19">e</text:span><text:span text:style-name="T19">c </text:span><text:span text:style-name="T19">ni</text:span><text:span text:style-name="T19">si </text:span><text:span text:style-name="T19">et </text:span><text:span text:style-name="T19">fe</text:span><text:span text:style-name="T19">lis </text:span><text:span text:style-name="T19">ali</text:span><text:span text:style-name="T19">q</text:span><text:span text:style-name="T19">u</text:span><text:span text:style-name="T19">et </text:span><text:span text:style-name="T19">c</text:span><text:span text:style-name="T19">o</text:span><text:span text:style-name="T19">n</text:span><text:span text:style-name="T19">s</text:span><text:span text:style-name="T19">e</text:span><text:span text:style-name="T19">q</text:span><text:span text:style-name="T19">u</text:span><text:span text:style-name="T19">at</text:span><text:span text:style-name="T19">. </text:span><text:span text:style-name="T19">A </text:span><text:span text:style-name="T19">v</text:span><text:span text:style-name="T19">ul</text:span><text:span text:style-name="T19">p</text:span><text:span text:style-name="T19">ut</text:span><text:span text:style-name="T19">at</text:span><text:span text:style-name="T19">e </text:span><text:span text:style-name="T19">v</text:span><text:span text:style-name="T19">e </text:span><text:span text:style-name="T19">er</text:span><text:span text:style-name="T19">o</text:span><text:span text:style-name="T19">s </text:span><text:span text:style-name="T19">la</text:span><text:span text:style-name="T19">ci</text:span><text:span text:style-name="T19">ni</text:span><text:span text:style-name="T19">a. </text:span><text:span text:style-name="T19">N</text:span><text:span text:style-name="T19">a</text:span><text:span text:style-name="T19">m </text:span><text:span text:style-name="T19">n</text:span><text:span text:style-name="T19">e</text:span><text:span text:style-name="T19">c </text:span><text:span text:style-name="T19">ni</text:span><text:span text:style-name="T19">si </text:span><text:span text:style-name="T19">et </text:span><text:span text:style-name="T19">fe</text:span><text:span text:style-name="T19">lis </text:span><text:span text:style-name="T19">ali</text:span><text:span text:style-name="T19">q</text:span><text:span text:style-name="T19">u</text:span><text:span text:style-name="T19">et </text:span><text:span text:style-name="T19">c</text:span><text:span text:style-name="T19">o</text:span><text:span text:style-name="T19">n</text:span><text:span text:style-name="T19">s</text:span><text:span text:style-name="T19">e</text:span><text:span text:style-name="T19">q</text:span><text:span text:style-name="T19">u</text:span><text:span text:style-name="T19">at</text:span><text:span text:style-name="T19">. </text:span><text:span text:style-name="T19">C</text:span><text:span text:style-name="T19">ur</text:span><text:span text:style-name="T19">a</text:span><text:span text:style-name="T19">bi</text:span><text:span text:style-name="T19">tu</text:span><text:span text:style-name="T19">r </text:span><text:span text:style-name="T19">c</text:span><text:span text:style-name="T19">o</text:span><text:span text:style-name="T19">n</text:span><text:span text:style-name="T19">v</text:span><text:span text:style-name="T19">all</text:span><text:span text:style-name="T19">is </text:span><text:span text:style-name="T19">fi</text:span><text:span text:style-name="T19">ni</text:span><text:span text:style-name="T19">b</text:span><text:span text:style-name="T19">u</text:span><text:span text:style-name="T19">s </text:span><text:span text:style-name="T19">tri</text:span><text:span text:style-name="T19">st</text:span><text:span text:style-name="T19">iq</text:span><text:span text:style-name="T19">u</text:span><text:span text:style-name="T19">e. </text:span><text:span text:style-name="T19">S</text:span><text:span text:style-name="T19">e</text:span><text:span text:style-name="T19">d </text:span><text:span text:style-name="T19">a</text:span><text:span text:style-name="T19">u</text:span><text:span text:style-name="T19">ct</text:span><text:span text:style-name="T19">or </text:span><text:span text:style-name="T19">n</text:span><text:span text:style-name="T19">ull</text:span><text:span text:style-name="T19">a </text:span><text:span text:style-name="T19">v</text:span><text:span text:style-name="T19">el </text:span><text:span text:style-name="T19">ni</text:span><text:span text:style-name="T19">sl </text:span><text:span text:style-name="T19">bl</text:span><text:span text:style-name="T19">a</text:span><text:span text:style-name="T19">n</text:span><text:span text:style-name="T19">di</text:span><text:span text:style-name="T19">t, </text:span><text:span text:style-name="T19">n</text:span><text:span text:style-name="T19">o</text:span><text:span text:style-name="T19">n </text:span><text:span text:style-name="T19">ef</text:span><text:span text:style-name="T19">fi</text:span><text:span text:style-name="T19">ci</text:span><text:span text:style-name="T19">tu</text:span><text:span text:style-name="T19">r </text:span><text:span text:style-name="T19">lig</text:span><text:span text:style-name="T19">ul</text:span><text:span text:style-name="T19">a </text:span><text:span text:style-name="T19">p</text:span><text:span text:style-name="T19">ul</text:span><text:span text:style-name="T19">vi</text:span><text:span text:style-name="T19">n</text:span><text:span text:style-name="T19">ar</text:span><text:span text:style-name="T19">. </text:span>Donec eleifend, sapien volutpat semper euismod, leo ligula commodo lacus, a vulputate ve eros lacinia. Nam nec nisi et felis aliquet consequat.</text:p>
          </draw:text-box>
        </draw:frame>
        <draw:frame draw:style-name="gr64" draw:text-style-name="P19" draw:layer="layout" svg:width="4.9cm" svg:height="1.119cm" svg:x="1.731cm" svg:y="18.703cm">
          <draw:text-box>
            <text:p text:style-name="P28"><text:span text:style-name="T9">C</text:span><text:span text:style-name="T9">o</text:span><text:span text:style-name="T9">m</text:span><text:span text:style-name="T9">e</text:span><text:span text:style-name="T9">n</text:span><text:span text:style-name="T9">t</text:span><text:span text:style-name="T9">á</text:span><text:span text:style-name="T9">ri</text:span><text:span text:style-name="T9">o</text:span><text:span text:style-name="T9">s</text:span></text:p>
          </draw:text-box>
        </draw:frame>
        <draw:custom-shape draw:style-name="gr71" draw:text-style-name="P15" draw:layer="layout" svg:width="1.2cm" svg:height="1cm" svg:x="15.7cm" svg:y="5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6" draw:text-style-name="P7" draw:layer="layout" svg:width="2.441cm" svg:height="0.962cm" svg:x="26.502cm" svg:y="0.1cm">
          <draw:text-box>
            <text:p text:style-name="P23"><text:span text:style-name="T2">0</text:span><text:span text:style-name="T2">6 </text:span><text:span text:style-name="T2">/ </text:span><text:span text:style-name="T2">1</text:span><text:span text:style-name="T2">3</text:span></text:p>
          </draw:text-box>
        </draw:frame>
        <draw:frame draw:style-name="gr72" draw:text-style-name="P33" draw:layer="layout" svg:width="6.572cm" svg:height="0.806cm" svg:x="14.3cm" svg:y="17.7cm">
          <draw:text-box>
            <text:p text:style-name="P27"><text:span text:style-name="T17">D</text:span><text:span text:style-name="T17">en</text:span><text:span text:style-name="T17">un</text:span><text:span text:style-name="T17">ci</text:span><text:span text:style-name="T17">ar</text:span></text:p>
          </draw:text-box>
        </draw:frame>
        <draw:frame draw:style-name="gr66" draw:text-style-name="P7" draw:layer="layout" svg:width="0.853cm" svg:height="0.962cm" svg:x="14.8cm" svg:y="5.2cm">
          <draw:text-box>
            <text:p text:style-name="P23">5</text:p>
          </draw:text-box>
        </draw:frame>
        <draw:frame draw:style-name="gr72" draw:text-style-name="P33" draw:layer="layout" svg:width="9.1cm" svg:height="0.806cm" svg:x="1.8cm" svg:y="17.7cm">
          <draw:text-box>
            <text:p text:style-name="P27"><text:span text:style-name="T18">Ta</text:span><text:span text:style-name="T18">gs</text:span><text:span text:style-name="T18">: </text:span><text:span text:style-name="T17">bs</text:span><text:span text:style-name="T17">t</text:span><text:span text:style-name="T18"> </text:span><text:span text:style-name="T17">re</text:span><text:span text:style-name="T17">d-</text:span><text:span text:style-name="T17">bl</text:span><text:span text:style-name="T17">ac</text:span><text:span text:style-name="T17">k </text:span><text:span text:style-name="T17">tre</text:span><text:span text:style-name="T17">e</text:span><text:span text:style-name="T18"> </text:span><text:span text:style-name="T17">da</text:span><text:span text:style-name="T17">ta </text:span><text:span text:style-name="T17">str</text:span><text:span text:style-name="T17">uc</text:span><text:span text:style-name="T17">tur</text:span><text:span text:style-name="T17">es</text:span></text:p>
          </draw:text-box>
        </draw:frame>
      </draw:page>
      <draw:page draw:name="page7" draw:style-name="dp1" draw:master-page-name="Default">
        <draw:custom-shape draw:style-name="gr1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7.7cm" svg:height="1.9cm" svg:x="1cm" svg:y="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3.9cm" svg:height="1.9cm" svg:x="7.9cm" svg:y="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0.8cm" svg:height="0.8cm" svg:x="8.6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5" draw:layer="layout" svg:x1="8.8cm" svg:y1="2.1cm" svg:x2="8.6cm" svg:y2="2.5cm">
          <text:p/>
        </draw:line>
        <draw:frame draw:style-name="gr21" draw:text-style-name="P24" draw:layer="layout" svg:width="11.25cm" svg:height="0.962cm" svg:x="9.625cm" svg:y="1.5cm">
          <draw:text-box>
            <text:p><text:span text:style-name="T20">B</text:span><text:span text:style-name="T20">u</text:span><text:span text:style-name="T20">s</text:span><text:span text:style-name="T20">c</text:span><text:span text:style-name="T20">ar </text:span><text:span text:style-name="T20">c</text:span><text:span text:style-name="T20">ur</text:span><text:span text:style-name="T20">s</text:span><text:span text:style-name="T20">o</text:span><text:span text:style-name="T20">s, </text:span><text:span text:style-name="T20">di</text:span><text:span text:style-name="T20">s</text:span><text:span text:style-name="T20">ci</text:span><text:span text:style-name="T20">pli</text:span><text:span text:style-name="T20">n</text:span><text:span text:style-name="T20">a</text:span><text:span text:style-name="T20">s, </text:span><text:span text:style-name="T20">m</text:span><text:span text:style-name="T20">at</text:span><text:span text:style-name="T20">er</text:span><text:span text:style-name="T20">iai</text:span><text:span text:style-name="T20">s.</text:span><text:span text:style-name="T20">..</text:span></text:p>
          </draw:text-box>
        </draw:frame>
        <draw:frame draw:style-name="gr22" draw:text-style-name="P25" draw:layer="layout" svg:width="3.533cm" svg:height="0.962cm" svg:x="22.6cm" svg:y="1.438cm">
          <draw:text-box>
            <text:p><text:span text:style-name="T21">O</text:span><text:span text:style-name="T21">lá</text:span><text:span text:style-name="T21">, </text:span><text:span text:style-name="T21">N</text:span><text:span text:style-name="T21">o</text:span><text:span text:style-name="T21">m</text:span><text:span text:style-name="T21">e</text:span></text:p>
          </draw:text-box>
        </draw:frame>
        <draw:frame draw:style-name="gr23" draw:text-style-name="P14" draw:layer="layout" svg:width="5.43cm" svg:height="1.352cm" svg:x="1.67cm" svg:y="1.248cm">
          <draw:text-box>
            <text:p><text:span text:style-name="T7">S</text:span><text:span text:style-name="T7">a</text:span><text:span text:style-name="T7">l</text:span><text:span text:style-name="T7">v</text:span><text:span text:style-name="T7">a</text:span><text:span text:style-name="T7">V</text:span><text:span text:style-name="T7">i</text:span><text:span text:style-name="T7">d</text:span><text:span text:style-name="T7">a</text:span><text:span text:style-name="T7">s</text:span></text:p>
          </draw:text-box>
        </draw:frame>
        <draw:custom-shape draw:style-name="gr24" draw:text-style-name="P15" draw:layer="layout" svg:width="1.6cm" svg:height="1.5cm" svg:x="26.5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6" draw:layer="layout" svg:width="10.4cm" svg:height="17.1cm" svg:x="18.3cm" svg:y="2.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4.4cm" svg:height="1.4cm" svg:x="18.8cm" svg:y="3.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0.5cm" svg:height="0.5cm" svg:x="22.4cm" svg:y="4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8" draw:text-style-name="P7" draw:layer="layout" svg:width="3.491cm" svg:height="0.962cm" svg:x="18.809cm" svg:y="3.9cm">
          <draw:text-box>
            <text:p><text:span text:style-name="T2">N</text:span><text:span text:style-name="T2">o</text:span><text:span text:style-name="T2">vi</text:span><text:span text:style-name="T2">d</text:span><text:span text:style-name="T2">a</text:span><text:span text:style-name="T2">d</text:span><text:span text:style-name="T2">e</text:span><text:span text:style-name="T2">s</text:span></text:p>
          </draw:text-box>
        </draw:frame>
        <draw:custom-shape draw:style-name="gr29" draw:text-style-name="P15" draw:layer="layout" svg:width="9.3cm" svg:height="3.1cm" svg:x="18.8cm" svg:y="5.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9.3cm" svg:height="3.1cm" svg:x="18.8cm" svg:y="9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9.3cm" svg:height="3.1cm" svg:x="18.8cm" svg:y="13.3cm">
          <text:p/>
          <draw:enhanced-geometry svg:viewBox="0 0 21600 21600" draw:type="rectangle" draw:enhanced-path="M 0 0 L 21600 0 21600 21600 0 21600 0 0 Z N"/>
        </draw:custom-shape>
        <draw:frame draw:style-name="gr30" draw:text-style-name="P18" draw:layer="layout" svg:width="6.657cm" svg:height="0.806cm" svg:x="18.8cm" svg:y="5.794cm">
          <draw:text-box>
            <text:p><text:span text:style-name="T8">Te</text:span><text:span text:style-name="T8">cn</text:span><text:span text:style-name="T8">ic</text:span><text:span text:style-name="T8">as </text:span><text:span text:style-name="T8">de </text:span><text:span text:style-name="T8">Pr</text:span><text:span text:style-name="T8">og</text:span><text:span text:style-name="T8">ra</text:span><text:span text:style-name="T8">m</text:span><text:span text:style-name="T8">aç</text:span><text:span text:style-name="T8">ão </text:span><text:span text:style-name="T8">II</text:span></text:p>
          </draw:text-box>
        </draw:frame>
        <draw:frame draw:style-name="gr31" draw:text-style-name="P18" draw:layer="layout" svg:width="5.789cm" svg:height="0.806cm" svg:x="18.801cm" svg:y="9.594cm">
          <draw:text-box>
            <text:p><text:span text:style-name="T8">Ci</text:span><text:span text:style-name="T8">ên</text:span><text:span text:style-name="T8">ci</text:span><text:span text:style-name="T8">a </text:span><text:span text:style-name="T8">da </text:span><text:span text:style-name="T8">C</text:span><text:span text:style-name="T8">o</text:span><text:span text:style-name="T8">m</text:span><text:span text:style-name="T8">pu</text:span><text:span text:style-name="T8">ta</text:span><text:span text:style-name="T8">çã</text:span><text:span text:style-name="T8">o</text:span></text:p>
          </draw:text-box>
        </draw:frame>
        <draw:frame draw:style-name="gr32" draw:text-style-name="P18" draw:layer="layout" svg:width="5.468cm" svg:height="0.806cm" svg:x="18.801cm" svg:y="13.394cm">
          <draw:text-box>
            <text:p><text:span text:style-name="T8">Al</text:span><text:span text:style-name="T8">go</text:span><text:span text:style-name="T8">rit</text:span><text:span text:style-name="T8">h</text:span><text:span text:style-name="T8">m</text:span><text:span text:style-name="T8">s, </text:span><text:span text:style-name="T8">4t</text:span><text:span text:style-name="T8">h </text:span><text:span text:style-name="T8">E</text:span><text:span text:style-name="T8">dit</text:span><text:span text:style-name="T8">io</text:span><text:span text:style-name="T8">n</text:span></text:p>
          </draw:text-box>
        </draw:frame>
        <draw:frame draw:style-name="gr33" draw:text-style-name="P7" draw:layer="layout" svg:width="9.3cm" svg:height="1.673cm" svg:x="18.8cm" svg:y="14.3cm">
          <draw:text-box>
            <text:p><text:span text:style-name="T2">N</text:span><text:span text:style-name="T2">o</text:span><text:span text:style-name="T2">v</text:span><text:span text:style-name="T2">o </text:span><text:span text:style-name="T2">in</text:span><text:span text:style-name="T2">si</text:span><text:span text:style-name="T2">g</text:span><text:span text:style-name="T2">ht</text:span><text:span text:style-name="T2">: </text:span><text:span text:style-name="T2">“</text:span><text:span text:style-name="T2">S</text:span><text:span text:style-name="T2">o</text:span><text:span text:style-name="T2">br</text:span><text:span text:style-name="T2">e </text:span><text:span text:style-name="T2">ár</text:span><text:span text:style-name="T2">v</text:span><text:span text:style-name="T2">or</text:span><text:span text:style-name="T2">e</text:span><text:span text:style-name="T2">s </text:span><text:span text:style-name="T2">ru</text:span><text:span text:style-name="T2">br</text:span><text:span text:style-name="T2">o-</text:span><text:span text:style-name="T2">n</text:span><text:span text:style-name="T2">e</text:span><text:span text:style-name="T2">gr</text:span><text:span text:style-name="T2">a</text:span><text:span text:style-name="T2">s”</text:span></text:p>
          </draw:text-box>
        </draw:frame>
        <draw:custom-shape draw:style-name="gr26" draw:text-style-name="P4" draw:layer="layout" svg:width="4.4cm" svg:height="1.4cm" svg:x="23.7cm" svg:y="3.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0.5cm" svg:height="0.5cm" svg:x="27.301cm" svg:y="4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4" draw:text-style-name="P7" draw:layer="layout" svg:width="1.92cm" svg:height="0.962cm" svg:x="23.71cm" svg:y="3.9cm">
          <draw:text-box>
            <text:p><text:span text:style-name="T2">T</text:span><text:span text:style-name="T2">u</text:span><text:span text:style-name="T2">d</text:span><text:span text:style-name="T2">o</text:span></text:p>
          </draw:text-box>
        </draw:frame>
        <draw:frame draw:style-name="gr33" draw:text-style-name="P7" draw:layer="layout" svg:width="9.3cm" svg:height="1.673cm" svg:x="18.8cm" svg:y="10.401cm">
          <draw:text-box>
            <text:p><text:span text:style-name="T2">N</text:span><text:span text:style-name="T2">o</text:span><text:span text:style-name="T2">v</text:span><text:span text:style-name="T2">a </text:span><text:span text:style-name="T2">di</text:span><text:span text:style-name="T2">s</text:span><text:span text:style-name="T2">ci</text:span><text:span text:style-name="T2">pli</text:span><text:span text:style-name="T2">n</text:span><text:span text:style-name="T2">a: </text:span><text:span text:style-name="T2">A</text:span><text:span text:style-name="T2">n</text:span><text:span text:style-name="T2">áli</text:span><text:span text:style-name="T2">s</text:span><text:span text:style-name="T2">e </text:span><text:span text:style-name="T2">d</text:span><text:span text:style-name="T2">e </text:span><text:span text:style-name="T2">Al</text:span><text:span text:style-name="T2">g</text:span><text:span text:style-name="T2">or</text:span><text:span text:style-name="T2">it</text:span><text:span text:style-name="T2">m</text:span><text:span text:style-name="T2">o</text:span><text:span text:style-name="T2">s</text:span></text:p>
          </draw:text-box>
        </draw:frame>
        <draw:frame draw:style-name="gr33" draw:text-style-name="P7" draw:layer="layout" svg:width="9.3cm" svg:height="1.673cm" svg:x="18.8cm" svg:y="6.601cm">
          <draw:text-box>
            <text:p><text:span text:style-name="T2">N</text:span><text:span text:style-name="T2">o</text:span><text:span text:style-name="T2">v</text:span><text:span text:style-name="T2">o </text:span><text:span text:style-name="T2">m</text:span><text:span text:style-name="T2">at</text:span><text:span text:style-name="T2">er</text:span><text:span text:style-name="T2">ial</text:span><text:span text:style-name="T2">: </text:span><text:span text:style-name="T2">T</text:span><text:span text:style-name="T2">h</text:span><text:span text:style-name="T2">e </text:span><text:span text:style-name="T2">P</text:span><text:span text:style-name="T2">ra</text:span><text:span text:style-name="T2">ct</text:span><text:span text:style-name="T2">ic</text:span><text:span text:style-name="T2">e </text:span><text:span text:style-name="T2">of </text:span><text:span text:style-name="T2">P</text:span><text:span text:style-name="T2">ro</text:span><text:span text:style-name="T2">gr</text:span><text:span text:style-name="T2">a</text:span><text:span text:style-name="T2">m</text:span><text:span text:style-name="T2">m</text:span><text:span text:style-name="T2">in</text:span><text:span text:style-name="T2">g</text:span></text:p>
          </draw:text-box>
        </draw:frame>
        <draw:custom-shape draw:style-name="gr73" draw:text-style-name="P5" draw:layer="layout" svg:width="13.5cm" svg:height="4.3cm" svg:x="2.8cm" svg:y="5.7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5" draw:layer="layout" svg:width="13.5cm" svg:height="5.6cm" svg:x="2.8cm" svg:y="10.6cm">
          <text:p/>
          <draw:enhanced-geometry svg:viewBox="0 0 21600 21600" draw:type="rectangle" draw:enhanced-path="M 0 0 L 21600 0 21600 21600 0 21600 0 0 Z N"/>
        </draw:custom-shape>
        <draw:frame draw:style-name="gr72" draw:text-style-name="P33" draw:layer="layout" svg:width="6.572cm" svg:height="0.806cm" svg:x="3.1cm" svg:y="6cm">
          <draw:text-box>
            <text:p><text:span text:style-name="T17">Tr</text:span><text:span text:style-name="T17">oll</text:span><text:span text:style-name="T18">, </text:span><text:span text:style-name="T18">ag</text:span><text:span text:style-name="T18">or</text:span><text:span text:style-name="T18">a </text:span><text:span text:style-name="T18">m</text:span><text:span text:style-name="T18">es</text:span><text:span text:style-name="T18">m</text:span><text:span text:style-name="T18">o</text:span></text:p>
          </draw:text-box>
        </draw:frame>
        <draw:frame draw:style-name="gr75" draw:text-style-name="P7" draw:layer="layout" svg:width="12.844cm" svg:height="3.095cm" svg:x="3.056cm" svg:y="11.739cm">
          <draw:text-box>
            <text:p><text:span text:style-name="T2">E</text:span><text:span text:style-name="T2">x</text:span><text:span text:style-name="T2">c</text:span><text:span text:style-name="T2">el</text:span><text:span text:style-name="T2">e</text:span><text:span text:style-name="T2">nt</text:span><text:span text:style-name="T2">e </text:span><text:span text:style-name="T2">liv</text:span><text:span text:style-name="T2">ro</text:span><text:span text:style-name="T2">, </text:span><text:span text:style-name="T2">c</text:span><text:span text:style-name="T2">o</text:span><text:span text:style-name="T2">m </text:span><text:span text:style-name="T2">a </text:span><text:span text:style-name="T2">bi</text:span><text:span text:style-name="T2">bli</text:span><text:span text:style-name="T2">ot</text:span><text:span text:style-name="T2">e</text:span><text:span text:style-name="T2">c</text:span><text:span text:style-name="T2">a </text:span><text:span text:style-name="T2">J</text:span><text:span text:style-name="T2">a</text:span><text:span text:style-name="T2">v</text:span><text:span text:style-name="T2">a </text:span><text:span text:style-name="T2">fo</text:span><text:span text:style-name="T2">rn</text:span><text:span text:style-name="T2">e</text:span><text:span text:style-name="T2">ci</text:span><text:span text:style-name="T2">d</text:span><text:span text:style-name="T2">a </text:span><text:span text:style-name="T2">p</text:span><text:span text:style-name="T2">el</text:span><text:span text:style-name="T2">o</text:span><text:span text:style-name="T2">s </text:span><text:span text:style-name="T2">a</text:span><text:span text:style-name="T2">ut</text:span><text:span text:style-name="T2">or</text:span><text:span text:style-name="T2">e</text:span><text:span text:style-name="T2">s </text:span><text:span text:style-name="T2">p</text:span><text:span text:style-name="T2">u</text:span><text:span text:style-name="T2">d</text:span><text:span text:style-name="T2">e </text:span><text:span text:style-name="T2">te</text:span><text:span text:style-name="T2">st</text:span><text:span text:style-name="T2">ar </text:span><text:span text:style-name="T2">o</text:span><text:span text:style-name="T2">s </text:span><text:span text:style-name="T2">al</text:span><text:span text:style-name="T2">g</text:span><text:span text:style-name="T2">or</text:span><text:span text:style-name="T2">it</text:span><text:span text:style-name="T2">m</text:span><text:span text:style-name="T2">o</text:span><text:span text:style-name="T2">s </text:span><text:span text:style-name="T2">a</text:span><text:span text:style-name="T2">pr</text:span><text:span text:style-name="T2">e</text:span><text:span text:style-name="T2">s</text:span><text:span text:style-name="T2">e</text:span><text:span text:style-name="T2">nt</text:span><text:span text:style-name="T2">a</text:span><text:span text:style-name="T2">d</text:span><text:span text:style-name="T2">o</text:span><text:span text:style-name="T2">s </text:span><text:span text:style-name="T2">c</text:span><text:span text:style-name="T2">o</text:span><text:span text:style-name="T2">m </text:span><text:span text:style-name="T2">fa</text:span><text:span text:style-name="T2">cil</text:span><text:span text:style-name="T2">id</text:span><text:span text:style-name="T2">a</text:span><text:span text:style-name="T2">d</text:span><text:span text:style-name="T2">e </text:span><text:span text:style-name="T2">e </text:span><text:span text:style-name="T2">e</text:span><text:span text:style-name="T2">nt</text:span><text:span text:style-name="T2">e</text:span><text:span text:style-name="T2">n</text:span><text:span text:style-name="T2">d</text:span><text:span text:style-name="T2">er </text:span><text:span text:style-name="T2">n</text:span><text:span text:style-name="T2">a </text:span><text:span text:style-name="T2">pr</text:span><text:span text:style-name="T2">át</text:span><text:span text:style-name="T2">ic</text:span><text:span text:style-name="T2">a </text:span><text:span text:style-name="T2">o</text:span><text:span text:style-name="T2">s </text:span><text:span text:style-name="T2">c</text:span><text:span text:style-name="T2">o</text:span><text:span text:style-name="T2">n</text:span><text:span text:style-name="T2">c</text:span><text:span text:style-name="T2">ei</text:span><text:span text:style-name="T2">to</text:span><text:span text:style-name="T2">s</text:span></text:p>
          </draw:text-box>
        </draw:frame>
        <draw:frame draw:style-name="gr63" draw:text-style-name="P7" draw:layer="layout" svg:width="12.844cm" svg:height="2.384cm" svg:x="3.056cm" svg:y="6.939cm">
          <draw:text-box>
            <text:p><text:span text:style-name="T2">af</text:span><text:span text:style-name="T2">fs </text:span><text:span text:style-name="T2">li </text:span><text:span text:style-name="T2">o </text:span><text:span text:style-name="T2">liv</text:span><text:span text:style-name="T2">ro </text:span><text:span text:style-name="T2">in</text:span><text:span text:style-name="T2">te</text:span><text:span text:style-name="T2">ir</text:span><text:span text:style-name="T2">o </text:span><text:span text:style-name="T2">e </text:span><text:span text:style-name="T2">ai</text:span><text:span text:style-name="T2">n</text:span><text:span text:style-name="T2">d</text:span><text:span text:style-name="T2">a </text:span><text:span text:style-name="T2">tir</text:span><text:span text:style-name="T2">ei </text:span><text:span text:style-name="T2">0 </text:span><text:span text:style-name="T2">n</text:span><text:span text:style-name="T2">a </text:span><text:span text:style-name="T2">p</text:span><text:span text:style-name="T2">3, </text:span><text:span text:style-name="T2">e</text:span><text:span text:style-name="T2">s</text:span><text:span text:style-name="T2">s</text:span><text:span text:style-name="T2">e </text:span><text:span text:style-name="T2">liv</text:span><text:span text:style-name="T2">ro </text:span><text:span text:style-name="T2">n </text:span><text:span text:style-name="T2">pr</text:span><text:span text:style-name="T2">e</text:span><text:span text:style-name="T2">st</text:span><text:span text:style-name="T2">a </text:span><text:span text:style-name="T2">s</text:span><text:span text:style-name="T2">el</text:span><text:span text:style-name="T2">o</text:span><text:span text:style-name="T2">k</text:span><text:span text:style-name="T2">o</text:span></text:p>
          </draw:text-box>
        </draw:frame>
        <draw:frame draw:style-name="gr64" draw:text-style-name="P19" draw:layer="layout" svg:width="4.9cm" svg:height="1.119cm" svg:x="2.531cm" svg:y="3.602cm">
          <draw:text-box>
            <text:p><text:span text:style-name="T9">C</text:span><text:span text:style-name="T9">o</text:span><text:span text:style-name="T9">m</text:span><text:span text:style-name="T9">e</text:span><text:span text:style-name="T9">n</text:span><text:span text:style-name="T9">t</text:span><text:span text:style-name="T9">á</text:span><text:span text:style-name="T9">ri</text:span><text:span text:style-name="T9">o</text:span><text:span text:style-name="T9">s</text:span></text:p>
          </draw:text-box>
        </draw:frame>
        <draw:frame draw:style-name="gr76" draw:text-style-name="P33" draw:layer="layout" svg:width="6.763cm" svg:height="0.806cm" svg:x="3.1cm" svg:y="10.8cm">
          <draw:text-box>
            <text:p><text:span text:style-name="T17">C</text:span><text:span text:style-name="T17">arl</text:span><text:span text:style-name="T17">os </text:span><text:span text:style-name="T17">C</text:span><text:span text:style-name="T17">orr</text:span><text:span text:style-name="T17">êa</text:span><text:span text:style-name="T18">, 5 </text:span><text:span text:style-name="T18">ho</text:span><text:span text:style-name="T18">ra</text:span><text:span text:style-name="T18">s </text:span><text:span text:style-name="T18">atr</text:span><text:span text:style-name="T18">ás</text:span></text:p>
          </draw:text-box>
        </draw:frame>
        <draw:custom-shape draw:style-name="gr77" draw:text-style-name="P15" draw:layer="layout" svg:width="0.9cm" svg:height="0.8cm" svg:x="14.8cm" svg:y="8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72" draw:text-style-name="P33" draw:layer="layout" svg:width="6.572cm" svg:height="0.806cm" svg:x="3.1cm" svg:y="8.8cm">
          <draw:text-box>
            <text:p><text:span text:style-name="T17">D</text:span><text:span text:style-name="T17">en</text:span><text:span text:style-name="T17">un</text:span><text:span text:style-name="T17">ci</text:span><text:span text:style-name="T17">ar</text:span></text:p>
          </draw:text-box>
        </draw:frame>
        <draw:custom-shape draw:style-name="gr78" draw:text-style-name="P32" draw:layer="layout" svg:width="0.9cm" svg:height="0.8cm" svg:x="14.801cm" svg:y="14.9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72" draw:text-style-name="P33" draw:layer="layout" svg:width="6.572cm" svg:height="0.806cm" svg:x="3.1cm" svg:y="15.1cm">
          <draw:text-box>
            <text:p><text:span text:style-name="T17">D</text:span><text:span text:style-name="T17">en</text:span><text:span text:style-name="T17">un</text:span><text:span text:style-name="T17">ci</text:span><text:span text:style-name="T17">ar</text:span></text:p>
          </draw:text-box>
        </draw:frame>
        <draw:frame draw:style-name="gr79" draw:text-style-name="P7" draw:layer="layout" svg:width="15.789cm" svg:height="0.962cm" svg:x="0.7cm" svg:y="0.1cm">
          <draw:text-box>
            <text:p><text:span text:style-name="T2">C</text:span><text:span text:style-name="T2">o</text:span><text:span text:style-name="T2">m</text:span><text:span text:style-name="T2">e</text:span><text:span text:style-name="T2">nt</text:span><text:span text:style-name="T2">ár</text:span><text:span text:style-name="T2">io</text:span><text:span text:style-name="T2">s </text:span><text:span text:style-name="T2">– </text:span><text:span text:style-name="T2">m</text:span><text:span text:style-name="T2">e</text:span><text:span text:style-name="T2">s</text:span><text:span text:style-name="T2">m</text:span><text:span text:style-name="T2">o </text:span><text:span text:style-name="T2">la</text:span><text:span text:style-name="T2">y</text:span><text:span text:style-name="T2">o</text:span><text:span text:style-name="T2">ut </text:span><text:span text:style-name="T2">p</text:span><text:span text:style-name="T2">ar</text:span><text:span text:style-name="T2">a </text:span><text:span text:style-name="T2">m</text:span><text:span text:style-name="T2">at</text:span><text:span text:style-name="T2">er</text:span><text:span text:style-name="T2">iai</text:span><text:span text:style-name="T2">s </text:span><text:span text:style-name="T2">e </text:span><text:span text:style-name="T2">in</text:span><text:span text:style-name="T2">si</text:span><text:span text:style-name="T2">g</text:span><text:span text:style-name="T2">ht</text:span><text:span text:style-name="T2">s</text:span></text:p>
          </draw:text-box>
        </draw:frame>
        <draw:frame draw:style-name="gr16" draw:text-style-name="P7" draw:layer="layout" svg:width="2.441cm" svg:height="0.962cm" svg:x="26.502cm" svg:y="0.1cm">
          <draw:text-box>
            <text:p><text:span text:style-name="T2">0</text:span><text:span text:style-name="T2">7 </text:span><text:span text:style-name="T2">/ </text:span><text:span text:style-name="T2">1</text:span><text:span text:style-name="T2">3</text:span></text:p>
          </draw:text-box>
        </draw:frame>
        <draw:frame draw:style-name="gr66" draw:text-style-name="P17" draw:layer="layout" svg:width="0.853cm" svg:height="0.962cm" svg:x="14.1cm" svg:y="8.7cm">
          <draw:text-box>
            <text:p>0</text:p>
          </draw:text-box>
        </draw:frame>
        <draw:frame draw:style-name="gr66" draw:text-style-name="P17" draw:layer="layout" svg:width="0.853cm" svg:height="0.962cm" svg:x="14.1cm" svg:y="14.9cm">
          <draw:text-box>
            <text:p>2</text:p>
          </draw:text-box>
        </draw:frame>
      </draw:page>
      <draw:page draw:name="page8" draw:style-name="dp1" draw:master-page-name="Default">
        <draw:custom-shape draw:style-name="gr1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7.7cm" svg:height="1.9cm" svg:x="1cm" svg:y="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3.9cm" svg:height="1.9cm" svg:x="7.9cm" svg:y="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0.8cm" svg:height="0.8cm" svg:x="8.6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5" draw:layer="layout" svg:x1="8.8cm" svg:y1="2.1cm" svg:x2="8.6cm" svg:y2="2.5cm">
          <text:p/>
        </draw:line>
        <draw:frame draw:style-name="gr21" draw:text-style-name="P12" draw:layer="layout" svg:width="11.25cm" svg:height="0.962cm" svg:x="9.625cm" svg:y="1.5cm">
          <draw:text-box>
            <text:p><text:span text:style-name="T5">B</text:span><text:span text:style-name="T5">u</text:span><text:span text:style-name="T5">s</text:span><text:span text:style-name="T5">c</text:span><text:span text:style-name="T5">ar </text:span><text:span text:style-name="T5">c</text:span><text:span text:style-name="T5">ur</text:span><text:span text:style-name="T5">s</text:span><text:span text:style-name="T5">o</text:span><text:span text:style-name="T5">s, </text:span><text:span text:style-name="T5">di</text:span><text:span text:style-name="T5">s</text:span><text:span text:style-name="T5">ci</text:span><text:span text:style-name="T5">pli</text:span><text:span text:style-name="T5">n</text:span><text:span text:style-name="T5">a</text:span><text:span text:style-name="T5">s, </text:span><text:span text:style-name="T5">m</text:span><text:span text:style-name="T5">at</text:span><text:span text:style-name="T5">er</text:span><text:span text:style-name="T5">iai</text:span><text:span text:style-name="T5">s.</text:span><text:span text:style-name="T5">..</text:span></text:p>
          </draw:text-box>
        </draw:frame>
        <draw:frame draw:style-name="gr22" draw:text-style-name="P13" draw:layer="layout" svg:width="3.533cm" svg:height="0.962cm" svg:x="22.6cm" svg:y="1.438cm">
          <draw:text-box>
            <text:p><text:span text:style-name="T6">O</text:span><text:span text:style-name="T6">lá</text:span><text:span text:style-name="T6">, </text:span><text:span text:style-name="T6">N</text:span><text:span text:style-name="T6">o</text:span><text:span text:style-name="T6">m</text:span><text:span text:style-name="T6">e</text:span></text:p>
          </draw:text-box>
        </draw:frame>
        <draw:frame draw:style-name="gr23" draw:text-style-name="P14" draw:layer="layout" svg:width="5.43cm" svg:height="1.352cm" svg:x="1.67cm" svg:y="1.248cm">
          <draw:text-box>
            <text:p><text:span text:style-name="T7">S</text:span><text:span text:style-name="T7">a</text:span><text:span text:style-name="T7">l</text:span><text:span text:style-name="T7">v</text:span><text:span text:style-name="T7">a</text:span><text:span text:style-name="T7">V</text:span><text:span text:style-name="T7">i</text:span><text:span text:style-name="T7">d</text:span><text:span text:style-name="T7">a</text:span><text:span text:style-name="T7">s</text:span></text:p>
          </draw:text-box>
        </draw:frame>
        <draw:custom-shape draw:style-name="gr24" draw:text-style-name="P15" draw:layer="layout" svg:width="1.6cm" svg:height="1.5cm" svg:x="26.5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6" draw:layer="layout" svg:width="10.4cm" svg:height="17.1cm" svg:x="18.3cm" svg:y="2.9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5" draw:layer="layout" svg:width="9.3cm" svg:height="1.7cm" svg:x="18.8cm" svg:y="7cm">
          <text:p/>
          <draw:enhanced-geometry svg:viewBox="0 0 21600 21600" draw:type="rectangle" draw:enhanced-path="M 0 0 L 21600 0 21600 21600 0 21600 0 0 Z N"/>
        </draw:custom-shape>
        <draw:frame draw:style-name="gr33" draw:text-style-name="P19" draw:layer="layout" svg:width="9.3cm" svg:height="1.673cm" svg:x="18.8cm" svg:y="7.301cm">
          <draw:text-box>
            <text:p><text:span text:style-name="T9">G</text:span><text:span text:style-name="T9">e</text:span><text:span text:style-name="T9">r</text:span><text:span text:style-name="T9">al</text:span></text:p>
          </draw:text-box>
        </draw:frame>
        <draw:frame draw:style-name="gr41" draw:text-style-name="P17" draw:layer="layout" svg:width="4.446cm" svg:height="0.962cm" svg:x="1.654cm" svg:y="3.538cm">
          <draw:text-box>
            <text:p><text:span text:style-name="T11">P</text:span><text:span text:style-name="T11">re</text:span><text:span text:style-name="T11">fe</text:span><text:span text:style-name="T11">rê</text:span><text:span text:style-name="T11">n</text:span><text:span text:style-name="T11">ci</text:span><text:span text:style-name="T11">a</text:span><text:span text:style-name="T11">s</text:span></text:p>
          </draw:text-box>
        </draw:frame>
        <draw:frame draw:style-name="gr38" draw:text-style-name="P17" draw:layer="layout" svg:width="9.197cm" svg:height="0.962cm" svg:x="4.903cm" svg:y="9cm">
          <draw:text-box>
            <text:p>Nome de usuário</text:p>
          </draw:text-box>
        </draw:frame>
        <draw:frame draw:style-name="gr41" draw:text-style-name="P17" draw:layer="layout" svg:width="6cm" svg:height="0.962cm" svg:x="0.8cm" svg:y="0.1cm">
          <draw:text-box>
            <text:p>Preferências</text:p>
          </draw:text-box>
        </draw:frame>
        <draw:custom-shape draw:style-name="gr80" draw:text-style-name="P15" draw:layer="layout" svg:width="9.3cm" svg:height="1.7cm" svg:x="18.8cm" svg:y="10cm">
          <text:p/>
          <draw:enhanced-geometry svg:viewBox="0 0 21600 21600" draw:type="rectangle" draw:enhanced-path="M 0 0 L 21600 0 21600 21600 0 21600 0 0 Z N"/>
        </draw:custom-shape>
        <draw:frame draw:style-name="gr33" draw:text-style-name="P19" draw:layer="layout" svg:width="9.3cm" svg:height="1.673cm" svg:x="18.8cm" svg:y="10.302cm">
          <draw:text-box>
            <text:p><text:span text:style-name="T9">S</text:span><text:span text:style-name="T9">e</text:span><text:span text:style-name="T9">g</text:span><text:span text:style-name="T9">u</text:span><text:span text:style-name="T9">r</text:span><text:span text:style-name="T9">a</text:span><text:span text:style-name="T9">n</text:span><text:span text:style-name="T9">ç</text:span><text:span text:style-name="T9">a</text:span></text:p>
          </draw:text-box>
        </draw:frame>
        <draw:custom-shape draw:style-name="gr80" draw:text-style-name="P15" draw:layer="layout" svg:width="9.3cm" svg:height="1.7cm" svg:x="18.8cm" svg:y="13cm">
          <text:p/>
          <draw:enhanced-geometry svg:viewBox="0 0 21600 21600" draw:type="rectangle" draw:enhanced-path="M 0 0 L 21600 0 21600 21600 0 21600 0 0 Z N"/>
        </draw:custom-shape>
        <draw:frame draw:style-name="gr33" draw:text-style-name="P19" draw:layer="layout" svg:width="9.3cm" svg:height="1.673cm" svg:x="18.8cm" svg:y="13.3cm">
          <draw:text-box>
            <text:p><text:span text:style-name="T9">G</text:span><text:span text:style-name="T9">e</text:span><text:span text:style-name="T9">r</text:span><text:span text:style-name="T9">e</text:span><text:span text:style-name="T9">n</text:span><text:span text:style-name="T9">ci</text:span><text:span text:style-name="T9">a</text:span><text:span text:style-name="T9">r</text:span></text:p>
          </draw:text-box>
        </draw:frame>
        <draw:custom-shape draw:style-name="gr81" draw:text-style-name="P15" draw:layer="layout" svg:width="3.099cm" svg:height="3.099cm" svg:x="1.901cm" svg:y="5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2" draw:text-style-name="P34" draw:layer="layout" svg:width="4.541cm" svg:height="1.352cm" svg:x="5.601cm" svg:y="5.939cm">
          <draw:text-box>
            <text:p><text:span text:style-name="T22">N</text:span><text:span text:style-name="T22">o</text:span><text:span text:style-name="T22">m</text:span><text:span text:style-name="T22">e</text:span></text:p>
          </draw:text-box>
        </draw:frame>
        <draw:custom-shape draw:style-name="gr83" draw:text-style-name="P15" draw:layer="layout" svg:width="9.3cm" svg:height="1.3cm" svg:x="5.1cm" svg:y="9.9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5" draw:layer="layout" svg:width="9.3cm" svg:height="1.3cm" svg:x="5.1cm" svg:y="12.3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5" draw:layer="layout" svg:width="9.3cm" svg:height="1.3cm" svg:x="5.1cm" svg:y="14.7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15" draw:layer="layout" svg:width="9.3cm" svg:height="2.9cm" svg:x="5.1cm" svg:y="17.1cm">
          <text:p/>
          <draw:enhanced-geometry svg:viewBox="0 0 21600 21600" draw:type="rectangle" draw:enhanced-path="M 0 0 L 21600 0 21600 21600 0 21600 0 0 Z N"/>
        </draw:custom-shape>
        <draw:frame draw:style-name="gr38" draw:text-style-name="P17" draw:layer="layout" svg:width="9.197cm" svg:height="0.962cm" svg:x="4.904cm" svg:y="11.4cm">
          <draw:text-box>
            <text:p>Instituição</text:p>
          </draw:text-box>
        </draw:frame>
        <draw:frame draw:style-name="gr38" draw:text-style-name="P17" draw:layer="layout" svg:width="9.197cm" svg:height="0.962cm" svg:x="4.904cm" svg:y="13.8cm">
          <draw:text-box>
            <text:p>E-mail</text:p>
          </draw:text-box>
        </draw:frame>
        <draw:frame draw:style-name="gr38" draw:text-style-name="P17" draw:layer="layout" svg:width="9.197cm" svg:height="0.962cm" svg:x="4.905cm" svg:y="16.2cm">
          <draw:text-box>
            <text:p>Sobre mim:</text:p>
          </draw:text-box>
        </draw:frame>
        <draw:frame draw:style-name="gr16" draw:text-style-name="P7" draw:layer="layout" svg:width="2.441cm" svg:height="0.962cm" svg:x="26.502cm" svg:y="0.1cm">
          <draw:text-box>
            <text:p><text:span text:style-name="T2">0</text:span><text:span text:style-name="T2">8 </text:span><text:span text:style-name="T2">/ </text:span><text:span text:style-name="T2">1</text:span><text:span text:style-name="T2">3</text:span></text:p>
          </draw:text-box>
        </draw:frame>
      </draw:page>
      <draw:page draw:name="page9" draw:style-name="dp1" draw:master-page-name="Default">
        <draw:custom-shape draw:style-name="gr1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7.7cm" svg:height="1.9cm" svg:x="1cm" svg:y="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3.9cm" svg:height="1.9cm" svg:x="7.9cm" svg:y="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0.8cm" svg:height="0.8cm" svg:x="8.6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5" draw:layer="layout" svg:x1="8.8cm" svg:y1="2.1cm" svg:x2="8.6cm" svg:y2="2.5cm">
          <text:p/>
        </draw:line>
        <draw:frame draw:style-name="gr21" draw:text-style-name="P12" draw:layer="layout" svg:width="11.25cm" svg:height="0.962cm" svg:x="9.625cm" svg:y="1.5cm">
          <draw:text-box>
            <text:p><text:span text:style-name="T5">B</text:span><text:span text:style-name="T5">u</text:span><text:span text:style-name="T5">s</text:span><text:span text:style-name="T5">c</text:span><text:span text:style-name="T5">ar </text:span><text:span text:style-name="T5">c</text:span><text:span text:style-name="T5">ur</text:span><text:span text:style-name="T5">s</text:span><text:span text:style-name="T5">o</text:span><text:span text:style-name="T5">s, </text:span><text:span text:style-name="T5">di</text:span><text:span text:style-name="T5">s</text:span><text:span text:style-name="T5">ci</text:span><text:span text:style-name="T5">pli</text:span><text:span text:style-name="T5">n</text:span><text:span text:style-name="T5">a</text:span><text:span text:style-name="T5">s, </text:span><text:span text:style-name="T5">m</text:span><text:span text:style-name="T5">at</text:span><text:span text:style-name="T5">er</text:span><text:span text:style-name="T5">iai</text:span><text:span text:style-name="T5">s.</text:span><text:span text:style-name="T5">..</text:span></text:p>
          </draw:text-box>
        </draw:frame>
        <draw:frame draw:style-name="gr22" draw:text-style-name="P13" draw:layer="layout" svg:width="3.533cm" svg:height="0.962cm" svg:x="22.6cm" svg:y="1.438cm">
          <draw:text-box>
            <text:p><text:span text:style-name="T6">O</text:span><text:span text:style-name="T6">lá</text:span><text:span text:style-name="T6">, </text:span><text:span text:style-name="T6">N</text:span><text:span text:style-name="T6">o</text:span><text:span text:style-name="T6">m</text:span><text:span text:style-name="T6">e</text:span></text:p>
          </draw:text-box>
        </draw:frame>
        <draw:frame draw:style-name="gr23" draw:text-style-name="P14" draw:layer="layout" svg:width="5.43cm" svg:height="1.352cm" svg:x="1.67cm" svg:y="1.248cm">
          <draw:text-box>
            <text:p><text:span text:style-name="T7">S</text:span><text:span text:style-name="T7">a</text:span><text:span text:style-name="T7">l</text:span><text:span text:style-name="T7">v</text:span><text:span text:style-name="T7">a</text:span><text:span text:style-name="T7">V</text:span><text:span text:style-name="T7">i</text:span><text:span text:style-name="T7">d</text:span><text:span text:style-name="T7">a</text:span><text:span text:style-name="T7">s</text:span></text:p>
          </draw:text-box>
        </draw:frame>
        <draw:custom-shape draw:style-name="gr24" draw:text-style-name="P15" draw:layer="layout" svg:width="1.6cm" svg:height="1.5cm" svg:x="26.5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6" draw:layer="layout" svg:width="10.4cm" svg:height="17.1cm" svg:x="18.3cm" svg:y="2.9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5" draw:layer="layout" svg:width="9.3cm" svg:height="1.7cm" svg:x="18.8cm" svg:y="7cm">
          <text:p/>
          <draw:enhanced-geometry svg:viewBox="0 0 21600 21600" draw:type="rectangle" draw:enhanced-path="M 0 0 L 21600 0 21600 21600 0 21600 0 0 Z N"/>
        </draw:custom-shape>
        <draw:frame draw:style-name="gr33" draw:text-style-name="P19" draw:layer="layout" svg:width="9.3cm" svg:height="1.673cm" svg:x="18.8cm" svg:y="7.301cm">
          <draw:text-box>
            <text:p><text:span text:style-name="T9">G</text:span><text:span text:style-name="T9">e</text:span><text:span text:style-name="T9">r</text:span><text:span text:style-name="T9">al</text:span></text:p>
          </draw:text-box>
        </draw:frame>
        <draw:frame draw:style-name="gr41" draw:text-style-name="P17" draw:layer="layout" svg:width="4.446cm" svg:height="0.962cm" svg:x="1.654cm" svg:y="3.538cm">
          <draw:text-box>
            <text:p><text:span text:style-name="T11">P</text:span><text:span text:style-name="T11">re</text:span><text:span text:style-name="T11">fe</text:span><text:span text:style-name="T11">rê</text:span><text:span text:style-name="T11">n</text:span><text:span text:style-name="T11">ci</text:span><text:span text:style-name="T11">a</text:span><text:span text:style-name="T11">s</text:span></text:p>
          </draw:text-box>
        </draw:frame>
        <draw:frame draw:style-name="gr38" draw:text-style-name="P17" draw:layer="layout" svg:width="9.197cm" svg:height="0.962cm" svg:x="4.903cm" svg:y="5.2cm">
          <draw:text-box>
            <text:p>Nova senha</text:p>
          </draw:text-box>
        </draw:frame>
        <draw:frame draw:style-name="gr33" draw:text-style-name="P17" draw:layer="layout" svg:width="8cm" svg:height="1.673cm" svg:x="0.8cm" svg:y="0.1cm">
          <draw:text-box>
            <text:p>Preferências - Segurança</text:p>
          </draw:text-box>
        </draw:frame>
        <draw:custom-shape draw:style-name="gr80" draw:text-style-name="P15" draw:layer="layout" svg:width="9.3cm" svg:height="1.7cm" svg:x="18.8cm" svg:y="10cm">
          <text:p/>
          <draw:enhanced-geometry svg:viewBox="0 0 21600 21600" draw:type="rectangle" draw:enhanced-path="M 0 0 L 21600 0 21600 21600 0 21600 0 0 Z N"/>
        </draw:custom-shape>
        <draw:frame draw:style-name="gr33" draw:text-style-name="P19" draw:layer="layout" svg:width="9.3cm" svg:height="1.673cm" svg:x="18.8cm" svg:y="10.302cm">
          <draw:text-box>
            <text:p><text:span text:style-name="T9">S</text:span><text:span text:style-name="T9">e</text:span><text:span text:style-name="T9">g</text:span><text:span text:style-name="T9">u</text:span><text:span text:style-name="T9">r</text:span><text:span text:style-name="T9">a</text:span><text:span text:style-name="T9">n</text:span><text:span text:style-name="T9">ç</text:span><text:span text:style-name="T9">a</text:span></text:p>
          </draw:text-box>
        </draw:frame>
        <draw:custom-shape draw:style-name="gr80" draw:text-style-name="P15" draw:layer="layout" svg:width="9.3cm" svg:height="1.7cm" svg:x="18.8cm" svg:y="13cm">
          <text:p/>
          <draw:enhanced-geometry svg:viewBox="0 0 21600 21600" draw:type="rectangle" draw:enhanced-path="M 0 0 L 21600 0 21600 21600 0 21600 0 0 Z N"/>
        </draw:custom-shape>
        <draw:frame draw:style-name="gr33" draw:text-style-name="P19" draw:layer="layout" svg:width="9.3cm" svg:height="1.673cm" svg:x="18.8cm" svg:y="13.3cm">
          <draw:text-box>
            <text:p><text:span text:style-name="T9">G</text:span><text:span text:style-name="T9">e</text:span><text:span text:style-name="T9">r</text:span><text:span text:style-name="T9">e</text:span><text:span text:style-name="T9">n</text:span><text:span text:style-name="T9">ci</text:span><text:span text:style-name="T9">a</text:span><text:span text:style-name="T9">r</text:span></text:p>
          </draw:text-box>
        </draw:frame>
        <draw:custom-shape draw:style-name="gr83" draw:text-style-name="P15" draw:layer="layout" svg:width="9.3cm" svg:height="1.3cm" svg:x="5.1cm" svg:y="6.1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5" draw:layer="layout" svg:width="9.3cm" svg:height="1.3cm" svg:x="5.1cm" svg:y="8.5cm">
          <text:p/>
          <draw:enhanced-geometry svg:viewBox="0 0 21600 21600" draw:type="rectangle" draw:enhanced-path="M 0 0 L 21600 0 21600 21600 0 21600 0 0 Z N"/>
        </draw:custom-shape>
        <draw:frame draw:style-name="gr38" draw:text-style-name="P17" draw:layer="layout" svg:width="9.197cm" svg:height="0.962cm" svg:x="4.904cm" svg:y="7.6cm">
          <draw:text-box>
            <text:p>Senha atual</text:p>
          </draw:text-box>
        </draw:frame>
        <draw:custom-shape draw:style-name="gr85" draw:text-style-name="P35" draw:layer="layout" svg:width="6.1cm" svg:height="1.8cm" svg:x="10.1cm" svg:y="10.8cm">
          <text:p text:style-name="P9"><text:span text:style-name="T15">Alterar senha</text:span></text:p>
          <draw:enhanced-geometry svg:viewBox="0 0 21600 21600" draw:type="rectangle" draw:enhanced-path="M 0 0 L 21600 0 21600 21600 0 21600 0 0 Z N"/>
        </draw:custom-shape>
        <draw:custom-shape draw:style-name="gr86" draw:text-style-name="P22" draw:layer="layout" svg:width="6.4cm" svg:height="1.8cm" svg:x="3.1cm" svg:y="10.8cm">
          <text:p text:style-name="P9"><text:span text:style-name="T15">Confirmar e-mail</text:span></text:p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2.441cm" svg:height="0.962cm" svg:x="26.502cm" svg:y="0.1cm">
          <draw:text-box>
            <text:p><text:span text:style-name="T2">0</text:span><text:span text:style-name="T2">9 </text:span><text:span text:style-name="T2">/ </text:span><text:span text:style-name="T2">1</text:span><text:span text:style-name="T2">3</text:span></text:p>
          </draw:text-box>
        </draw:frame>
      </draw:page>
      <draw:page draw:name="page10" draw:style-name="dp1" draw:master-page-name="Default">
        <draw:custom-shape draw:style-name="gr1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7.7cm" svg:height="1.9cm" svg:x="1cm" svg:y="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3.9cm" svg:height="1.9cm" svg:x="7.9cm" svg:y="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0.8cm" svg:height="0.8cm" svg:x="8.6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5" draw:layer="layout" svg:x1="8.8cm" svg:y1="2.1cm" svg:x2="8.6cm" svg:y2="2.5cm">
          <text:p/>
        </draw:line>
        <draw:frame draw:style-name="gr21" draw:text-style-name="P12" draw:layer="layout" svg:width="11.25cm" svg:height="0.962cm" svg:x="9.625cm" svg:y="1.5cm">
          <draw:text-box>
            <text:p><text:span text:style-name="T5">B</text:span><text:span text:style-name="T5">u</text:span><text:span text:style-name="T5">s</text:span><text:span text:style-name="T5">c</text:span><text:span text:style-name="T5">ar </text:span><text:span text:style-name="T5">c</text:span><text:span text:style-name="T5">ur</text:span><text:span text:style-name="T5">s</text:span><text:span text:style-name="T5">o</text:span><text:span text:style-name="T5">s, </text:span><text:span text:style-name="T5">di</text:span><text:span text:style-name="T5">s</text:span><text:span text:style-name="T5">ci</text:span><text:span text:style-name="T5">pli</text:span><text:span text:style-name="T5">n</text:span><text:span text:style-name="T5">a</text:span><text:span text:style-name="T5">s, </text:span><text:span text:style-name="T5">m</text:span><text:span text:style-name="T5">at</text:span><text:span text:style-name="T5">er</text:span><text:span text:style-name="T5">iai</text:span><text:span text:style-name="T5">s.</text:span><text:span text:style-name="T5">..</text:span></text:p>
          </draw:text-box>
        </draw:frame>
        <draw:frame draw:style-name="gr22" draw:text-style-name="P13" draw:layer="layout" svg:width="3.533cm" svg:height="0.962cm" svg:x="22.6cm" svg:y="1.438cm">
          <draw:text-box>
            <text:p><text:span text:style-name="T6">O</text:span><text:span text:style-name="T6">lá</text:span><text:span text:style-name="T6">, </text:span><text:span text:style-name="T6">N</text:span><text:span text:style-name="T6">o</text:span><text:span text:style-name="T6">m</text:span><text:span text:style-name="T6">e</text:span></text:p>
          </draw:text-box>
        </draw:frame>
        <draw:frame draw:style-name="gr23" draw:text-style-name="P14" draw:layer="layout" svg:width="5.43cm" svg:height="1.352cm" svg:x="1.67cm" svg:y="1.248cm">
          <draw:text-box>
            <text:p><text:span text:style-name="T7">S</text:span><text:span text:style-name="T7">a</text:span><text:span text:style-name="T7">l</text:span><text:span text:style-name="T7">v</text:span><text:span text:style-name="T7">a</text:span><text:span text:style-name="T7">V</text:span><text:span text:style-name="T7">i</text:span><text:span text:style-name="T7">d</text:span><text:span text:style-name="T7">a</text:span><text:span text:style-name="T7">s</text:span></text:p>
          </draw:text-box>
        </draw:frame>
        <draw:custom-shape draw:style-name="gr24" draw:text-style-name="P15" draw:layer="layout" svg:width="1.6cm" svg:height="1.5cm" svg:x="26.5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6" draw:layer="layout" svg:width="10.4cm" svg:height="17.1cm" svg:x="18.3cm" svg:y="2.9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5" draw:layer="layout" svg:width="9.3cm" svg:height="1.7cm" svg:x="18.8cm" svg:y="7cm">
          <text:p/>
          <draw:enhanced-geometry svg:viewBox="0 0 21600 21600" draw:type="rectangle" draw:enhanced-path="M 0 0 L 21600 0 21600 21600 0 21600 0 0 Z N"/>
        </draw:custom-shape>
        <draw:frame draw:style-name="gr33" draw:text-style-name="P19" draw:layer="layout" svg:width="9.3cm" svg:height="1.673cm" svg:x="18.8cm" svg:y="7.301cm">
          <draw:text-box>
            <text:p><text:span text:style-name="T9">G</text:span><text:span text:style-name="T9">e</text:span><text:span text:style-name="T9">r</text:span><text:span text:style-name="T9">al</text:span></text:p>
          </draw:text-box>
        </draw:frame>
        <draw:frame draw:style-name="gr41" draw:text-style-name="P17" draw:layer="layout" svg:width="4.446cm" svg:height="0.962cm" svg:x="1.654cm" svg:y="3.538cm">
          <draw:text-box>
            <text:p><text:span text:style-name="T11">P</text:span><text:span text:style-name="T11">re</text:span><text:span text:style-name="T11">fe</text:span><text:span text:style-name="T11">rê</text:span><text:span text:style-name="T11">n</text:span><text:span text:style-name="T11">ci</text:span><text:span text:style-name="T11">a</text:span><text:span text:style-name="T11">s</text:span></text:p>
          </draw:text-box>
        </draw:frame>
        <draw:frame draw:style-name="gr63" draw:text-style-name="P17" draw:layer="layout" svg:width="20.9cm" svg:height="2.384cm" svg:x="0.8cm" svg:y="0.1cm">
          <draw:text-box>
            <text:p>Preferências – Gerenciar (mesmo layout para cursos, disciplinas...)</text:p>
          </draw:text-box>
        </draw:frame>
        <draw:custom-shape draw:style-name="gr80" draw:text-style-name="P15" draw:layer="layout" svg:width="9.3cm" svg:height="1.7cm" svg:x="18.8cm" svg:y="10cm">
          <text:p/>
          <draw:enhanced-geometry svg:viewBox="0 0 21600 21600" draw:type="rectangle" draw:enhanced-path="M 0 0 L 21600 0 21600 21600 0 21600 0 0 Z N"/>
        </draw:custom-shape>
        <draw:frame draw:style-name="gr33" draw:text-style-name="P19" draw:layer="layout" svg:width="9.3cm" svg:height="1.673cm" svg:x="18.8cm" svg:y="10.302cm">
          <draw:text-box>
            <text:p><text:span text:style-name="T9">S</text:span><text:span text:style-name="T9">e</text:span><text:span text:style-name="T9">g</text:span><text:span text:style-name="T9">u</text:span><text:span text:style-name="T9">r</text:span><text:span text:style-name="T9">a</text:span><text:span text:style-name="T9">n</text:span><text:span text:style-name="T9">ç</text:span><text:span text:style-name="T9">a</text:span></text:p>
          </draw:text-box>
        </draw:frame>
        <draw:custom-shape draw:style-name="gr80" draw:text-style-name="P15" draw:layer="layout" svg:width="9.3cm" svg:height="1.7cm" svg:x="18.8cm" svg:y="13cm">
          <text:p/>
          <draw:enhanced-geometry svg:viewBox="0 0 21600 21600" draw:type="rectangle" draw:enhanced-path="M 0 0 L 21600 0 21600 21600 0 21600 0 0 Z N"/>
        </draw:custom-shape>
        <draw:frame draw:style-name="gr33" draw:text-style-name="P19" draw:layer="layout" svg:width="9.3cm" svg:height="1.673cm" svg:x="18.8cm" svg:y="13.3cm">
          <draw:text-box>
            <text:p><text:span text:style-name="T9">G</text:span><text:span text:style-name="T9">e</text:span><text:span text:style-name="T9">r</text:span><text:span text:style-name="T9">e</text:span><text:span text:style-name="T9">n</text:span><text:span text:style-name="T9">ci</text:span><text:span text:style-name="T9">a</text:span><text:span text:style-name="T9">r</text:span></text:p>
          </draw:text-box>
        </draw:frame>
        <draw:custom-shape draw:style-name="gr87" draw:text-style-name="P4" draw:layer="layout" svg:width="8.3cm" svg:height="1.4cm" svg:x="5.8cm" svg:y="5cm">
          <text:p/>
          <draw:enhanced-geometry svg:viewBox="0 0 21600 21600" draw:type="rectangle" draw:enhanced-path="M 0 0 L 21600 0 21600 21600 0 21600 0 0 Z N"/>
        </draw:custom-shape>
        <draw:frame draw:style-name="gr33" draw:text-style-name="P19" draw:layer="layout" svg:width="9.3cm" svg:height="1.673cm" svg:x="1.6cm" svg:y="5.101cm">
          <draw:text-box>
            <text:p><text:span text:style-name="T9">G</text:span><text:span text:style-name="T9">e</text:span><text:span text:style-name="T9">r</text:span><text:span text:style-name="T9">e</text:span><text:span text:style-name="T9">n</text:span><text:span text:style-name="T9">ci</text:span><text:span text:style-name="T9">a</text:span><text:span text:style-name="T9">r</text:span></text:p>
          </draw:text-box>
        </draw:frame>
        <draw:custom-shape draw:style-name="gr27" draw:text-style-name="P3" draw:layer="layout" svg:width="0.5cm" svg:height="0.5cm" svg:x="13.301cm" svg:y="5.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8" draw:text-style-name="P7" draw:layer="layout" svg:width="3.491cm" svg:height="0.962cm" svg:x="6.01cm" svg:y="5.2cm">
          <draw:text-box>
            <text:p><text:span text:style-name="T2">C</text:span><text:span text:style-name="T2">ur</text:span><text:span text:style-name="T2">s</text:span><text:span text:style-name="T2">o</text:span><text:span text:style-name="T2">s</text:span></text:p>
          </draw:text-box>
        </draw:frame>
        <draw:custom-shape draw:style-name="gr35" draw:text-style-name="P5" draw:layer="layout" svg:width="13.5cm" svg:height="4cm" svg:x="2.8cm" svg:y="7.2cm">
          <text:p/>
          <draw:enhanced-geometry svg:viewBox="0 0 21600 21600" draw:type="rectangle" draw:enhanced-path="M 0 0 L 21600 0 21600 21600 0 21600 0 0 Z N"/>
        </draw:custom-shape>
        <draw:frame draw:style-name="gr39" draw:text-style-name="P20" draw:layer="layout" svg:width="9.527cm" svg:height="1.195cm" svg:x="3.101cm" svg:y="7.439cm">
          <draw:text-box>
            <text:p><text:span text:style-name="T10">C</text:span><text:span text:style-name="T10">i</text:span><text:span text:style-name="T10">ê</text:span><text:span text:style-name="T10">n</text:span><text:span text:style-name="T10">ci</text:span><text:span text:style-name="T10">a </text:span><text:span text:style-name="T10">d</text:span><text:span text:style-name="T10">a </text:span><text:span text:style-name="T10">C</text:span><text:span text:style-name="T10">o</text:span><text:span text:style-name="T10">m</text:span><text:span text:style-name="T10">p</text:span><text:span text:style-name="T10">u</text:span><text:span text:style-name="T10">t</text:span><text:span text:style-name="T10">a</text:span><text:span text:style-name="T10">ç</text:span><text:span text:style-name="T10">ã</text:span><text:span text:style-name="T10">o</text:span></text:p>
          </draw:text-box>
        </draw:frame>
        <draw:frame draw:style-name="gr41" draw:text-style-name="P17" draw:layer="layout" svg:width="4.446cm" svg:height="0.962cm" svg:x="3.154cm" svg:y="8.738cm">
          <draw:text-box>
            <text:p><text:span text:style-name="T11">S</text:span><text:span text:style-name="T11">o</text:span><text:span text:style-name="T11">br</text:span><text:span text:style-name="T11">e</text:span></text:p>
          </draw:text-box>
        </draw:frame>
        <draw:custom-shape draw:style-name="gr88" draw:text-style-name="P36" draw:layer="layout" svg:width="4.1cm" svg:height="1.8cm" svg:x="11.8cm" svg:y="9cm">
          <text:p text:style-name="P9"><text:span text:style-name="T4">Remover</text:span></text:p>
          <draw:enhanced-geometry svg:viewBox="0 0 21600 21600" draw:type="rectangle" draw:enhanced-path="M 0 0 L 21600 0 21600 21600 0 21600 0 0 Z N"/>
        </draw:custom-shape>
        <draw:custom-shape draw:style-name="gr35" draw:text-style-name="P5" draw:layer="layout" svg:width="13.5cm" svg:height="4cm" svg:x="2.8cm" svg:y="12cm">
          <text:p/>
          <draw:enhanced-geometry svg:viewBox="0 0 21600 21600" draw:type="rectangle" draw:enhanced-path="M 0 0 L 21600 0 21600 21600 0 21600 0 0 Z N"/>
        </draw:custom-shape>
        <draw:frame draw:style-name="gr39" draw:text-style-name="P20" draw:layer="layout" svg:width="9.527cm" svg:height="1.195cm" svg:x="3.101cm" svg:y="12.239cm">
          <draw:text-box>
            <text:p><text:span text:style-name="T10">P</text:span><text:span text:style-name="T10">e</text:span><text:span text:style-name="T10">d</text:span><text:span text:style-name="T10">a</text:span><text:span text:style-name="T10">g</text:span><text:span text:style-name="T10">o</text:span><text:span text:style-name="T10">g</text:span><text:span text:style-name="T10">i</text:span><text:span text:style-name="T10">a</text:span></text:p>
          </draw:text-box>
        </draw:frame>
        <draw:frame draw:style-name="gr41" draw:text-style-name="P17" draw:layer="layout" svg:width="4.446cm" svg:height="0.962cm" svg:x="3.154cm" svg:y="13.538cm">
          <draw:text-box>
            <text:p><text:span text:style-name="T11">S</text:span><text:span text:style-name="T11">o</text:span><text:span text:style-name="T11">br</text:span><text:span text:style-name="T11">e</text:span></text:p>
          </draw:text-box>
        </draw:frame>
        <draw:custom-shape draw:style-name="gr88" draw:text-style-name="P36" draw:layer="layout" svg:width="4.1cm" svg:height="1.8cm" svg:x="11.8cm" svg:y="13.8cm">
          <text:p text:style-name="P9"><text:span text:style-name="T4">Remover</text:span></text:p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2.441cm" svg:height="0.962cm" svg:x="26.502cm" svg:y="0.1cm">
          <draw:text-box>
            <text:p><text:span text:style-name="T2">1</text:span><text:span text:style-name="T2">0 </text:span><text:span text:style-name="T2">/ </text:span><text:span text:style-name="T2">1</text:span><text:span text:style-name="T2">3</text:span></text:p>
          </draw:text-box>
        </draw:frame>
      </draw:page>
      <draw:page draw:name="page11" draw:style-name="dp1" draw:master-page-name="Default">
        <draw:custom-shape draw:style-name="gr1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7.7cm" svg:height="1.9cm" svg:x="1cm" svg:y="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3.9cm" svg:height="1.9cm" svg:x="7.9cm" svg:y="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0.8cm" svg:height="0.8cm" svg:x="8.6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5" draw:layer="layout" svg:x1="8.8cm" svg:y1="2.1cm" svg:x2="8.6cm" svg:y2="2.5cm">
          <text:p/>
        </draw:line>
        <draw:frame draw:style-name="gr21" draw:text-style-name="P37" draw:layer="layout" svg:width="11.25cm" svg:height="0.962cm" svg:x="9.625cm" svg:y="1.5cm">
          <draw:text-box>
            <text:p><text:span text:style-name="T23">C</text:span><text:span text:style-name="T23">ál</text:span><text:span text:style-name="T23">c</text:span><text:span text:style-name="T23">ul</text:span><text:span text:style-name="T23">o </text:span><text:span text:style-name="T23">II</text:span></text:p>
          </draw:text-box>
        </draw:frame>
        <draw:frame draw:style-name="gr22" draw:text-style-name="P13" draw:layer="layout" svg:width="3.533cm" svg:height="0.962cm" svg:x="22.6cm" svg:y="1.438cm">
          <draw:text-box>
            <text:p><text:span text:style-name="T6">O</text:span><text:span text:style-name="T6">lá</text:span><text:span text:style-name="T6">, </text:span><text:span text:style-name="T6">N</text:span><text:span text:style-name="T6">o</text:span><text:span text:style-name="T6">m</text:span><text:span text:style-name="T6">e</text:span></text:p>
          </draw:text-box>
        </draw:frame>
        <draw:frame draw:style-name="gr23" draw:text-style-name="P14" draw:layer="layout" svg:width="5.43cm" svg:height="1.352cm" svg:x="1.67cm" svg:y="1.248cm">
          <draw:text-box>
            <text:p><text:span text:style-name="T7">S</text:span><text:span text:style-name="T7">a</text:span><text:span text:style-name="T7">l</text:span><text:span text:style-name="T7">v</text:span><text:span text:style-name="T7">a</text:span><text:span text:style-name="T7">V</text:span><text:span text:style-name="T7">i</text:span><text:span text:style-name="T7">d</text:span><text:span text:style-name="T7">a</text:span><text:span text:style-name="T7">s</text:span></text:p>
          </draw:text-box>
        </draw:frame>
        <draw:custom-shape draw:style-name="gr24" draw:text-style-name="P15" draw:layer="layout" svg:width="1.6cm" svg:height="1.5cm" svg:x="26.5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6" draw:layer="layout" svg:width="10.4cm" svg:height="17.1cm" svg:x="18.3cm" svg:y="2.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4.4cm" svg:height="1.4cm" svg:x="18.8cm" svg:y="3.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0.5cm" svg:height="0.5cm" svg:x="22.4cm" svg:y="4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8" draw:text-style-name="P17" draw:layer="layout" svg:width="3.491cm" svg:height="0.962cm" svg:x="18.809cm" svg:y="3.9cm">
          <draw:text-box>
            <text:p>Novidades</text:p>
          </draw:text-box>
        </draw:frame>
        <draw:custom-shape draw:style-name="gr29" draw:text-style-name="P15" draw:layer="layout" svg:width="9.3cm" svg:height="3.1cm" svg:x="18.8cm" svg:y="5.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9.3cm" svg:height="3.1cm" svg:x="18.8cm" svg:y="9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9.3cm" svg:height="3.1cm" svg:x="18.8cm" svg:y="13.3cm">
          <text:p/>
          <draw:enhanced-geometry svg:viewBox="0 0 21600 21600" draw:type="rectangle" draw:enhanced-path="M 0 0 L 21600 0 21600 21600 0 21600 0 0 Z N"/>
        </draw:custom-shape>
        <draw:frame draw:style-name="gr30" draw:text-style-name="P18" draw:layer="layout" svg:width="6.657cm" svg:height="0.806cm" svg:x="18.8cm" svg:y="5.794cm">
          <draw:text-box>
            <text:p><text:span text:style-name="T8">Te</text:span><text:span text:style-name="T8">cn</text:span><text:span text:style-name="T8">ic</text:span><text:span text:style-name="T8">as </text:span><text:span text:style-name="T8">de </text:span><text:span text:style-name="T8">Pr</text:span><text:span text:style-name="T8">og</text:span><text:span text:style-name="T8">ra</text:span><text:span text:style-name="T8">m</text:span><text:span text:style-name="T8">aç</text:span><text:span text:style-name="T8">ão </text:span><text:span text:style-name="T8">II</text:span></text:p>
          </draw:text-box>
        </draw:frame>
        <draw:frame draw:style-name="gr31" draw:text-style-name="P18" draw:layer="layout" svg:width="5.789cm" svg:height="0.806cm" svg:x="18.801cm" svg:y="9.594cm">
          <draw:text-box>
            <text:p><text:span text:style-name="T8">Ci</text:span><text:span text:style-name="T8">ên</text:span><text:span text:style-name="T8">ci</text:span><text:span text:style-name="T8">a </text:span><text:span text:style-name="T8">da </text:span><text:span text:style-name="T8">C</text:span><text:span text:style-name="T8">o</text:span><text:span text:style-name="T8">m</text:span><text:span text:style-name="T8">pu</text:span><text:span text:style-name="T8">ta</text:span><text:span text:style-name="T8">çã</text:span><text:span text:style-name="T8">o</text:span></text:p>
          </draw:text-box>
        </draw:frame>
        <draw:frame draw:style-name="gr32" draw:text-style-name="P18" draw:layer="layout" svg:width="5.468cm" svg:height="0.806cm" svg:x="18.801cm" svg:y="13.394cm">
          <draw:text-box>
            <text:p><text:span text:style-name="T8">Al</text:span><text:span text:style-name="T8">go</text:span><text:span text:style-name="T8">rit</text:span><text:span text:style-name="T8">h</text:span><text:span text:style-name="T8">m</text:span><text:span text:style-name="T8">s, </text:span><text:span text:style-name="T8">4t</text:span><text:span text:style-name="T8">h </text:span><text:span text:style-name="T8">E</text:span><text:span text:style-name="T8">dit</text:span><text:span text:style-name="T8">io</text:span><text:span text:style-name="T8">n</text:span></text:p>
          </draw:text-box>
        </draw:frame>
        <draw:frame draw:style-name="gr33" draw:text-style-name="P17" draw:layer="layout" svg:width="9.3cm" svg:height="1.673cm" svg:x="18.8cm" svg:y="14.3cm">
          <draw:text-box>
            <text:p>Novo insight: “Sobre árvores rubro-negras”</text:p>
          </draw:text-box>
        </draw:frame>
        <draw:custom-shape draw:style-name="gr26" draw:text-style-name="P4" draw:layer="layout" svg:width="4.4cm" svg:height="1.4cm" svg:x="23.7cm" svg:y="3.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0.5cm" svg:height="0.5cm" svg:x="27.301cm" svg:y="4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4" draw:text-style-name="P17" draw:layer="layout" svg:width="1.92cm" svg:height="0.962cm" svg:x="23.71cm" svg:y="3.9cm">
          <draw:text-box>
            <text:p>Tudo</text:p>
          </draw:text-box>
        </draw:frame>
        <draw:frame draw:style-name="gr33" draw:text-style-name="P17" draw:layer="layout" svg:width="9.3cm" svg:height="1.673cm" svg:x="18.8cm" svg:y="10.401cm">
          <draw:text-box>
            <text:p>Nova disciplina: Análise de Algoritmos</text:p>
          </draw:text-box>
        </draw:frame>
        <draw:frame draw:style-name="gr33" draw:text-style-name="P17" draw:layer="layout" svg:width="9.3cm" svg:height="1.673cm" svg:x="18.8cm" svg:y="6.601cm">
          <draw:text-box>
            <text:p>Novo material: The Practice of Programming</text:p>
          </draw:text-box>
        </draw:frame>
        <draw:frame draw:style-name="gr33" draw:text-style-name="P17" draw:layer="layout" svg:width="6.546cm" svg:height="1.673cm" svg:x="1.654cm" svg:y="3.538cm">
          <draw:text-box>
            <text:p><text:span text:style-name="T13">B</text:span><text:span text:style-name="T13">u</text:span><text:span text:style-name="T13">s</text:span><text:span text:style-name="T13">c</text:span><text:span text:style-name="T13">a </text:span><text:span text:style-name="T13">&gt; </text:span><text:span text:style-name="T13">“</text:span><text:span text:style-name="T13">C</text:span><text:span text:style-name="T13">ál</text:span><text:span text:style-name="T13">c</text:span><text:span text:style-name="T13">ul</text:span><text:span text:style-name="T13">o </text:span><text:span text:style-name="T13">II”</text:span></text:p>
          </draw:text-box>
        </draw:frame>
        <draw:custom-shape draw:style-name="gr89" draw:text-style-name="P5" draw:layer="layout" svg:width="13.5cm" svg:height="3.9cm" svg:x="2.8cm" svg:y="7.7cm">
          <text:p/>
          <draw:enhanced-geometry svg:viewBox="0 0 21600 21600" draw:type="rectangle" draw:enhanced-path="M 0 0 L 21600 0 21600 21600 0 21600 0 0 Z N"/>
        </draw:custom-shape>
        <draw:frame draw:style-name="gr36" draw:text-style-name="P19" draw:layer="layout" svg:width="4.905cm" svg:height="1.119cm" svg:x="1.7cm" svg:y="4.781cm">
          <draw:text-box>
            <text:p><text:span text:style-name="T9">R</text:span><text:span text:style-name="T9">e</text:span><text:span text:style-name="T9">s</text:span><text:span text:style-name="T9">ul</text:span><text:span text:style-name="T9">t</text:span><text:span text:style-name="T9">a</text:span><text:span text:style-name="T9">d</text:span><text:span text:style-name="T9">o</text:span><text:span text:style-name="T9">s</text:span></text:p>
          </draw:text-box>
        </draw:frame>
        <draw:custom-shape draw:style-name="gr90" draw:text-style-name="P5" draw:layer="layout" svg:width="13.5cm" svg:height="3.8cm" svg:x="2.8cm" svg:y="12.4cm">
          <text:p/>
          <draw:enhanced-geometry svg:viewBox="0 0 21600 21600" draw:type="rectangle" draw:enhanced-path="M 0 0 L 21600 0 21600 21600 0 21600 0 0 Z N"/>
        </draw:custom-shape>
        <draw:frame draw:style-name="gr91" draw:text-style-name="P20" draw:layer="layout" svg:width="12.262cm" svg:height="1.195cm" svg:x="3.1cm" svg:y="12.738cm">
          <draw:text-box>
            <text:p><text:span text:style-name="T10">C</text:span><text:span text:style-name="T10">á</text:span><text:span text:style-name="T10">lc</text:span><text:span text:style-name="T10">u</text:span><text:span text:style-name="T10">l</text:span><text:span text:style-name="T10">o </text:span><text:span text:style-name="T10">D</text:span><text:span text:style-name="T10">if</text:span><text:span text:style-name="T10">e</text:span><text:span text:style-name="T10">r</text:span><text:span text:style-name="T10">e</text:span><text:span text:style-name="T10">n</text:span><text:span text:style-name="T10">ci</text:span><text:span text:style-name="T10">a</text:span><text:span text:style-name="T10">l </text:span><text:span text:style-name="T10">e </text:span><text:span text:style-name="T10">I</text:span><text:span text:style-name="T10">n</text:span><text:span text:style-name="T10">t</text:span><text:span text:style-name="T10">e</text:span><text:span text:style-name="T10">g</text:span><text:span text:style-name="T10">r</text:span><text:span text:style-name="T10">a</text:span><text:span text:style-name="T10">l </text:span><text:span text:style-name="T10">II</text:span><text:span text:style-name="T10">I</text:span></text:p>
          </draw:text-box>
        </draw:frame>
        <draw:frame draw:style-name="gr92" draw:text-style-name="P17" draw:layer="layout" svg:width="12.334cm" svg:height="1.873cm" svg:x="3.1cm" svg:y="13.927cm">
          <draw:text-box>
            <text:p>Cálculo integral de funções de duas e três</text:p>
            <text:p>variáveis, incluindo exemplos e...</text:p>
          </draw:text-box>
        </draw:frame>
        <draw:frame draw:style-name="gr93" draw:text-style-name="P20" draw:layer="layout" svg:width="12.025cm" svg:height="1.195cm" svg:x="3.101cm" svg:y="7.939cm">
          <draw:text-box>
            <text:p><text:span text:style-name="T10">C</text:span><text:span text:style-name="T10">á</text:span><text:span text:style-name="T10">lc</text:span><text:span text:style-name="T10">u</text:span><text:span text:style-name="T10">l</text:span><text:span text:style-name="T10">o </text:span><text:span text:style-name="T10">D</text:span><text:span text:style-name="T10">if</text:span><text:span text:style-name="T10">e</text:span><text:span text:style-name="T10">r</text:span><text:span text:style-name="T10">e</text:span><text:span text:style-name="T10">n</text:span><text:span text:style-name="T10">ci</text:span><text:span text:style-name="T10">a</text:span><text:span text:style-name="T10">l </text:span><text:span text:style-name="T10">e </text:span><text:span text:style-name="T10">I</text:span><text:span text:style-name="T10">n</text:span><text:span text:style-name="T10">t</text:span><text:span text:style-name="T10">e</text:span><text:span text:style-name="T10">g</text:span><text:span text:style-name="T10">r</text:span><text:span text:style-name="T10">a</text:span><text:span text:style-name="T10">l </text:span><text:span text:style-name="T10">II</text:span></text:p>
          </draw:text-box>
        </draw:frame>
        <draw:frame draw:style-name="gr94" draw:text-style-name="P17" draw:layer="layout" svg:width="12.758cm" svg:height="1.673cm" svg:x="3.154cm" svg:y="9.138cm">
          <draw:text-box>
            <text:p>Integração definida, técnicas de integração,</text:p>
            <text:p>diferenciabilidade de funções de várias...</text:p>
          </draw:text-box>
        </draw:frame>
        <draw:frame draw:style-name="gr41" draw:text-style-name="P17" draw:layer="layout" svg:width="6cm" svg:height="0.962cm" svg:x="0.8cm" svg:y="0.1cm">
          <draw:text-box>
            <text:p>Busca</text:p>
          </draw:text-box>
        </draw:frame>
        <draw:frame draw:style-name="gr95" draw:text-style-name="P19" draw:layer="layout" svg:width="4.219cm" svg:height="1.119cm" svg:x="3.531cm" svg:y="6.102cm">
          <draw:text-box>
            <text:p><text:span text:style-name="T9">D</text:span><text:span text:style-name="T9">is</text:span><text:span text:style-name="T9">ci</text:span><text:span text:style-name="T9">pl</text:span><text:span text:style-name="T9">in</text:span><text:span text:style-name="T9">a</text:span><text:span text:style-name="T9">s</text:span></text:p>
          </draw:text-box>
        </draw:frame>
        <draw:frame draw:style-name="gr96" draw:text-style-name="P19" draw:layer="layout" svg:width="3.652cm" svg:height="1.119cm" svg:x="3.531cm" svg:y="16.903cm">
          <draw:text-box>
            <text:p><text:span text:style-name="T9">M</text:span><text:span text:style-name="T9">a</text:span><text:span text:style-name="T9">t</text:span><text:span text:style-name="T9">e</text:span><text:span text:style-name="T9">ri</text:span><text:span text:style-name="T9">ai</text:span><text:span text:style-name="T9">s</text:span></text:p>
          </draw:text-box>
        </draw:frame>
        <draw:custom-shape draw:style-name="gr27" draw:text-style-name="P3" draw:layer="layout" svg:width="0.5cm" svg:height="0.5cm" svg:x="2.901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7" draw:text-style-name="P3" draw:layer="layout" svg:width="0.5cm" svg:height="0.5cm" svg:x="2.902cm" svg:y="6.4cm">
          <text:p/>
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6" draw:text-style-name="P7" draw:layer="layout" svg:width="2.441cm" svg:height="0.962cm" svg:x="26.502cm" svg:y="0.1cm">
          <draw:text-box>
            <text:p><text:span text:style-name="T2">1</text:span><text:span text:style-name="T2">1 </text:span><text:span text:style-name="T2">/ </text:span><text:span text:style-name="T2">1</text:span><text:span text:style-name="T2">3</text:span></text:p>
          </draw:text-box>
        </draw:frame>
      </draw:page>
      <draw:page draw:name="page12" draw:style-name="dp1" draw:master-page-name="Default">
        <draw:custom-shape draw:style-name="gr1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7.7cm" svg:height="1.9cm" svg:x="1cm" svg:y="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3.9cm" svg:height="1.9cm" svg:x="7.9cm" svg:y="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0.8cm" svg:height="0.8cm" svg:x="8.6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5" draw:layer="layout" svg:x1="8.8cm" svg:y1="2.1cm" svg:x2="8.6cm" svg:y2="2.5cm">
          <text:p/>
        </draw:line>
        <draw:frame draw:style-name="gr21" draw:text-style-name="P37" draw:layer="layout" svg:width="11.25cm" svg:height="0.962cm" svg:x="9.625cm" svg:y="1.5cm">
          <draw:text-box>
            <text:p><text:span text:style-name="T23">C</text:span><text:span text:style-name="T23">ál</text:span><text:span text:style-name="T23">c</text:span><text:span text:style-name="T23">ul</text:span><text:span text:style-name="T23">o </text:span><text:span text:style-name="T23">II</text:span></text:p>
          </draw:text-box>
        </draw:frame>
        <draw:frame draw:style-name="gr22" draw:text-style-name="P13" draw:layer="layout" svg:width="3.533cm" svg:height="0.962cm" svg:x="22.6cm" svg:y="1.438cm">
          <draw:text-box>
            <text:p><text:span text:style-name="T6">O</text:span><text:span text:style-name="T6">lá</text:span><text:span text:style-name="T6">, </text:span><text:span text:style-name="T6">N</text:span><text:span text:style-name="T6">o</text:span><text:span text:style-name="T6">m</text:span><text:span text:style-name="T6">e</text:span></text:p>
          </draw:text-box>
        </draw:frame>
        <draw:frame draw:style-name="gr23" draw:text-style-name="P14" draw:layer="layout" svg:width="5.43cm" svg:height="1.352cm" svg:x="1.67cm" svg:y="1.248cm">
          <draw:text-box>
            <text:p><text:span text:style-name="T7">S</text:span><text:span text:style-name="T7">a</text:span><text:span text:style-name="T7">l</text:span><text:span text:style-name="T7">v</text:span><text:span text:style-name="T7">a</text:span><text:span text:style-name="T7">V</text:span><text:span text:style-name="T7">i</text:span><text:span text:style-name="T7">d</text:span><text:span text:style-name="T7">a</text:span><text:span text:style-name="T7">s</text:span></text:p>
          </draw:text-box>
        </draw:frame>
        <draw:custom-shape draw:style-name="gr24" draw:text-style-name="P15" draw:layer="layout" svg:width="1.6cm" svg:height="1.5cm" svg:x="26.5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6" draw:layer="layout" svg:width="10.4cm" svg:height="17.1cm" svg:x="18.3cm" svg:y="2.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4.4cm" svg:height="1.4cm" svg:x="18.8cm" svg:y="3.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0.5cm" svg:height="0.5cm" svg:x="22.4cm" svg:y="4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8" draw:text-style-name="P17" draw:layer="layout" svg:width="3.491cm" svg:height="0.962cm" svg:x="18.809cm" svg:y="3.9cm">
          <draw:text-box>
            <text:p>Novidades</text:p>
          </draw:text-box>
        </draw:frame>
        <draw:custom-shape draw:style-name="gr29" draw:text-style-name="P15" draw:layer="layout" svg:width="9.3cm" svg:height="3.1cm" svg:x="18.8cm" svg:y="5.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9.3cm" svg:height="3.1cm" svg:x="18.8cm" svg:y="9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9.3cm" svg:height="3.1cm" svg:x="18.8cm" svg:y="13.3cm">
          <text:p/>
          <draw:enhanced-geometry svg:viewBox="0 0 21600 21600" draw:type="rectangle" draw:enhanced-path="M 0 0 L 21600 0 21600 21600 0 21600 0 0 Z N"/>
        </draw:custom-shape>
        <draw:frame draw:style-name="gr30" draw:text-style-name="P18" draw:layer="layout" svg:width="6.657cm" svg:height="0.806cm" svg:x="18.8cm" svg:y="5.794cm">
          <draw:text-box>
            <text:p><text:span text:style-name="T8">Te</text:span><text:span text:style-name="T8">cn</text:span><text:span text:style-name="T8">ic</text:span><text:span text:style-name="T8">as </text:span><text:span text:style-name="T8">de </text:span><text:span text:style-name="T8">Pr</text:span><text:span text:style-name="T8">og</text:span><text:span text:style-name="T8">ra</text:span><text:span text:style-name="T8">m</text:span><text:span text:style-name="T8">aç</text:span><text:span text:style-name="T8">ão </text:span><text:span text:style-name="T8">II</text:span></text:p>
          </draw:text-box>
        </draw:frame>
        <draw:frame draw:style-name="gr31" draw:text-style-name="P18" draw:layer="layout" svg:width="5.789cm" svg:height="0.806cm" svg:x="18.801cm" svg:y="9.594cm">
          <draw:text-box>
            <text:p><text:span text:style-name="T8">Ci</text:span><text:span text:style-name="T8">ên</text:span><text:span text:style-name="T8">ci</text:span><text:span text:style-name="T8">a </text:span><text:span text:style-name="T8">da </text:span><text:span text:style-name="T8">C</text:span><text:span text:style-name="T8">o</text:span><text:span text:style-name="T8">m</text:span><text:span text:style-name="T8">pu</text:span><text:span text:style-name="T8">ta</text:span><text:span text:style-name="T8">çã</text:span><text:span text:style-name="T8">o</text:span></text:p>
          </draw:text-box>
        </draw:frame>
        <draw:frame draw:style-name="gr32" draw:text-style-name="P18" draw:layer="layout" svg:width="5.468cm" svg:height="0.806cm" svg:x="18.801cm" svg:y="13.394cm">
          <draw:text-box>
            <text:p><text:span text:style-name="T8">Al</text:span><text:span text:style-name="T8">go</text:span><text:span text:style-name="T8">rit</text:span><text:span text:style-name="T8">h</text:span><text:span text:style-name="T8">m</text:span><text:span text:style-name="T8">s, </text:span><text:span text:style-name="T8">4t</text:span><text:span text:style-name="T8">h </text:span><text:span text:style-name="T8">E</text:span><text:span text:style-name="T8">dit</text:span><text:span text:style-name="T8">io</text:span><text:span text:style-name="T8">n</text:span></text:p>
          </draw:text-box>
        </draw:frame>
        <draw:frame draw:style-name="gr33" draw:text-style-name="P17" draw:layer="layout" svg:width="9.3cm" svg:height="1.673cm" svg:x="18.8cm" svg:y="14.3cm">
          <draw:text-box>
            <text:p>Novo insight: “Sobre árvores rubro-negras”</text:p>
          </draw:text-box>
        </draw:frame>
        <draw:custom-shape draw:style-name="gr26" draw:text-style-name="P4" draw:layer="layout" svg:width="4.4cm" svg:height="1.4cm" svg:x="23.7cm" svg:y="3.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0.5cm" svg:height="0.5cm" svg:x="27.301cm" svg:y="4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4" draw:text-style-name="P17" draw:layer="layout" svg:width="1.92cm" svg:height="0.962cm" svg:x="23.71cm" svg:y="3.9cm">
          <draw:text-box>
            <text:p>Tudo</text:p>
          </draw:text-box>
        </draw:frame>
        <draw:frame draw:style-name="gr33" draw:text-style-name="P17" draw:layer="layout" svg:width="9.3cm" svg:height="1.673cm" svg:x="18.8cm" svg:y="10.401cm">
          <draw:text-box>
            <text:p>Nova disciplina: Análise de Algoritmos</text:p>
          </draw:text-box>
        </draw:frame>
        <draw:frame draw:style-name="gr33" draw:text-style-name="P17" draw:layer="layout" svg:width="9.3cm" svg:height="1.673cm" svg:x="18.8cm" svg:y="6.601cm">
          <draw:text-box>
            <text:p>Novo material: The Practice of Programming</text:p>
          </draw:text-box>
        </draw:frame>
        <draw:frame draw:style-name="gr33" draw:text-style-name="P17" draw:layer="layout" svg:width="16.646cm" svg:height="1.673cm" svg:x="1.654cm" svg:y="3.538cm">
          <draw:text-box>
            <text:p><text:span text:style-name="T13">B</text:span><text:span text:style-name="T13">u</text:span><text:span text:style-name="T13">s</text:span><text:span text:style-name="T13">c</text:span><text:span text:style-name="T13">a </text:span><text:span text:style-name="T13">&gt; </text:span><text:span text:style-name="T13">“</text:span><text:span text:style-name="T11">C</text:span><text:span text:style-name="T11">ál</text:span><text:span text:style-name="T11">c</text:span><text:span text:style-name="T11">ul</text:span><text:span text:style-name="T11">o </text:span><text:span text:style-name="T11">II</text:span><text:span text:style-name="T13">” </text:span><text:span text:style-name="T13">&gt; </text:span><text:span text:style-name="T13">C</text:span><text:span text:style-name="T13">ál</text:span><text:span text:style-name="T13">c</text:span><text:span text:style-name="T13">ul</text:span><text:span text:style-name="T13">o </text:span><text:span text:style-name="T13">Di</text:span><text:span text:style-name="T13">fe</text:span><text:span text:style-name="T13">re</text:span><text:span text:style-name="T13">n</text:span><text:span text:style-name="T13">ci</text:span><text:span text:style-name="T13">al </text:span><text:span text:style-name="T13">e </text:span><text:span text:style-name="T13">In</text:span><text:span text:style-name="T13">te</text:span><text:span text:style-name="T13">gr</text:span><text:span text:style-name="T13">al </text:span><text:span text:style-name="T13">II</text:span></text:p>
          </draw:text-box>
        </draw:frame>
        <draw:frame draw:style-name="gr36" draw:text-style-name="P19" draw:layer="layout" svg:width="11.081cm" svg:height="1.119cm" svg:x="1.7cm" svg:y="4.781cm">
          <draw:text-box>
            <text:p><text:span text:style-name="T9">C</text:span><text:span text:style-name="T9">ál</text:span><text:span text:style-name="T9">c</text:span><text:span text:style-name="T9">ul</text:span><text:span text:style-name="T9">o </text:span><text:span text:style-name="T9">D</text:span><text:span text:style-name="T9">if</text:span><text:span text:style-name="T9">e</text:span><text:span text:style-name="T9">r</text:span><text:span text:style-name="T9">e</text:span><text:span text:style-name="T9">n</text:span><text:span text:style-name="T9">ci</text:span><text:span text:style-name="T9">al </text:span><text:span text:style-name="T9">e </text:span><text:span text:style-name="T9">I</text:span><text:span text:style-name="T9">n</text:span><text:span text:style-name="T9">t</text:span><text:span text:style-name="T9">e</text:span><text:span text:style-name="T9">g</text:span><text:span text:style-name="T9">r</text:span><text:span text:style-name="T9">al </text:span><text:span text:style-name="T9">II</text:span></text:p>
          </draw:text-box>
        </draw:frame>
        <draw:frame draw:style-name="gr33" draw:text-style-name="P17" draw:layer="layout" svg:width="22.9cm" svg:height="1.673cm" svg:x="0.8cm" svg:y="0.1cm">
          <draw:text-box>
            <text:p>Visão da disciplina antes de inscrição (mesmo layout para cursos)</text:p>
          </draw:text-box>
        </draw:frame>
        <draw:frame draw:style-name="gr16" draw:text-style-name="P7" draw:layer="layout" svg:width="2.441cm" svg:height="0.962cm" svg:x="26.502cm" svg:y="0.1cm">
          <draw:text-box>
            <text:p><text:span text:style-name="T2">1</text:span><text:span text:style-name="T2">2 </text:span><text:span text:style-name="T2">/ </text:span><text:span text:style-name="T2">1</text:span><text:span text:style-name="T2">3</text:span></text:p>
          </draw:text-box>
        </draw:frame>
        <draw:custom-shape draw:style-name="gr35" draw:text-style-name="P5" draw:layer="layout" svg:width="13.5cm" svg:height="4cm" svg:x="2.8cm" svg:y="15cm">
          <text:p/>
          <draw:enhanced-geometry svg:viewBox="0 0 21600 21600" draw:type="rectangle" draw:enhanced-path="M 0 0 L 21600 0 21600 21600 0 21600 0 0 Z N"/>
        </draw:custom-shape>
        <draw:frame draw:style-name="gr53" draw:text-style-name="P20" draw:layer="layout" svg:width="11.043cm" svg:height="1.195cm" svg:x="3.1cm" svg:y="15.338cm">
          <draw:text-box>
            <text:p><text:span text:style-name="T10">U</text:span><text:span text:style-name="T10">m</text:span><text:span text:style-name="T10"> </text:span><text:span text:style-name="T10">C</text:span><text:span text:style-name="T10">u</text:span><text:span text:style-name="T10">r</text:span><text:span text:style-name="T10">s</text:span><text:span text:style-name="T10">o </text:span><text:span text:style-name="T10">d</text:span><text:span text:style-name="T10">e </text:span><text:span text:style-name="T10">C</text:span><text:span text:style-name="T10">á</text:span><text:span text:style-name="T10">lc</text:span><text:span text:style-name="T10">u</text:span><text:span text:style-name="T10">l</text:span><text:span text:style-name="T10">o</text:span><text:span text:style-name="T10">, </text:span><text:span text:style-name="T10">v</text:span><text:span text:style-name="T10">o</text:span><text:span text:style-name="T10">l. </text:span><text:span text:style-name="T10">II</text:span></text:p>
          </draw:text-box>
        </draw:frame>
        <draw:frame draw:style-name="gr54" draw:text-style-name="P17" draw:layer="layout" svg:width="3.317cm" svg:height="0.962cm" svg:x="3.154cm" svg:y="16.638cm">
          <draw:text-box>
            <text:p>Guidorizzi</text:p>
          </draw:text-box>
        </draw:frame>
        <draw:frame draw:style-name="gr40" draw:text-style-name="P17" draw:layer="layout" svg:width="9.307cm" svg:height="0.962cm" svg:x="3.155cm" svg:y="17.638cm">
          <draw:text-box>
            <text:p>Última atualização: 2 dias atrás</text:p>
          </draw:text-box>
        </draw:frame>
        <draw:frame draw:style-name="gr98" draw:text-style-name="P17" draw:layer="layout" svg:width="16.133cm" svg:height="5.939cm" svg:x="1.767cm" svg:y="6.072cm">
          <draw:text-box>
            <text:p>Cálculo diferencial de funções de duas ou mais variáveis.</text:p>
            <text:p>Funções de duas ou mais variáveis: limites, continuidade, diferenciabilidade; Gradiente; Regra da cadeia; Teorema do Valor Médio; Derivadas de ordem superior; Teorema de Schwarz (enunciado); Fórmula de Taylor; Máximos e Mínimos; Multiplicadores de Lagrange.</text:p>
          </draw:text-box>
        </draw:frame>
        <draw:custom-shape draw:style-name="gr99" draw:text-style-name="P22" draw:layer="layout" svg:width="3.3cm" svg:height="1.8cm" svg:x="13cm" svg:y="12.4cm">
          <text:p text:style-name="P9"><text:span text:style-name="T15">Seguir</text:span></text:p>
          <draw:enhanced-geometry svg:viewBox="0 0 21600 21600" draw:type="rectangle" draw:enhanced-path="M 0 0 L 21600 0 21600 21600 0 21600 0 0 Z N"/>
        </draw:custom-shape>
        <draw:frame draw:style-name="gr66" draw:text-style-name="P17" draw:layer="layout" svg:width="4.828cm" svg:height="0.962cm" svg:x="2.7cm" svg:y="12.8cm">
          <draw:text-box>
            <text:p>223 seguidores</text:p>
          </draw:text-box>
        </draw:frame>
      </draw:page>
      <draw:page draw:name="page13" draw:style-name="dp1" draw:master-page-name="Default">
        <draw:custom-shape draw:style-name="gr1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7.7cm" svg:height="1.9cm" svg:x="1cm" svg:y="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3.9cm" svg:height="1.9cm" svg:x="7.9cm" svg:y="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0.8cm" svg:height="0.8cm" svg:x="8.6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5" draw:layer="layout" svg:x1="8.8cm" svg:y1="2.1cm" svg:x2="8.6cm" svg:y2="2.5cm">
          <text:p/>
        </draw:line>
        <draw:frame draw:style-name="gr21" draw:text-style-name="P37" draw:layer="layout" svg:width="11.25cm" svg:height="0.962cm" svg:x="9.625cm" svg:y="1.5cm">
          <draw:text-box>
            <text:p><text:span text:style-name="T23">C</text:span><text:span text:style-name="T23">ál</text:span><text:span text:style-name="T23">c</text:span><text:span text:style-name="T23">ul</text:span><text:span text:style-name="T23">o </text:span><text:span text:style-name="T23">II</text:span></text:p>
          </draw:text-box>
        </draw:frame>
        <draw:frame draw:style-name="gr22" draw:text-style-name="P13" draw:layer="layout" svg:width="3.533cm" svg:height="0.962cm" svg:x="22.6cm" svg:y="1.438cm">
          <draw:text-box>
            <text:p><text:span text:style-name="T6">O</text:span><text:span text:style-name="T6">lá</text:span><text:span text:style-name="T6">, </text:span><text:span text:style-name="T6">N</text:span><text:span text:style-name="T6">o</text:span><text:span text:style-name="T6">m</text:span><text:span text:style-name="T6">e</text:span></text:p>
          </draw:text-box>
        </draw:frame>
        <draw:frame draw:style-name="gr23" draw:text-style-name="P14" draw:layer="layout" svg:width="5.43cm" svg:height="1.352cm" svg:x="1.67cm" svg:y="1.248cm">
          <draw:text-box>
            <text:p><text:span text:style-name="T7">S</text:span><text:span text:style-name="T7">a</text:span><text:span text:style-name="T7">l</text:span><text:span text:style-name="T7">v</text:span><text:span text:style-name="T7">a</text:span><text:span text:style-name="T7">V</text:span><text:span text:style-name="T7">i</text:span><text:span text:style-name="T7">d</text:span><text:span text:style-name="T7">a</text:span><text:span text:style-name="T7">s</text:span></text:p>
          </draw:text-box>
        </draw:frame>
        <draw:custom-shape draw:style-name="gr24" draw:text-style-name="P15" draw:layer="layout" svg:width="1.6cm" svg:height="1.5cm" svg:x="26.5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6" draw:layer="layout" svg:width="10.4cm" svg:height="17.1cm" svg:x="18.3cm" svg:y="2.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4.4cm" svg:height="1.4cm" svg:x="18.8cm" svg:y="3.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0.5cm" svg:height="0.5cm" svg:x="22.4cm" svg:y="4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8" draw:text-style-name="P17" draw:layer="layout" svg:width="3.491cm" svg:height="0.962cm" svg:x="18.809cm" svg:y="3.9cm">
          <draw:text-box>
            <text:p>Novidades</text:p>
          </draw:text-box>
        </draw:frame>
        <draw:custom-shape draw:style-name="gr29" draw:text-style-name="P15" draw:layer="layout" svg:width="9.3cm" svg:height="3.1cm" svg:x="18.8cm" svg:y="5.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9.3cm" svg:height="3.1cm" svg:x="18.8cm" svg:y="9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9.3cm" svg:height="3.1cm" svg:x="18.8cm" svg:y="13.3cm">
          <text:p/>
          <draw:enhanced-geometry svg:viewBox="0 0 21600 21600" draw:type="rectangle" draw:enhanced-path="M 0 0 L 21600 0 21600 21600 0 21600 0 0 Z N"/>
        </draw:custom-shape>
        <draw:frame draw:style-name="gr30" draw:text-style-name="P18" draw:layer="layout" svg:width="6.657cm" svg:height="0.806cm" svg:x="18.8cm" svg:y="5.794cm">
          <draw:text-box>
            <text:p><text:span text:style-name="T8">Te</text:span><text:span text:style-name="T8">cn</text:span><text:span text:style-name="T8">ic</text:span><text:span text:style-name="T8">as </text:span><text:span text:style-name="T8">de </text:span><text:span text:style-name="T8">Pr</text:span><text:span text:style-name="T8">og</text:span><text:span text:style-name="T8">ra</text:span><text:span text:style-name="T8">m</text:span><text:span text:style-name="T8">aç</text:span><text:span text:style-name="T8">ão </text:span><text:span text:style-name="T8">II</text:span></text:p>
          </draw:text-box>
        </draw:frame>
        <draw:frame draw:style-name="gr31" draw:text-style-name="P18" draw:layer="layout" svg:width="5.789cm" svg:height="0.806cm" svg:x="18.801cm" svg:y="9.594cm">
          <draw:text-box>
            <text:p><text:span text:style-name="T8">Ci</text:span><text:span text:style-name="T8">ên</text:span><text:span text:style-name="T8">ci</text:span><text:span text:style-name="T8">a </text:span><text:span text:style-name="T8">da </text:span><text:span text:style-name="T8">C</text:span><text:span text:style-name="T8">o</text:span><text:span text:style-name="T8">m</text:span><text:span text:style-name="T8">pu</text:span><text:span text:style-name="T8">ta</text:span><text:span text:style-name="T8">çã</text:span><text:span text:style-name="T8">o</text:span></text:p>
          </draw:text-box>
        </draw:frame>
        <draw:frame draw:style-name="gr32" draw:text-style-name="P18" draw:layer="layout" svg:width="5.468cm" svg:height="0.806cm" svg:x="18.801cm" svg:y="13.394cm">
          <draw:text-box>
            <text:p><text:span text:style-name="T8">Al</text:span><text:span text:style-name="T8">go</text:span><text:span text:style-name="T8">rit</text:span><text:span text:style-name="T8">h</text:span><text:span text:style-name="T8">m</text:span><text:span text:style-name="T8">s, </text:span><text:span text:style-name="T8">4t</text:span><text:span text:style-name="T8">h </text:span><text:span text:style-name="T8">E</text:span><text:span text:style-name="T8">dit</text:span><text:span text:style-name="T8">io</text:span><text:span text:style-name="T8">n</text:span></text:p>
          </draw:text-box>
        </draw:frame>
        <draw:frame draw:style-name="gr33" draw:text-style-name="P17" draw:layer="layout" svg:width="9.3cm" svg:height="1.673cm" svg:x="18.8cm" svg:y="14.3cm">
          <draw:text-box>
            <text:p>Novo insight: “Sobre árvores rubro-negras”</text:p>
          </draw:text-box>
        </draw:frame>
        <draw:custom-shape draw:style-name="gr26" draw:text-style-name="P4" draw:layer="layout" svg:width="4.4cm" svg:height="1.4cm" svg:x="23.7cm" svg:y="3.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0.5cm" svg:height="0.5cm" svg:x="27.301cm" svg:y="4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4" draw:text-style-name="P17" draw:layer="layout" svg:width="1.92cm" svg:height="0.962cm" svg:x="23.71cm" svg:y="3.9cm">
          <draw:text-box>
            <text:p>Tudo</text:p>
          </draw:text-box>
        </draw:frame>
        <draw:frame draw:style-name="gr33" draw:text-style-name="P17" draw:layer="layout" svg:width="9.3cm" svg:height="1.673cm" svg:x="18.8cm" svg:y="10.401cm">
          <draw:text-box>
            <text:p>Nova disciplina: Análise de Algoritmos</text:p>
          </draw:text-box>
        </draw:frame>
        <draw:frame draw:style-name="gr33" draw:text-style-name="P17" draw:layer="layout" svg:width="9.3cm" svg:height="1.673cm" svg:x="18.8cm" svg:y="6.601cm">
          <draw:text-box>
            <text:p>Novo material: The Practice of Programming</text:p>
          </draw:text-box>
        </draw:frame>
        <draw:frame draw:style-name="gr33" draw:text-style-name="P17" draw:layer="layout" svg:width="16.646cm" svg:height="1.673cm" svg:x="1.654cm" svg:y="3.538cm">
          <draw:text-box>
            <text:p><text:span text:style-name="T13">B</text:span><text:span text:style-name="T13">u</text:span><text:span text:style-name="T13">s</text:span><text:span text:style-name="T13">c</text:span><text:span text:style-name="T13">a </text:span><text:span text:style-name="T13">&gt; </text:span><text:span text:style-name="T13">“</text:span><text:span text:style-name="T11">C</text:span><text:span text:style-name="T11">ál</text:span><text:span text:style-name="T11">c</text:span><text:span text:style-name="T11">u.</text:span><text:span text:style-name="T11">..</text:span><text:span text:style-name="T13">” </text:span><text:span text:style-name="T13">&gt; </text:span><text:span text:style-name="T11">C</text:span><text:span text:style-name="T11">ál</text:span><text:span text:style-name="T11">c</text:span><text:span text:style-name="T11">ul</text:span><text:span text:style-name="T11">o </text:span><text:span text:style-name="T11">Di</text:span><text:span text:style-name="T11">…</text:span><text:span text:style-name="T13"> &gt; </text:span><text:span text:style-name="T13">U</text:span><text:span text:style-name="T13">m </text:span><text:span text:style-name="T13">C</text:span><text:span text:style-name="T13">ur</text:span><text:span text:style-name="T13">s</text:span><text:span text:style-name="T13">o </text:span><text:span text:style-name="T13">d</text:span><text:span text:style-name="T13">e </text:span><text:span text:style-name="T13">C</text:span><text:span text:style-name="T13">ál</text:span><text:span text:style-name="T13">...</text:span></text:p>
          </draw:text-box>
        </draw:frame>
        <draw:frame draw:style-name="gr36" draw:text-style-name="P19" draw:layer="layout" svg:width="10.167cm" svg:height="1.119cm" svg:x="1.7cm" svg:y="4.781cm">
          <draw:text-box>
            <text:p><text:span text:style-name="T9">U</text:span><text:span text:style-name="T9">m</text:span><text:span text:style-name="T9"> </text:span><text:span text:style-name="T9">C</text:span><text:span text:style-name="T9">u</text:span><text:span text:style-name="T9">r</text:span><text:span text:style-name="T9">s</text:span><text:span text:style-name="T9">o </text:span><text:span text:style-name="T9">d</text:span><text:span text:style-name="T9">e </text:span><text:span text:style-name="T9">C</text:span><text:span text:style-name="T9">ál</text:span><text:span text:style-name="T9">c</text:span><text:span text:style-name="T9">ul</text:span><text:span text:style-name="T9">o</text:span><text:span text:style-name="T9">, </text:span><text:span text:style-name="T9">v</text:span><text:span text:style-name="T9">ol</text:span><text:span text:style-name="T9">. </text:span><text:span text:style-name="T9">II</text:span></text:p>
          </draw:text-box>
        </draw:frame>
        <draw:frame draw:style-name="gr33" draw:text-style-name="P17" draw:layer="layout" svg:width="22.9cm" svg:height="1.673cm" svg:x="0.8cm" svg:y="0.1cm">
          <draw:text-box>
            <text:p>Visão do material antes de inscrição</text:p>
          </draw:text-box>
        </draw:frame>
        <draw:frame draw:style-name="gr16" draw:text-style-name="P7" draw:layer="layout" svg:width="2.441cm" svg:height="0.962cm" svg:x="26.502cm" svg:y="0.1cm">
          <draw:text-box>
            <text:p><text:span text:style-name="T2">1</text:span><text:span text:style-name="T2">3 </text:span><text:span text:style-name="T2">/ </text:span><text:span text:style-name="T2">1</text:span><text:span text:style-name="T2">3</text:span></text:p>
          </draw:text-box>
        </draw:frame>
        <draw:frame draw:style-name="gr100" draw:text-style-name="P17" draw:layer="layout" svg:width="16.133cm" svg:height="3.095cm" svg:x="1.767cm" svg:y="6.072cm">
          <draw:text-box>
            <text:p><text:span text:style-name="T19">O </text:span><text:span text:style-name="T19">te</text:span><text:span text:style-name="T19">xt</text:span><text:span text:style-name="T19">o </text:span><text:span text:style-name="T19">é, </text:span><text:span text:style-name="T19">p</text:span><text:span text:style-name="T19">or</text:span><text:span text:style-name="T19">ta</text:span><text:span text:style-name="T19">nt</text:span><text:span text:style-name="T19">o, </text:span><text:span text:style-name="T19">fr</text:span><text:span text:style-name="T19">ut</text:span><text:span text:style-name="T19">o </text:span><text:span text:style-name="T19">d</text:span><text:span text:style-name="T19">e </text:span><text:span text:style-name="T19">u</text:span><text:span text:style-name="T19">m</text:span><text:span text:style-name="T19">a </text:span><text:span text:style-name="T19">e</text:span><text:span text:style-name="T19">x</text:span><text:span text:style-name="T19">p</text:span><text:span text:style-name="T19">er</text:span><text:span text:style-name="T19">iê</text:span><text:span text:style-name="T19">n</text:span><text:span text:style-name="T19">ci</text:span><text:span text:style-name="T19">a </text:span><text:span text:style-name="T19">fa</text:span><text:span text:style-name="T19">s</text:span><text:span text:style-name="T19">ci</text:span><text:span text:style-name="T19">n</text:span><text:span text:style-name="T19">a</text:span><text:span text:style-name="T19">nt</text:span><text:span text:style-name="T19">e </text:span><text:span text:style-name="T19">d</text:span><text:span text:style-name="T19">o </text:span><text:span text:style-name="T19">a</text:span><text:span text:style-name="T19">ut</text:span><text:span text:style-name="T19">or </text:span><text:span text:style-name="T19">a</text:span><text:span text:style-name="T19">o </text:span><text:span text:style-name="T19">lo</text:span><text:span text:style-name="T19">n</text:span><text:span text:style-name="T19">g</text:span><text:span text:style-name="T19">o </text:span><text:span text:style-name="T19">d</text:span><text:span text:style-name="T19">o</text:span><text:span text:style-name="T19">s </text:span><text:span text:style-name="T19">úl</text:span><text:span text:style-name="T19">ti</text:span><text:span text:style-name="T19">m</text:span><text:span text:style-name="T19">o</text:span><text:span text:style-name="T19">s </text:span><text:span text:style-name="T19">a</text:span><text:span text:style-name="T19">n</text:span><text:span text:style-name="T19">o</text:span><text:span text:style-name="T19">s. </text:span><text:span text:style-name="T19">N</text:span><text:span text:style-name="T19">e</text:span><text:span text:style-name="T19">st</text:span><text:span text:style-name="T19">a </text:span><text:span text:style-name="T19">5ª </text:span><text:span text:style-name="T19">e</text:span><text:span text:style-name="T19">di</text:span><text:span text:style-name="T19">ç</text:span><text:span text:style-name="T19">ã</text:span><text:span text:style-name="T19">o, </text:span><text:span text:style-name="T19">al</text:span><text:span text:style-name="T19">é</text:span><text:span text:style-name="T19">m </text:span><text:span text:style-name="T19">d</text:span><text:span text:style-name="T19">o</text:span><text:span text:style-name="T19">s </text:span><text:span text:style-name="T19">c</text:span><text:span text:style-name="T19">a</text:span><text:span text:style-name="T19">pí</text:span><text:span text:style-name="T19">tu</text:span><text:span text:style-name="T19">lo</text:span><text:span text:style-name="T19">s </text:span><text:span text:style-name="T19">n</text:span><text:span text:style-name="T19">o</text:span><text:span text:style-name="T19">v</text:span><text:span text:style-name="T19">o</text:span><text:span text:style-name="T19">s </text:span><text:span text:style-name="T19">e </text:span><text:span text:style-name="T19">d</text:span><text:span text:style-name="T19">o </text:span><text:span text:style-name="T19">n</text:span><text:span text:style-name="T19">o</text:span><text:span text:style-name="T19">v</text:span><text:span text:style-name="T19">o </text:span><text:span text:style-name="T19">vi</text:span><text:span text:style-name="T19">s</text:span><text:span text:style-name="T19">u</text:span><text:span text:style-name="T19">al </text:span><text:span text:style-name="T19">d</text:span><text:span text:style-name="T19">a</text:span><text:span text:style-name="T19">s </text:span><text:span text:style-name="T19">fi</text:span><text:span text:style-name="T19">g</text:span><text:span text:style-name="T19">ur</text:span><text:span text:style-name="T19">a</text:span><text:span text:style-name="T19">s, </text:span><text:span text:style-name="T19">lo</text:span><text:span text:style-name="T19">re</text:span><text:span text:style-name="T19">m </text:span><text:span text:style-name="T19">ip</text:span><text:span text:style-name="T19">s</text:span><text:span text:style-name="T19">u</text:span><text:span text:style-name="T19">m </text:span><text:span text:style-name="T19">d</text:span><text:span text:style-name="T19">ol</text:span><text:span text:style-name="T19">or </text:span><text:span text:style-name="T19">si</text:span><text:span text:style-name="T19">t </text:span><text:span text:style-name="T19">a</text:span><text:span text:style-name="T19">m</text:span><text:span text:style-name="T19">et</text:span><text:span text:style-name="T19">...</text:span></text:p>
          </draw:text-box>
        </draw:frame>
        <draw:custom-shape draw:style-name="gr99" draw:text-style-name="P22" draw:layer="layout" svg:width="3.3cm" svg:height="1.8cm" svg:x="13.5cm" svg:y="13.4cm">
          <text:p text:style-name="P9"><text:span text:style-name="T15">Seguir</text:span></text:p>
          <draw:enhanced-geometry svg:viewBox="0 0 21600 21600" draw:type="rectangle" draw:enhanced-path="M 0 0 L 21600 0 21600 21600 0 21600 0 0 Z N"/>
        </draw:custom-shape>
        <draw:frame draw:style-name="gr66" draw:text-style-name="P17" draw:layer="layout" svg:width="5.18cm" svg:height="0.962cm" svg:x="1.9cm" svg:y="13.8cm">
          <draw:text-box>
            <text:p>1550 seguidores</text:p>
          </draw:text-box>
        </draw:frame>
        <draw:frame draw:style-name="gr33" draw:text-style-name="P17" draw:layer="layout" svg:width="3.446cm" svg:height="1.673cm" svg:x="13.254cm" svg:y="4.841cm">
          <draw:text-box>
            <text:p><text:span text:style-name="T11">D</text:span><text:span text:style-name="T11">e</text:span><text:span text:style-name="T11">n</text:span><text:span text:style-name="T11">u</text:span><text:span text:style-name="T11">n</text:span><text:span text:style-name="T11">ci</text:span><text:span text:style-name="T11">ar</text:span></text:p>
          </draw:text-box>
        </draw:frame>
        <draw:frame draw:style-name="gr72" draw:text-style-name="P33" draw:layer="layout" svg:width="7.356cm" svg:height="0.806cm" svg:x="1.8cm" svg:y="11.8cm">
          <draw:text-box>
            <text:p text:style-name="P27"><text:span text:style-name="T18">Ta</text:span><text:span text:style-name="T18">gs</text:span><text:span text:style-name="T18">: </text:span><text:span text:style-name="T24">m</text:span><text:span text:style-name="T24">uit</text:span><text:span text:style-name="T24">os </text:span><text:span text:style-name="T24">ex</text:span><text:span text:style-name="T24">er</text:span><text:span text:style-name="T24">cí</text:span><text:span text:style-name="T24">ci</text:span><text:span text:style-name="T24">os</text:span><text:span text:style-name="T18"> </text:span><text:span text:style-name="T24">cá</text:span><text:span text:style-name="T24">lc</text:span><text:span text:style-name="T24">ul</text:span><text:span text:style-name="T24">o</text:span></text:p>
          </draw:text-box>
        </draw:frame>
        <draw:frame draw:style-name="gr66" draw:text-style-name="P38" draw:layer="layout" svg:width="2.932cm" svg:height="0.962cm" svg:x="14.3cm" svg:y="9.3cm">
          <draw:text-box>
            <text:p><text:span text:style-name="T11">L</text:span><text:span text:style-name="T11">er </text:span><text:span text:style-name="T11">m</text:span><text:span text:style-name="T11">ai</text:span><text:span text:style-name="T11">s</text:span></text:p>
          </draw:text-box>
        </draw:frame>
        <draw:frame draw:style-name="gr66" draw:text-style-name="P38" draw:layer="layout" svg:width="9.202cm" svg:height="2.384cm" svg:x="1.8cm" svg:y="9.3cm">
          <draw:text-box>
            <text:p><text:span text:style-name="T13">A</text:span><text:span text:style-name="T13">ut</text:span><text:span text:style-name="T13">or</text:span><text:span text:style-name="T13">: </text:span><text:span text:style-name="T13">H</text:span><text:span text:style-name="T13">a</text:span><text:span text:style-name="T13">m</text:span><text:span text:style-name="T13">ilt</text:span><text:span text:style-name="T13">o</text:span><text:span text:style-name="T13">n </text:span><text:span text:style-name="T13">L</text:span><text:span text:style-name="T13">ui</text:span><text:span text:style-name="T13">z </text:span><text:span text:style-name="T13">G</text:span><text:span text:style-name="T13">ui</text:span><text:span text:style-name="T13">d</text:span><text:span text:style-name="T13">or</text:span><text:span text:style-name="T13">iz</text:span><text:span text:style-name="T13">zi</text:span></text:p>
            <text:p><text:span text:style-name="T13">E</text:span><text:span text:style-name="T13">di</text:span><text:span text:style-name="T13">ç</text:span><text:span text:style-name="T13">ã</text:span><text:span text:style-name="T13">o: </text:span><text:span text:style-name="T13">5ª</text:span></text:p>
            <text:p><text:span text:style-name="T13">E</text:span><text:span text:style-name="T13">di</text:span><text:span text:style-name="T13">to</text:span><text:span text:style-name="T13">ra</text:span><text:span text:style-name="T13">: </text:span><text:span text:style-name="T13">L</text:span><text:span text:style-name="T13">T</text:span><text:span text:style-name="T13">C</text:span></text:p>
          </draw:text-box>
        </draw:frame>
        <draw:custom-shape draw:style-name="gr71" draw:text-style-name="P15" draw:layer="layout" svg:width="1.2cm" svg:height="1cm" svg:x="15.601cm" svg:y="11.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66" draw:text-style-name="P7" draw:layer="layout" svg:width="1.556cm" svg:height="0.962cm" svg:x="14.101cm" svg:y="11.9cm">
          <draw:text-box>
            <text:p text:style-name="P23">455</text:p>
          </draw:text-box>
        </draw:frame>
        <draw:custom-shape draw:style-name="gr101" draw:text-style-name="P5" draw:layer="layout" svg:width="13.5cm" svg:height="2.699cm" svg:x="2.801cm" svg:y="17.301cm">
          <text:p/>
          <draw:enhanced-geometry svg:viewBox="0 0 21600 21600" draw:type="rectangle" draw:enhanced-path="M 0 0 L 21600 0 21600 21600 0 21600 0 0 Z N"/>
        </draw:custom-shape>
        <draw:frame draw:style-name="gr59" draw:text-style-name="P17" draw:layer="layout" svg:width="11.001cm" svg:height="0.962cm" svg:x="3.056cm" svg:y="17.539cm">
          <draw:text-box>
            <text:p>Significado geométrico do vetor gra...</text:p>
          </draw:text-box>
        </draw:frame>
        <draw:frame draw:style-name="gr60" draw:text-style-name="P19" draw:layer="layout" svg:width="3.182cm" svg:height="1.119cm" svg:x="2.532cm" svg:y="15.802cm">
          <draw:text-box>
            <text:p><text:span text:style-name="T9">I</text:span><text:span text:style-name="T9">n</text:span><text:span text:style-name="T9">si</text:span><text:span text:style-name="T9">g</text:span><text:span text:style-name="T9">h</text:span><text:span text:style-name="T9">ts</text:span></text:p>
          </draw:text-box>
        </draw:frame>
        <draw:frame draw:style-name="gr61" draw:text-style-name="P31" draw:layer="layout" svg:width="5.07cm" svg:height="0.806cm" svg:x="3.101cm" svg:y="18.401cm">
          <draw:text-box>
            <text:p><text:span text:style-name="T16">P</text:span><text:span text:style-name="T16">or </text:span><text:span text:style-name="T17">D</text:span><text:span text:style-name="T17">an</text:span><text:span text:style-name="T17">iel</text:span><text:span text:style-name="T17">a </text:span><text:span text:style-name="T17">D</text:span><text:span text:style-name="T17">an</text:span><text:span text:style-name="T17">úb</text:span><text:span text:style-name="T17">io</text:span></text:p>
          </draw:text-box>
        </draw:frame>
        <draw:custom-shape draw:style-name="gr65" draw:text-style-name="P3" draw:layer="layout" svg:width="0.9cm" svg:height="0.8cm" svg:x="15.101cm" svg:y="17.50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66" draw:text-style-name="P17" draw:layer="layout" svg:width="1.205cm" svg:height="0.962cm" svg:x="14cm" svg:y="17.501cm">
          <draw:text-box>
            <text:p>1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30T07:47:08.180002964</meta:creation-date>
    <dc:date>2019-05-30T15:06:28.688332961</dc:date>
    <meta:editing-duration>PT1H2M16S</meta:editing-duration>
    <meta:editing-cycles>14</meta:editing-cycles>
    <meta:generator>LibreOffice/6.0.7.3$Linux_X86_64 LibreOffice_project/00m0$Build-3</meta:generator>
    <meta:document-statistic meta:object-count="463"/>
  </office:meta>
</office:document-meta>
</file>